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3Font_14" svg:font-family="T3Font_14" style:font-family-generic="swiss" svg:panose-1="0 0 0 0 0 0 0 0 0 0"/>
    <style:font-face style:name="T3Font_15" svg:font-family="T3Font_15" style:font-family-generic="swiss" svg:panose-1="0 0 0 0 0 0 0 0 0 0"/>
    <style:font-face style:name="T3Font_16" svg:font-family="T3Font_16" style:font-family-generic="swiss" svg:panose-1="0 0 0 0 0 0 0 0 0 0"/>
    <style:font-face style:name="T3Font_17" svg:font-family="T3Font_17" style:font-family-generic="swiss" svg:panose-1="0 0 0 0 0 0 0 0 0 0"/>
    <style:font-face style:name="T3Font_18" svg:font-family="T3Font_18" style:font-family-generic="swiss" svg:panose-1="0 0 0 0 0 0 0 0 0 0"/>
    <style:font-face style:name="T3Font_19" svg:font-family="T3Font_19" style:font-family-generic="swiss" svg:panose-1="0 0 0 0 0 0 0 0 0 0"/>
    <style:font-face style:name="T3Font_20" svg:font-family="T3Font_20" style:font-family-generic="swiss" svg:panose-1="0 0 0 0 0 0 0 0 0 0"/>
    <style:font-face style:name="T3Font_21" svg:font-family="T3Font_21" style:font-family-generic="swiss" svg:panose-1="0 0 0 0 0 0 0 0 0 0"/>
    <style:font-face style:name="T3Font_22" svg:font-family="T3Font_22" style:font-family-generic="swiss" svg:panose-1="0 0 0 0 0 0 0 0 0 0"/>
    <style:font-face style:name="T3Font_23" svg:font-family="T3Font_23" style:font-family-generic="swiss" svg:panose-1="0 0 0 0 0 0 0 0 0 0"/>
    <style:font-face style:name="T3Font_24" svg:font-family="T3Font_24" style:font-family-generic="swiss" svg:panose-1="0 0 0 0 0 0 0 0 0 0"/>
    <style:font-face style:name="T3Font_25" svg:font-family="T3Font_25" style:font-family-generic="swiss" svg:panose-1="0 0 0 0 0 0 0 0 0 0"/>
    <style:font-face style:name="T3Font_27" svg:font-family="T3Font_27" style:font-family-generic="swiss" svg:panose-1="0 0 0 0 0 0 0 0 0 0"/>
    <style:font-face style:name="T3Font_28" svg:font-family="T3Font_28" style:font-family-generic="swiss" svg:panose-1="0 0 0 0 0 0 0 0 0 0"/>
    <style:font-face style:name="T3Font_29" svg:font-family="T3Font_29" style:font-family-generic="swiss" svg:panose-1="0 0 0 0 0 0 0 0 0 0"/>
    <style:font-face style:name="T3Font_30" svg:font-family="T3Font_30" style:font-family-generic="swiss" svg:panose-1="0 0 0 0 0 0 0 0 0 0"/>
    <style:font-face style:name="T3Font_26" svg:font-family="T3Font_26" style:font-family-generic="swiss" svg:panose-1="0 0 0 0 0 0 0 0 0 0"/>
    <style:font-face style:name="T3Font_31" svg:font-family="T3Font_31" style:font-family-generic="swiss" svg:panose-1="0 0 0 0 0 0 0 0 0 0"/>
    <style:font-face style:name="T3Font_32" svg:font-family="T3Font_32" style:font-family-generic="swiss" svg:panose-1="0 0 0 0 0 0 0 0 0 0"/>
    <style:font-face style:name="T3Font_33" svg:font-family="T3Font_33" style:font-family-generic="swiss" svg:panose-1="0 0 0 0 0 0 0 0 0 0"/>
    <style:font-face style:name="T3Font_34" svg:font-family="T3Font_34" style:font-family-generic="swiss" svg:panose-1="0 0 0 0 0 0 0 0 0 0"/>
    <style:font-face style:name="T3Font_35" svg:font-family="T3Font_35" style:font-family-generic="swiss" svg:panose-1="0 0 0 0 0 0 0 0 0 0"/>
    <style:font-face style:name="T3Font_37" svg:font-family="T3Font_37" style:font-family-generic="swiss" svg:panose-1="0 0 0 0 0 0 0 0 0 0"/>
    <style:font-face style:name="T3Font_38" svg:font-family="T3Font_38" style:font-family-generic="swiss" svg:panose-1="0 0 0 0 0 0 0 0 0 0"/>
    <style:font-face style:name="T3Font_39" svg:font-family="T3Font_39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50%"/>
    </style:style>
    <style:style style:name="T2" style:parent-style-name="Standardnípísmoodstavce" style:family="text">
      <style:text-properties style:font-name="T3Font_14" style:font-name-complex="T3Font_14" fo:color="#1F1F1F" style:letter-kerning="false" fo:font-size="18pt" style:font-size-asian="18pt" style:font-size-complex="18pt"/>
    </style:style>
    <style:style style:name="T3" style:parent-style-name="Standardnípísmoodstavce" style:family="text">
      <style:text-properties style:font-name="T3Font_15" style:font-name-complex="T3Font_15" fo:color="#1F1F1F" style:letter-kerning="false" fo:font-size="18pt" style:font-size-asian="18pt" style:font-size-complex="18pt"/>
    </style:style>
    <style:style style:name="T4" style:parent-style-name="Standardnípísmoodstavce" style:family="text">
      <style:text-properties style:font-name="T3Font_16" style:font-name-complex="T3Font_16" fo:color="#1F1F1F" style:letter-kerning="false" fo:font-size="18pt" style:font-size-asian="18pt" style:font-size-complex="18pt"/>
    </style:style>
    <style:style style:name="T5" style:parent-style-name="Standardnípísmoodstavce" style:family="text">
      <style:text-properties style:font-name="T3Font_15" style:font-name-complex="T3Font_15" fo:color="#1F1F1F" style:letter-kerning="false" fo:font-size="18pt" style:font-size-asian="18pt" style:font-size-complex="18pt"/>
    </style:style>
    <style:style style:name="T6" style:parent-style-name="Standardnípísmoodstavce" style:family="text">
      <style:text-properties style:font-name="T3Font_16" style:font-name-complex="T3Font_16" fo:color="#1F1F1F" style:letter-kerning="false" fo:font-size="18pt" style:font-size-asian="18pt" style:font-size-complex="18pt"/>
    </style:style>
    <style:style style:name="T7" style:parent-style-name="Standardnípísmoodstavce" style:family="text">
      <style:text-properties style:font-name="T3Font_15" style:font-name-complex="T3Font_15" fo:color="#1F1F1F" style:letter-kerning="false" fo:font-size="18pt" style:font-size-asian="18pt" style:font-size-complex="18pt"/>
    </style:style>
    <style:style style:name="T8" style:parent-style-name="Standardnípísmoodstavce" style:family="text">
      <style:text-properties style:font-name="T3Font_16" style:font-name-complex="T3Font_16" fo:color="#1F1F1F" style:letter-kerning="false" fo:font-size="18pt" style:font-size-asian="18pt" style:font-size-complex="18pt"/>
    </style:style>
    <style:style style:name="T9" style:parent-style-name="Standardnípísmoodstavce" style:family="text">
      <style:text-properties style:font-name="T3Font_15" style:font-name-complex="T3Font_15" fo:color="#1F1F1F" style:letter-kerning="false" fo:font-size="18pt" style:font-size-asian="18pt" style:font-size-complex="18pt"/>
    </style:style>
    <style:style style:name="P10" style:parent-style-name="Normální" style:family="paragraph">
      <style:paragraph-properties style:text-autospace="none" fo:margin-bottom="0in" fo:line-height="150%"/>
    </style:style>
    <style:style style:name="T11" style:parent-style-name="Standardnípísmoodstavce" style:family="text">
      <style:text-properties style:font-name="T3Font_17" style:font-name-complex="T3Font_17" fo:color="#1F1F1F" style:letter-kerning="false" fo:font-size="15pt" style:font-size-asian="15pt" style:font-size-complex="15pt"/>
    </style:style>
    <style:style style:name="T12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13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14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15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16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17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18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19" style:parent-style-name="Standardnípísmoodstavce" style:family="text">
      <style:text-properties style:font-name="T3Font_20" style:font-name-complex="T3Font_20" fo:color="#1F1F1F" style:letter-kerning="false" fo:font-size="15pt" style:font-size-asian="15pt" style:font-size-complex="15pt"/>
    </style:style>
    <style:style style:name="T20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21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22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23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24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25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26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27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28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29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1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2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3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4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5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6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7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8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9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40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41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P42" style:parent-style-name="Normální" style:family="paragraph">
      <style:paragraph-properties style:text-autospace="none" fo:margin-bottom="0in" fo:line-height="150%"/>
    </style:style>
    <style:style style:name="T43" style:parent-style-name="Standardnípísmoodstavce" style:family="text">
      <style:text-properties style:font-name="T3Font_21" style:font-name-complex="T3Font_21" fo:color="#1F1F1F" style:letter-kerning="false" fo:font-size="12pt" style:font-size-asian="12pt" style:font-size-complex="12pt"/>
    </style:style>
    <style:style style:name="T4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4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4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47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48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49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50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51" style:parent-style-name="Standardnípísmoodstavce" style:family="text">
      <style:text-properties style:font-name="T3Font_24" style:font-name-complex="T3Font_24" fo:color="#1F1F1F" style:letter-kerning="false" fo:font-size="12pt" style:font-size-asian="12pt" style:font-size-complex="12pt"/>
    </style:style>
    <style:style style:name="T5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53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5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5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5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57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58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59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60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61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6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63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6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6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6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67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68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69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70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71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7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73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7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7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7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77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78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79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80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81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8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83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8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8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P86" style:parent-style-name="Normální" style:family="paragraph">
      <style:paragraph-properties style:text-autospace="none" fo:margin-bottom="0in" fo:line-height="150%"/>
    </style:style>
    <style:style style:name="T87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88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89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90" style:parent-style-name="Standardnípísmoodstavce" style:family="text">
      <style:text-properties style:font-name="T3Font_24" style:font-name-complex="T3Font_24" fo:color="#1F1F1F" style:letter-kerning="false" fo:font-size="12pt" style:font-size-asian="12pt" style:font-size-complex="12pt"/>
    </style:style>
    <style:style style:name="T91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9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93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9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9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9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97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98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99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00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01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0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03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0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0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0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07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08" style:parent-style-name="Standardnípísmoodstavce" style:family="text">
      <style:text-properties style:font-name="T3Font_24" style:font-name-complex="T3Font_24" fo:color="#1F1F1F" style:letter-kerning="false" fo:font-size="12pt" style:font-size-asian="12pt" style:font-size-complex="12pt"/>
    </style:style>
    <style:style style:name="P109" style:parent-style-name="Normální" style:family="paragraph">
      <style:paragraph-properties style:text-autospace="none" fo:margin-bottom="0in" fo:line-height="150%"/>
    </style:style>
    <style:style style:name="T110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1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7" style:parent-style-name="Standardnípísmoodstavce" style:family="text">
      <style:text-properties style:font-name="T3Font_29" style:font-name-complex="T3Font_29" fo:font-style="italic" style:font-style-asian="italic" style:font-style-complex="italic" fo:color="#1F1F1F" style:letter-kerning="false" fo:font-size="12pt" style:font-size-asian="12pt" style:font-size-complex="12pt"/>
    </style:style>
    <style:style style:name="T12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61" style:parent-style-name="Normální" style:family="paragraph">
      <style:paragraph-properties style:text-autospace="none" fo:margin-bottom="0in" fo:line-height="150%"/>
    </style:style>
    <style:style style:name="T1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9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9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05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P206" style:parent-style-name="Normální" style:family="paragraph">
      <style:paragraph-properties style:text-autospace="none" fo:margin-bottom="0in" fo:line-height="150%"/>
    </style:style>
    <style:style style:name="T2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21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255" style:parent-style-name="Normální" style:family="paragraph">
      <style:paragraph-properties style:text-autospace="none" fo:margin-bottom="0in" fo:line-height="150%"/>
    </style:style>
    <style:style style:name="T256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300" style:parent-style-name="Normální" style:family="paragraph">
      <style:paragraph-properties style:text-autospace="none" fo:margin-bottom="0in" fo:line-height="150%"/>
    </style:style>
    <style:style style:name="T3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11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333" style:parent-style-name="Normální" style:family="paragraph">
      <style:paragraph-properties style:text-autospace="none" fo:margin-bottom="0in" fo:line-height="150%"/>
    </style:style>
    <style:style style:name="T3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343" style:parent-style-name="Normální" style:family="paragraph">
      <style:paragraph-properties style:text-autospace="none" fo:margin-bottom="0in" fo:line-height="150%"/>
    </style:style>
    <style:style style:name="T344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385" style:parent-style-name="Normální" style:family="paragraph">
      <style:paragraph-properties style:text-autospace="none" fo:margin-bottom="0in" fo:line-height="150%"/>
    </style:style>
    <style:style style:name="T3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0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434" style:parent-style-name="Normální" style:family="paragraph">
      <style:paragraph-properties style:text-autospace="none" fo:margin-bottom="0in" fo:line-height="150%"/>
    </style:style>
    <style:style style:name="T4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4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477" style:parent-style-name="Normální" style:family="paragraph">
      <style:paragraph-properties style:text-autospace="none" fo:margin-bottom="0in" fo:line-height="150%"/>
    </style:style>
    <style:style style:name="T4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0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5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2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523" style:parent-style-name="Normální" style:family="paragraph">
      <style:paragraph-properties style:text-autospace="none" fo:margin-bottom="0in" fo:line-height="150%"/>
    </style:style>
    <style:style style:name="T524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5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4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5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4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5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5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5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6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5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564" style:parent-style-name="Normální" style:family="paragraph">
      <style:paragraph-properties style:text-autospace="none" fo:margin-bottom="0in" fo:line-height="150%"/>
    </style:style>
    <style:style style:name="T5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7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575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5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9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5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5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5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611" style:parent-style-name="Normální" style:family="paragraph">
      <style:paragraph-properties style:text-autospace="none" fo:margin-bottom="0in" fo:line-height="150%"/>
    </style:style>
    <style:style style:name="T6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1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6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5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6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661" style:parent-style-name="Normální" style:family="paragraph">
      <style:paragraph-properties style:text-autospace="none" fo:margin-bottom="0in" fo:line-height="150%"/>
    </style:style>
    <style:style style:name="T6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7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676" style:parent-style-name="Normální" style:family="paragraph">
      <style:paragraph-properties style:text-autospace="none" fo:margin-bottom="0in" fo:line-height="150%"/>
    </style:style>
    <style:style style:name="T67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6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6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6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0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70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7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1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7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15" style:parent-style-name="Standardnípísmoodstavce" style:family="text">
      <style:text-properties style:font-name="T3Font_29" style:font-name-complex="T3Font_29" fo:font-style="italic" style:font-style-asian="italic" style:font-style-complex="italic" fo:color="#1F1F1F" style:letter-kerning="false" fo:font-size="12pt" style:font-size-asian="12pt" style:font-size-complex="12pt"/>
    </style:style>
    <style:style style:name="T716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717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718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7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720" style:parent-style-name="Normální" style:family="paragraph">
      <style:paragraph-properties style:text-autospace="none" fo:margin-bottom="0in" fo:line-height="150%"/>
    </style:style>
    <style:style style:name="T721" style:parent-style-name="Standardnípísmoodstavce" style:family="text">
      <style:text-properties style:font-name="T3Font_29" style:font-name-complex="T3Font_29" fo:font-style="italic" style:font-style-asian="italic" style:font-style-complex="italic" fo:color="#1F1F1F" style:letter-kerning="false" fo:font-size="12pt" style:font-size-asian="12pt" style:font-size-complex="12pt"/>
    </style:style>
    <style:style style:name="T722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723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724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72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7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5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7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762" style:parent-style-name="Normální" style:family="paragraph">
      <style:paragraph-properties style:text-autospace="none" fo:margin-bottom="0in" fo:line-height="150%"/>
    </style:style>
    <style:style style:name="T7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8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788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7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7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7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806" style:parent-style-name="Normální" style:family="paragraph">
      <style:paragraph-properties style:text-autospace="none" fo:margin-bottom="0in" fo:line-height="150%"/>
    </style:style>
    <style:style style:name="T8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1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8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3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832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8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853" style:parent-style-name="Normální" style:family="paragraph">
      <style:paragraph-properties style:text-autospace="none" fo:margin-bottom="0in" fo:line-height="150%"/>
    </style:style>
    <style:style style:name="T854" style:parent-style-name="Standardnípísmoodstavce" style:family="text">
      <style:text-properties style:font-name="T3Font_33" style:font-name-complex="T3Font_33" fo:font-style="italic" style:font-style-asian="italic" style:font-style-complex="italic" fo:color="#1F1F1F" style:letter-kerning="false" fo:font-size="12pt" style:font-size-asian="12pt" style:font-size-complex="12pt"/>
    </style:style>
    <style:style style:name="T855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856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85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8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89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897" style:parent-style-name="Normální" style:family="paragraph">
      <style:paragraph-properties style:text-autospace="none" fo:margin-bottom="0in" fo:line-height="150%"/>
    </style:style>
    <style:style style:name="T8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8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0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2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3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3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940" style:parent-style-name="Normální" style:family="paragraph">
      <style:paragraph-properties style:text-autospace="none" fo:margin-bottom="0in" fo:line-height="150%"/>
    </style:style>
    <style:style style:name="T9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4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47" style:parent-style-name="Standardnípísmoodstavce" style:family="text">
      <style:text-properties style:font-name="T3Font_29" style:font-name-complex="T3Font_29" fo:font-style="italic" style:font-style-asian="italic" style:font-style-complex="italic" fo:color="#1F1F1F" style:letter-kerning="false" fo:font-size="12pt" style:font-size-asian="12pt" style:font-size-complex="12pt"/>
    </style:style>
    <style:style style:name="T948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949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950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95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5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7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7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976" style:parent-style-name="Normální" style:family="paragraph">
      <style:paragraph-properties style:text-autospace="none" fo:margin-bottom="0in" fo:line-height="150%"/>
    </style:style>
    <style:style style:name="T9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8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8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8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9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9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9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0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0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1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013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0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022" style:parent-style-name="Normální" style:family="paragraph">
      <style:paragraph-properties style:text-autospace="none" fo:margin-bottom="0in" fo:line-height="150%"/>
    </style:style>
    <style:style style:name="T10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2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0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4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1041" style:parent-style-name="Normální" style:family="paragraph">
      <style:paragraph-properties style:text-autospace="none" fo:margin-bottom="0in" fo:line-height="150%"/>
    </style:style>
    <style:style style:name="T1042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10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6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06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0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088" style:parent-style-name="Normální" style:family="paragraph">
      <style:paragraph-properties style:text-autospace="none" fo:margin-bottom="0in" fo:line-height="150%"/>
    </style:style>
    <style:style style:name="T10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0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0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3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1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1134" style:parent-style-name="Normální" style:family="paragraph">
      <style:paragraph-properties style:text-autospace="none" fo:margin-bottom="0in" fo:line-height="150%"/>
    </style:style>
    <style:style style:name="T11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3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1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5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1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6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161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1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6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1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7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1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7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1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7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1178" style:parent-style-name="Normální" style:family="paragraph">
      <style:paragraph-properties style:text-autospace="none" fo:margin-bottom="0in" fo:line-height="150%"/>
    </style:style>
    <style:style style:name="T11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8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1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9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1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1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1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0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2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2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221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2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235" style:parent-style-name="Normální" style:family="paragraph">
      <style:paragraph-properties style:text-autospace="none" fo:margin-bottom="0in" fo:line-height="150%"/>
    </style:style>
    <style:style style:name="T12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5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255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12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2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26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264" style:parent-style-name="Standardnípísmoodstavce" style:family="text">
      <style:text-properties style:font-name="T3Font_21" style:font-name-complex="T3Font_21" fo:color="#1F1F1F" style:letter-kerning="false" fo:font-size="12pt" style:font-size-asian="12pt" style:font-size-complex="12pt"/>
    </style:style>
    <style:style style:name="T126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6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67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68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69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70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71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7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73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7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75" style:parent-style-name="Standardnípísmoodstavce" style:family="text">
      <style:text-properties style:font-name="T3Font_24" style:font-name-complex="T3Font_24" fo:color="#1F1F1F" style:letter-kerning="false" fo:font-size="12pt" style:font-size-asian="12pt" style:font-size-complex="12pt"/>
    </style:style>
    <style:style style:name="T1276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77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78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79" style:parent-style-name="Standardnípísmoodstavce" style:family="text">
      <style:text-properties style:font-name="T3Font_34" style:font-name-complex="T3Font_34" fo:font-style="italic" style:font-style-asian="italic" style:font-style-complex="italic" fo:color="#1F1F1F" style:letter-kerning="false" fo:font-size="12pt" style:font-size-asian="12pt" style:font-size-complex="12pt"/>
    </style:style>
    <style:style style:name="P1280" style:parent-style-name="Normální" style:family="paragraph">
      <style:paragraph-properties style:text-autospace="none" fo:margin-bottom="0in" fo:line-height="150%"/>
    </style:style>
    <style:style style:name="T1281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8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83" style:parent-style-name="Standardnípísmoodstavce" style:family="text">
      <style:text-properties style:font-name="T3Font_24" style:font-name-complex="T3Font_24" fo:color="#1F1F1F" style:letter-kerning="false" fo:font-size="12pt" style:font-size-asian="12pt" style:font-size-complex="12pt"/>
    </style:style>
    <style:style style:name="T128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8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8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87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88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89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90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91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9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93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9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9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9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297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298" style:parent-style-name="Standardnípísmoodstavce" style:family="text">
      <style:text-properties style:font-name="T3Font_35" style:font-name-complex="T3Font_35" fo:font-style="italic" style:font-style-asian="italic" style:font-style-complex="italic" fo:color="#1F1F1F" style:letter-kerning="false" fo:font-size="12pt" style:font-size-asian="12pt" style:font-size-complex="12pt"/>
    </style:style>
    <style:style style:name="T1299" style:parent-style-name="Standardnípísmoodstavce" style:family="text">
      <style:text-properties style:font-name="T3Font_34" style:font-name-complex="T3Font_34" fo:font-style="italic" style:font-style-asian="italic" style:font-style-complex="italic" fo:color="#1F1F1F" style:letter-kerning="false" fo:font-size="12pt" style:font-size-asian="12pt" style:font-size-complex="12pt"/>
    </style:style>
    <style:style style:name="T1300" style:parent-style-name="Standardnípísmoodstavce" style:family="text">
      <style:text-properties style:font-name="T3Font_35" style:font-name-complex="T3Font_35" fo:font-style="italic" style:font-style-asian="italic" style:font-style-complex="italic" fo:color="#1F1F1F" style:letter-kerning="false" fo:font-size="12pt" style:font-size-asian="12pt" style:font-size-complex="12pt"/>
    </style:style>
    <style:style style:name="T1301" style:parent-style-name="Standardnípísmoodstavce" style:family="text">
      <style:text-properties style:font-name="T3Font_34" style:font-name-complex="T3Font_34" fo:font-style="italic" style:font-style-asian="italic" style:font-style-complex="italic" fo:color="#1F1F1F" style:letter-kerning="false" fo:font-size="12pt" style:font-size-asian="12pt" style:font-size-complex="12pt"/>
    </style:style>
    <style:style style:name="T1302" style:parent-style-name="Standardnípísmoodstavce" style:family="text">
      <style:text-properties style:font-name="T3Font_35" style:font-name-complex="T3Font_35" fo:font-style="italic" style:font-style-asian="italic" style:font-style-complex="italic" fo:color="#1F1F1F" style:letter-kerning="false" fo:font-size="12pt" style:font-size-asian="12pt" style:font-size-complex="12pt"/>
    </style:style>
    <style:style style:name="T1303" style:parent-style-name="Standardnípísmoodstavce" style:family="text">
      <style:text-properties style:font-name="T3Font_34" style:font-name-complex="T3Font_34" fo:font-style="italic" style:font-style-asian="italic" style:font-style-complex="italic" fo:color="#1F1F1F" style:letter-kerning="false" fo:font-size="12pt" style:font-size-asian="12pt" style:font-size-complex="12pt"/>
    </style:style>
    <style:style style:name="T1304" style:parent-style-name="Standardnípísmoodstavce" style:family="text">
      <style:text-properties style:font-name="T3Font_35" style:font-name-complex="T3Font_35" fo:font-style="italic" style:font-style-asian="italic" style:font-style-complex="italic" fo:color="#1F1F1F" style:letter-kerning="false" fo:font-size="12pt" style:font-size-asian="12pt" style:font-size-complex="12pt"/>
    </style:style>
    <style:style style:name="T1305" style:parent-style-name="Standardnípísmoodstavce" style:family="text">
      <style:text-properties style:font-name="T3Font_34" style:font-name-complex="T3Font_34" fo:font-style="italic" style:font-style-asian="italic" style:font-style-complex="italic" fo:color="#1F1F1F" style:letter-kerning="false" fo:font-size="12pt" style:font-size-asian="12pt" style:font-size-complex="12pt"/>
    </style:style>
    <style:style style:name="T1306" style:parent-style-name="Standardnípísmoodstavce" style:family="text">
      <style:text-properties style:font-name="T3Font_35" style:font-name-complex="T3Font_35" fo:font-style="italic" style:font-style-asian="italic" style:font-style-complex="italic" fo:color="#1F1F1F" style:letter-kerning="false" fo:font-size="12pt" style:font-size-asian="12pt" style:font-size-complex="12pt"/>
    </style:style>
    <style:style style:name="T1307" style:parent-style-name="Standardnípísmoodstavce" style:family="text">
      <style:text-properties style:font-name="T3Font_34" style:font-name-complex="T3Font_34" fo:font-style="italic" style:font-style-asian="italic" style:font-style-complex="italic" fo:color="#1F1F1F" style:letter-kerning="false" fo:font-size="12pt" style:font-size-asian="12pt" style:font-size-complex="12pt"/>
    </style:style>
    <style:style style:name="T1308" style:parent-style-name="Standardnípísmoodstavce" style:family="text">
      <style:text-properties style:font-name="T3Font_35" style:font-name-complex="T3Font_35" fo:font-style="italic" style:font-style-asian="italic" style:font-style-complex="italic" fo:color="#1F1F1F" style:letter-kerning="false" fo:font-size="12pt" style:font-size-asian="12pt" style:font-size-complex="12pt"/>
    </style:style>
    <style:style style:name="T1309" style:parent-style-name="Standardnípísmoodstavce" style:family="text">
      <style:text-properties style:font-name="T3Font_34" style:font-name-complex="T3Font_34" fo:font-style="italic" style:font-style-asian="italic" style:font-style-complex="italic" fo:color="#1F1F1F" style:letter-kerning="false" fo:font-size="12pt" style:font-size-asian="12pt" style:font-size-complex="12pt"/>
    </style:style>
    <style:style style:name="T1310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311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312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313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314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315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316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317" style:parent-style-name="Standardnípísmoodstavce" style:family="text">
      <style:text-properties style:font-name="T3Font_24" style:font-name-complex="T3Font_24" fo:color="#1F1F1F" style:letter-kerning="false" fo:font-size="12pt" style:font-size-asian="12pt" style:font-size-complex="12pt"/>
    </style:style>
    <style:style style:name="P1318" style:parent-style-name="Normální" style:family="paragraph">
      <style:paragraph-properties style:text-autospace="none" fo:margin-bottom="0in" fo:line-height="150%"/>
    </style:style>
    <style:style style:name="T1319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13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3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4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4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4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5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359" style:parent-style-name="Normální" style:family="paragraph">
      <style:paragraph-properties style:text-autospace="none" fo:margin-bottom="0in" fo:line-height="150%"/>
    </style:style>
    <style:style style:name="T13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7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7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7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8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392" style:parent-style-name="Normální" style:family="paragraph">
      <style:paragraph-properties style:text-autospace="none" fo:margin-bottom="0in" fo:line-height="150%"/>
    </style:style>
    <style:style style:name="T139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3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3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39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1399" style:parent-style-name="Normální" style:family="paragraph">
      <style:paragraph-properties style:text-autospace="none" fo:margin-bottom="0in" fo:line-height="150%"/>
    </style:style>
    <style:style style:name="T1400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4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2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4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456" style:parent-style-name="Normální" style:family="paragraph">
      <style:paragraph-properties style:text-autospace="none" fo:margin-bottom="0in" fo:line-height="150%"/>
    </style:style>
    <style:style style:name="T14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7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473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4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1496" style:parent-style-name="Normální" style:family="paragraph">
      <style:paragraph-properties style:text-autospace="none" fo:margin-bottom="0in" fo:line-height="150%"/>
    </style:style>
    <style:style style:name="T14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4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4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2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5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3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5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4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5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1546" style:parent-style-name="Normální" style:family="paragraph">
      <style:paragraph-properties style:text-autospace="none" fo:margin-bottom="0in" fo:line-height="150%"/>
    </style:style>
    <style:style style:name="T15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5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556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15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587" style:parent-style-name="Normální" style:family="paragraph">
      <style:paragraph-properties style:text-autospace="none" fo:margin-bottom="0in" fo:line-height="150%"/>
    </style:style>
    <style:style style:name="T15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5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5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1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616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6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627" style:parent-style-name="Normální" style:family="paragraph">
      <style:paragraph-properties style:text-autospace="none" fo:margin-bottom="0in" fo:line-height="150%"/>
    </style:style>
    <style:style style:name="T16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6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661" style:parent-style-name="Standardnípísmoodstavce" style:family="text">
      <style:text-properties style:font-name="T3Font_33" style:font-name-complex="T3Font_33" fo:font-style="italic" style:font-style-asian="italic" style:font-style-complex="italic" fo:color="#1F1F1F" style:letter-kerning="false" fo:font-size="12pt" style:font-size-asian="12pt" style:font-size-complex="12pt"/>
    </style:style>
    <style:style style:name="T1662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1663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1664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166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1666" style:parent-style-name="Normální" style:family="paragraph">
      <style:paragraph-properties style:text-autospace="none" fo:margin-bottom="0in" fo:line-height="150%"/>
    </style:style>
    <style:style style:name="T16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6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6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0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7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707" style:parent-style-name="Normální" style:family="paragraph">
      <style:paragraph-properties style:text-autospace="none" fo:margin-bottom="0in" fo:line-height="150%"/>
    </style:style>
    <style:style style:name="T17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3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1733" style:parent-style-name="Normální" style:family="paragraph">
      <style:paragraph-properties style:text-autospace="none" fo:margin-bottom="0in" fo:line-height="150%"/>
    </style:style>
    <style:style style:name="T1734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17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6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7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1773" style:parent-style-name="Normální" style:family="paragraph">
      <style:paragraph-properties style:text-autospace="none" fo:margin-bottom="0in" fo:line-height="150%"/>
    </style:style>
    <style:style style:name="T17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9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7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7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7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1801" style:parent-style-name="Normální" style:family="paragraph">
      <style:paragraph-properties style:text-autospace="none" fo:margin-bottom="0in" fo:line-height="150%"/>
    </style:style>
    <style:style style:name="T18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0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810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8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4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8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4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1846" style:parent-style-name="Normální" style:family="paragraph">
      <style:paragraph-properties style:text-autospace="none" fo:margin-bottom="0in" fo:line-height="150%"/>
    </style:style>
    <style:style style:name="T184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8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6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8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9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1891" style:parent-style-name="Normální" style:family="paragraph">
      <style:paragraph-properties style:text-autospace="none" fo:margin-bottom="0in" fo:line-height="150%"/>
    </style:style>
    <style:style style:name="T18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8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89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89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19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1937" style:parent-style-name="Normální" style:family="paragraph">
      <style:paragraph-properties style:text-autospace="none" fo:margin-bottom="0in" fo:line-height="150%"/>
    </style:style>
    <style:style style:name="T19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5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19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19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199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1992" style:parent-style-name="Normální" style:family="paragraph">
      <style:paragraph-properties style:text-autospace="none" fo:margin-bottom="0in" fo:line-height="150%"/>
    </style:style>
    <style:style style:name="T1993" style:parent-style-name="Standardnípísmoodstavce" style:family="text">
      <style:text-properties style:font-name="T3Font_21" style:font-name-complex="T3Font_21" fo:color="#1F1F1F" style:letter-kerning="false" fo:font-size="12pt" style:font-size-asian="12pt" style:font-size-complex="12pt"/>
    </style:style>
    <style:style style:name="T1994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995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996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997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1998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1999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2000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2001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2002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2003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2004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2005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2006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2007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2008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2009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2010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2011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2012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2013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2014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2015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2016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201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0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034" style:parent-style-name="Normální" style:family="paragraph">
      <style:paragraph-properties style:text-autospace="none" fo:margin-bottom="0in" fo:line-height="150%"/>
    </style:style>
    <style:style style:name="T20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4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0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7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074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0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2081" style:parent-style-name="Normální" style:family="paragraph">
      <style:paragraph-properties style:text-autospace="none" fo:margin-bottom="0in" fo:line-height="150%"/>
    </style:style>
    <style:style style:name="T20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9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0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0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0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1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2115" style:parent-style-name="Normální" style:family="paragraph">
      <style:paragraph-properties style:text-autospace="none" fo:margin-bottom="0in" fo:line-height="150%"/>
    </style:style>
    <style:style style:name="T2116" style:parent-style-name="Standardnípísmoodstavce" style:family="text">
      <style:text-properties style:font-name="T3Font_17" style:font-name-complex="T3Font_17" fo:color="#1F1F1F" style:letter-kerning="false" fo:font-size="15pt" style:font-size-asian="15pt" style:font-size-complex="15pt"/>
    </style:style>
    <style:style style:name="T2117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2118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2119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2120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2121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2122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2123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2124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2125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P2126" style:parent-style-name="Normální" style:family="paragraph">
      <style:paragraph-properties style:text-autospace="none" fo:margin-bottom="0in" fo:line-height="150%"/>
    </style:style>
    <style:style style:name="T212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1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5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1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173" style:parent-style-name="Normální" style:family="paragraph">
      <style:paragraph-properties style:text-autospace="none" fo:margin-bottom="0in" fo:line-height="150%"/>
    </style:style>
    <style:style style:name="T21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8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1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8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1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9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1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1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19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198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1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2217" style:parent-style-name="Normální" style:family="paragraph">
      <style:paragraph-properties style:text-autospace="none" fo:margin-bottom="0in" fo:line-height="150%"/>
    </style:style>
    <style:style style:name="T22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3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23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2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255" style:parent-style-name="Normální" style:family="paragraph">
      <style:paragraph-properties style:text-autospace="none" fo:margin-bottom="0in" fo:line-height="150%"/>
    </style:style>
    <style:style style:name="T22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6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2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8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2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2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2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299" style:parent-style-name="Normální" style:family="paragraph">
      <style:paragraph-properties style:text-autospace="none" fo:margin-bottom="0in" fo:line-height="150%"/>
    </style:style>
    <style:style style:name="T23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0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308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3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1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3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2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3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343" style:parent-style-name="Normální" style:family="paragraph">
      <style:paragraph-properties style:text-autospace="none" fo:margin-bottom="0in" fo:line-height="150%"/>
    </style:style>
    <style:style style:name="T23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4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34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3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5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3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8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3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2390" style:parent-style-name="Normální" style:family="paragraph">
      <style:paragraph-properties style:text-autospace="none" fo:margin-bottom="0in" fo:line-height="150%"/>
    </style:style>
    <style:style style:name="T23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3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39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39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4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441" style:parent-style-name="Normální" style:family="paragraph">
      <style:paragraph-properties style:text-autospace="none" fo:margin-bottom="0in" fo:line-height="150%"/>
    </style:style>
    <style:style style:name="T24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4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4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5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4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6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4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2483" style:parent-style-name="Normální" style:family="paragraph">
      <style:paragraph-properties style:text-autospace="none" fo:margin-bottom="0in" fo:line-height="150%"/>
    </style:style>
    <style:style style:name="T24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4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4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0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5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526" style:parent-style-name="Normální" style:family="paragraph">
      <style:paragraph-properties style:text-autospace="none" fo:margin-bottom="0in" fo:line-height="150%"/>
    </style:style>
    <style:style style:name="T25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3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538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25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570" style:parent-style-name="Normální" style:family="paragraph">
      <style:paragraph-properties style:text-autospace="none" fo:margin-bottom="0in" fo:line-height="150%"/>
    </style:style>
    <style:style style:name="T25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7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2575" style:parent-style-name="Normální" style:family="paragraph">
      <style:paragraph-properties style:text-autospace="none" fo:margin-bottom="0in" fo:line-height="150%"/>
    </style:style>
    <style:style style:name="T2576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25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88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5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5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5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621" style:parent-style-name="Normální" style:family="paragraph">
      <style:paragraph-properties style:text-autospace="none" fo:margin-bottom="0in" fo:line-height="150%"/>
    </style:style>
    <style:style style:name="T26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2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6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4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646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26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5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6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5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6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663" style:parent-style-name="Normální" style:family="paragraph">
      <style:paragraph-properties style:text-autospace="none" fo:margin-bottom="0in" fo:line-height="150%"/>
    </style:style>
    <style:style style:name="T26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7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676" style:parent-style-name="Standardnípísmoodstavce" style:family="text">
      <style:text-properties style:font-name="T3Font_37" style:font-name-complex="T3Font_37" fo:color="#1F1F1F" style:letter-kerning="false" fo:font-size="12pt" style:font-size-asian="12pt" style:font-size-complex="12pt"/>
    </style:style>
    <style:style style:name="T26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9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691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26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6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6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2703" style:parent-style-name="Normální" style:family="paragraph">
      <style:paragraph-properties style:text-autospace="none" fo:margin-bottom="0in" fo:line-height="150%"/>
    </style:style>
    <style:style style:name="T27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1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7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3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7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3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7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4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7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753" style:parent-style-name="Normální" style:family="paragraph">
      <style:paragraph-properties style:text-autospace="none" fo:margin-bottom="0in" fo:line-height="150%"/>
    </style:style>
    <style:style style:name="T27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8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782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2783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2784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278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7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2796" style:parent-style-name="Normální" style:family="paragraph">
      <style:paragraph-properties style:text-autospace="none" fo:margin-bottom="0in" fo:line-height="150%"/>
    </style:style>
    <style:style style:name="T27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7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7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0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80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8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4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2842" style:parent-style-name="Normální" style:family="paragraph">
      <style:paragraph-properties style:text-autospace="none" fo:margin-bottom="0in" fo:line-height="150%"/>
    </style:style>
    <style:style style:name="T2843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8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7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8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2881" style:parent-style-name="Normální" style:family="paragraph">
      <style:paragraph-properties style:text-autospace="none" fo:margin-bottom="0in" fo:line-height="150%"/>
    </style:style>
    <style:style style:name="T28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8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8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9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8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8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8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2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9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930" style:parent-style-name="Normální" style:family="paragraph">
      <style:paragraph-properties style:text-autospace="none" fo:margin-bottom="0in" fo:line-height="150%"/>
    </style:style>
    <style:style style:name="T29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3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940" style:parent-style-name="Standardnípísmoodstavce" style:family="text">
      <style:text-properties style:font-name="T3Font_37" style:font-name-complex="T3Font_37" fo:color="#1F1F1F" style:letter-kerning="false" fo:font-size="12pt" style:font-size-asian="12pt" style:font-size-complex="12pt"/>
    </style:style>
    <style:style style:name="T29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5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9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2968" style:parent-style-name="Normální" style:family="paragraph">
      <style:paragraph-properties style:text-autospace="none" fo:margin-bottom="0in" fo:line-height="150%"/>
    </style:style>
    <style:style style:name="T29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8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2990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29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96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29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29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29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0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00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0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011" style:parent-style-name="Normální" style:family="paragraph">
      <style:paragraph-properties style:text-autospace="none" fo:margin-bottom="0in" fo:line-height="150%"/>
    </style:style>
    <style:style style:name="T30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4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0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5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0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061" style:parent-style-name="Normální" style:family="paragraph">
      <style:paragraph-properties style:text-autospace="none" fo:margin-bottom="0in" fo:line-height="150%"/>
    </style:style>
    <style:style style:name="T30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0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06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3069" style:parent-style-name="Normální" style:family="paragraph">
      <style:paragraph-properties style:text-autospace="none" fo:margin-bottom="0in" fo:line-height="150%"/>
    </style:style>
    <style:style style:name="T3070" style:parent-style-name="Standardnípísmoodstavce" style:family="text">
      <style:text-properties style:font-name="T3Font_17" style:font-name-complex="T3Font_17" fo:color="#1F1F1F" style:letter-kerning="false" fo:font-size="15pt" style:font-size-asian="15pt" style:font-size-complex="15pt"/>
    </style:style>
    <style:style style:name="T3071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72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73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74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75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76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77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78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79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80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81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82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83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84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85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86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87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88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89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90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91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92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93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94" style:parent-style-name="Standardnípísmoodstavce" style:family="text">
      <style:text-properties style:font-name="T3Font_19" style:font-name-complex="T3Font_19" fo:color="#1F1F1F" style:letter-kerning="false" fo:font-size="15pt" style:font-size-asian="15pt" style:font-size-complex="15pt"/>
    </style:style>
    <style:style style:name="T3095" style:parent-style-name="Standardnípísmoodstavce" style:family="text">
      <style:text-properties style:font-name="T3Font_18" style:font-name-complex="T3Font_18" fo:color="#1F1F1F" style:letter-kerning="false" fo:font-size="15pt" style:font-size-asian="15pt" style:font-size-complex="15pt"/>
    </style:style>
    <style:style style:name="T3096" style:parent-style-name="Standardnípísmoodstavce" style:family="text">
      <style:text-properties style:font-name="T3Font_20" style:font-name-complex="T3Font_20" fo:color="#1F1F1F" style:letter-kerning="false" fo:font-size="15pt" style:font-size-asian="15pt" style:font-size-complex="15pt"/>
    </style:style>
    <style:style style:name="P3097" style:parent-style-name="Normální" style:family="paragraph">
      <style:paragraph-properties style:text-autospace="none" fo:margin-bottom="0in" fo:line-height="150%"/>
    </style:style>
    <style:style style:name="T3098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0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0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108" style:parent-style-name="Standardnípísmoodstavce" style:family="text">
      <style:text-properties style:font-name="T3Font_29" style:font-name-complex="T3Font_29" fo:font-style="italic" style:font-style-asian="italic" style:font-style-complex="italic" fo:color="#1F1F1F" style:letter-kerning="false" fo:font-size="12pt" style:font-size-asian="12pt" style:font-size-complex="12pt"/>
    </style:style>
    <style:style style:name="T3109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3110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3111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3112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3113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P3114" style:parent-style-name="Normální" style:family="paragraph">
      <style:paragraph-properties style:text-autospace="none" fo:margin-bottom="0in" fo:line-height="150%"/>
    </style:style>
    <style:style style:name="T3115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1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2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1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4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1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4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14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1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153" style:parent-style-name="Normální" style:family="paragraph">
      <style:paragraph-properties style:text-autospace="none" fo:margin-bottom="0in" fo:line-height="150%"/>
    </style:style>
    <style:style style:name="T31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7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1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1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1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201" style:parent-style-name="Normální" style:family="paragraph">
      <style:paragraph-properties style:text-autospace="none" fo:margin-bottom="0in" fo:line-height="150%"/>
    </style:style>
    <style:style style:name="T32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1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2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3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238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32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249" style:parent-style-name="Normální" style:family="paragraph">
      <style:paragraph-properties style:text-autospace="none" fo:margin-bottom="0in" fo:line-height="150%"/>
    </style:style>
    <style:style style:name="T32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288" style:parent-style-name="Normální" style:family="paragraph">
      <style:paragraph-properties style:text-autospace="none" fo:margin-bottom="0in" fo:line-height="150%"/>
    </style:style>
    <style:style style:name="T328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2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2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2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2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3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4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3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346" style:parent-style-name="Normální" style:family="paragraph">
      <style:paragraph-properties style:text-autospace="none" fo:margin-bottom="0in" fo:line-height="150%"/>
    </style:style>
    <style:style style:name="T33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8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381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33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8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3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387" style:parent-style-name="Normální" style:family="paragraph">
      <style:paragraph-properties style:text-autospace="none" fo:margin-bottom="0in" fo:line-height="150%"/>
    </style:style>
    <style:style style:name="T33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3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39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393" style:parent-style-name="Standardnípísmoodstavce" style:family="text">
      <style:text-properties style:font-name="T3Font_26" style:font-name-complex="T3Font_26" fo:color="#0074B9" style:letter-kerning="false" fo:font-size="12pt" style:font-size-asian="12pt" style:font-size-complex="12pt"/>
    </style:style>
    <style:style style:name="T3394" style:parent-style-name="Standardnípísmoodstavce" style:family="text">
      <style:text-properties style:font-name="T3Font_28" style:font-name-complex="T3Font_28" fo:color="#0074B9" style:letter-kerning="false" fo:font-size="12pt" style:font-size-asian="12pt" style:font-size-complex="12pt"/>
    </style:style>
    <style:style style:name="T3395" style:parent-style-name="Standardnípísmoodstavce" style:family="text">
      <style:text-properties style:font-name="T3Font_27" style:font-name-complex="T3Font_27" fo:color="#0074B9" style:letter-kerning="false" fo:font-size="12pt" style:font-size-asian="12pt" style:font-size-complex="12pt"/>
    </style:style>
    <style:style style:name="T3396" style:parent-style-name="Standardnípísmoodstavce" style:family="text">
      <style:text-properties style:font-name="T3Font_28" style:font-name-complex="T3Font_28" fo:color="#0074B9" style:letter-kerning="false" fo:font-size="12pt" style:font-size-asian="12pt" style:font-size-complex="12pt"/>
    </style:style>
    <style:style style:name="T3397" style:parent-style-name="Standardnípísmoodstavce" style:family="text">
      <style:text-properties style:font-name="T3Font_27" style:font-name-complex="T3Font_27" fo:color="#0074B9" style:letter-kerning="false" fo:font-size="12pt" style:font-size-asian="12pt" style:font-size-complex="12pt"/>
    </style:style>
    <style:style style:name="T3398" style:parent-style-name="Standardnípísmoodstavce" style:family="text">
      <style:text-properties style:font-name="T3Font_28" style:font-name-complex="T3Font_28" fo:color="#0074B9" style:letter-kerning="false" fo:font-size="12pt" style:font-size-asian="12pt" style:font-size-complex="12pt"/>
    </style:style>
    <style:style style:name="T3399" style:parent-style-name="Standardnípísmoodstavce" style:family="text">
      <style:text-properties style:font-name="T3Font_25" style:font-name-complex="T3Font_25" fo:color="#0074B9" style:letter-kerning="false" fo:font-size="12pt" style:font-size-asian="12pt" style:font-size-complex="12pt"/>
    </style:style>
    <style:style style:name="T3400" style:parent-style-name="Standardnípísmoodstavce" style:family="text">
      <style:text-properties style:font-name="T3Font_27" style:font-name-complex="T3Font_27" fo:color="#0074B9" style:letter-kerning="false" fo:font-size="12pt" style:font-size-asian="12pt" style:font-size-complex="12pt"/>
    </style:style>
    <style:style style:name="T3401" style:parent-style-name="Standardnípísmoodstavce" style:family="text">
      <style:text-properties style:font-name="T3Font_26" style:font-name-complex="T3Font_26" fo:color="#0074B9" style:letter-kerning="false" fo:font-size="12pt" style:font-size-asian="12pt" style:font-size-complex="12pt"/>
    </style:style>
    <style:style style:name="T3402" style:parent-style-name="Standardnípísmoodstavce" style:family="text">
      <style:text-properties style:font-name="T3Font_27" style:font-name-complex="T3Font_27" fo:color="#0074B9" style:letter-kerning="false" fo:font-size="12pt" style:font-size-asian="12pt" style:font-size-complex="12pt"/>
    </style:style>
    <style:style style:name="T3403" style:parent-style-name="Standardnípísmoodstavce" style:family="text">
      <style:text-properties style:font-name="T3Font_28" style:font-name-complex="T3Font_28" fo:color="#0074B9" style:letter-kerning="false" fo:font-size="12pt" style:font-size-asian="12pt" style:font-size-complex="12pt"/>
    </style:style>
    <style:style style:name="T3404" style:parent-style-name="Standardnípísmoodstavce" style:family="text">
      <style:text-properties style:font-name="T3Font_27" style:font-name-complex="T3Font_27" fo:color="#0074B9" style:letter-kerning="false" fo:font-size="12pt" style:font-size-asian="12pt" style:font-size-complex="12pt"/>
    </style:style>
    <style:style style:name="T3405" style:parent-style-name="Standardnípísmoodstavce" style:family="text">
      <style:text-properties style:font-name="T3Font_28" style:font-name-complex="T3Font_28" fo:color="#0074B9" style:letter-kerning="false" fo:font-size="12pt" style:font-size-asian="12pt" style:font-size-complex="12pt"/>
    </style:style>
    <style:style style:name="T3406" style:parent-style-name="Standardnípísmoodstavce" style:family="text">
      <style:text-properties style:font-name="T3Font_27" style:font-name-complex="T3Font_27" fo:color="#0074B9" style:letter-kerning="false" fo:font-size="12pt" style:font-size-asian="12pt" style:font-size-complex="12pt"/>
    </style:style>
    <style:style style:name="T3407" style:parent-style-name="Standardnípísmoodstavce" style:family="text">
      <style:text-properties style:font-name="T3Font_28" style:font-name-complex="T3Font_28" fo:color="#0074B9" style:letter-kerning="false" fo:font-size="12pt" style:font-size-asian="12pt" style:font-size-complex="12pt"/>
    </style:style>
    <style:style style:name="T340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40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410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3411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41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4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436" style:parent-style-name="Normální" style:family="paragraph">
      <style:paragraph-properties style:text-autospace="none" fo:margin-bottom="0in" fo:line-height="150%"/>
    </style:style>
    <style:style style:name="T34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4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4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6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4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7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480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34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487" style:parent-style-name="Normální" style:family="paragraph">
      <style:paragraph-properties style:text-autospace="none" fo:margin-bottom="0in" fo:line-height="150%"/>
    </style:style>
    <style:style style:name="T34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4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4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2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52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5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3531" style:parent-style-name="Normální" style:family="paragraph">
      <style:paragraph-properties style:text-autospace="none" fo:margin-bottom="0in" fo:line-height="150%"/>
    </style:style>
    <style:style style:name="T353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5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4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5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5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5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5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558" style:parent-style-name="Standardnípísmoodstavce" style:family="text">
      <style:text-properties style:font-name="T3Font_37" style:font-name-complex="T3Font_37" fo:color="#1F1F1F" style:letter-kerning="false" fo:font-size="12pt" style:font-size-asian="12pt" style:font-size-complex="12pt"/>
    </style:style>
    <style:style style:name="T35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3570" style:parent-style-name="Normální" style:family="paragraph">
      <style:paragraph-properties style:text-autospace="none" fo:margin-bottom="0in" fo:line-height="150%"/>
    </style:style>
    <style:style style:name="T35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5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5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0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60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6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0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6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3607" style:parent-style-name="Normální" style:family="paragraph">
      <style:paragraph-properties style:text-autospace="none" fo:margin-bottom="0in" fo:line-height="150%"/>
    </style:style>
    <style:style style:name="T36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1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6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16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6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2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623" style:parent-style-name="Standardnípísmoodstavce" style:family="text">
      <style:text-properties style:font-name="T3Font_37" style:font-name-complex="T3Font_37" fo:color="#1F1F1F" style:letter-kerning="false" fo:font-size="12pt" style:font-size-asian="12pt" style:font-size-complex="12pt"/>
    </style:style>
    <style:style style:name="T36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30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6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33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6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3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638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36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4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6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650" style:parent-style-name="Normální" style:family="paragraph">
      <style:paragraph-properties style:text-autospace="none" fo:margin-bottom="0in" fo:line-height="150%"/>
    </style:style>
    <style:style style:name="T36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75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6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7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6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694" style:parent-style-name="Normální" style:family="paragraph">
      <style:paragraph-properties style:text-autospace="none" fo:margin-bottom="0in" fo:line-height="150%"/>
    </style:style>
    <style:style style:name="T36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6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6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0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706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37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0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7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3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734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7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737" style:parent-style-name="Normální" style:family="paragraph">
      <style:paragraph-properties style:text-autospace="none" fo:margin-bottom="0in" fo:line-height="150%"/>
    </style:style>
    <style:style style:name="T3738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37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4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7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4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7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789" style:parent-style-name="Normální" style:family="paragraph">
      <style:paragraph-properties style:text-autospace="none" fo:margin-bottom="0in" fo:line-height="150%"/>
    </style:style>
    <style:style style:name="T37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7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7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06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380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80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3809" style:parent-style-name="Normální" style:family="paragraph">
      <style:paragraph-properties style:text-autospace="none" fo:margin-bottom="0in" fo:line-height="150%"/>
    </style:style>
    <style:style style:name="T3810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8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4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8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3860" style:parent-style-name="Normální" style:family="paragraph">
      <style:paragraph-properties style:text-autospace="none" fo:margin-bottom="0in" fo:line-height="150%"/>
    </style:style>
    <style:style style:name="T38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8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89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898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38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3909" style:parent-style-name="Normální" style:family="paragraph">
      <style:paragraph-properties style:text-autospace="none" fo:margin-bottom="0in" fo:line-height="150%"/>
    </style:style>
    <style:style style:name="T39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2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9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4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9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6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39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3966" style:parent-style-name="Normální" style:family="paragraph">
      <style:paragraph-properties style:text-autospace="none" fo:margin-bottom="0in" fo:line-height="150%"/>
    </style:style>
    <style:style style:name="T39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39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39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4012" style:parent-style-name="Normální" style:family="paragraph">
      <style:paragraph-properties style:text-autospace="none" fo:margin-bottom="0in" fo:line-height="150%"/>
    </style:style>
    <style:style style:name="T40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3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03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0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3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0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5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4053" style:parent-style-name="Normální" style:family="paragraph">
      <style:paragraph-properties style:text-autospace="none" fo:margin-bottom="0in" fo:line-height="150%"/>
    </style:style>
    <style:style style:name="T40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56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0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7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4076" style:parent-style-name="Normální" style:family="paragraph">
      <style:paragraph-properties style:text-autospace="none" fo:margin-bottom="0in" fo:line-height="150%"/>
    </style:style>
    <style:style style:name="T407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0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8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087" style:parent-style-name="Standardnípísmoodstavce" style:family="text">
      <style:text-properties style:font-name="T3Font_29" style:font-name-complex="T3Font_29" fo:font-style="italic" style:font-style-asian="italic" style:font-style-complex="italic" fo:color="#1F1F1F" style:letter-kerning="false" fo:font-size="12pt" style:font-size-asian="12pt" style:font-size-complex="12pt"/>
    </style:style>
    <style:style style:name="T4088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4089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P4090" style:parent-style-name="Normální" style:family="paragraph">
      <style:paragraph-properties style:text-autospace="none" fo:margin-bottom="0in" fo:line-height="150%"/>
    </style:style>
    <style:style style:name="T4091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0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0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09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1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0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106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1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1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111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1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24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P4125" style:parent-style-name="Normální" style:family="paragraph">
      <style:paragraph-properties style:text-autospace="none" fo:margin-bottom="0in" fo:line-height="150%"/>
    </style:style>
    <style:style style:name="T412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127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41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3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134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1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3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137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41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40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1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4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4162" style:parent-style-name="Normální" style:family="paragraph">
      <style:paragraph-properties style:text-autospace="none" fo:margin-bottom="0in" fo:line-height="150%"/>
    </style:style>
    <style:style style:name="T41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7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171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1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8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181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41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9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1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1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1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4198" style:parent-style-name="Normální" style:family="paragraph">
      <style:paragraph-properties style:text-autospace="none" fo:margin-bottom="0in" fo:line-height="150%"/>
    </style:style>
    <style:style style:name="T41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0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2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2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221" style:parent-style-name="Standardnípísmoodstavce" style:family="text">
      <style:text-properties style:font-name="T3Font_25" style:font-name-complex="T3Font_25" fo:color="#1F1F1F" style:letter-kerning="false" fo:font-size="12pt" style:font-size-asian="12pt" style:font-size-complex="12pt"/>
    </style:style>
    <style:style style:name="T42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4241" style:parent-style-name="Normální" style:family="paragraph">
      <style:paragraph-properties style:text-autospace="none" fo:margin-bottom="0in" fo:line-height="150%"/>
    </style:style>
    <style:style style:name="T42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4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2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4279" style:parent-style-name="Normální" style:family="paragraph">
      <style:paragraph-properties style:text-autospace="none" fo:margin-bottom="0in" fo:line-height="150%"/>
    </style:style>
    <style:style style:name="T42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8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28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2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9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2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9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2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2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2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04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3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0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3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4317" style:parent-style-name="Normální" style:family="paragraph">
      <style:paragraph-properties style:text-autospace="none" fo:margin-bottom="0in" fo:line-height="150%"/>
    </style:style>
    <style:style style:name="T43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4362" style:parent-style-name="Normální" style:family="paragraph">
      <style:paragraph-properties style:text-autospace="none" fo:margin-bottom="0in" fo:line-height="150%"/>
    </style:style>
    <style:style style:name="T43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6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3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7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3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8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8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3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3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4405" style:parent-style-name="Normální" style:family="paragraph">
      <style:paragraph-properties style:text-autospace="none" fo:margin-bottom="0in" fo:line-height="150%"/>
    </style:style>
    <style:style style:name="T44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0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1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417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4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2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2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2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2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2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2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2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2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3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4448" style:parent-style-name="Normální" style:family="paragraph">
      <style:paragraph-properties style:text-autospace="none" fo:margin-bottom="0in" fo:line-height="150%"/>
    </style:style>
    <style:style style:name="T444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7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4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8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8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8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4493" style:parent-style-name="Normální" style:family="paragraph">
      <style:paragraph-properties style:text-autospace="none" fo:margin-bottom="0in" fo:line-height="150%"/>
    </style:style>
    <style:style style:name="T44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9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4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4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0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0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0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50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51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1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1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1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1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1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1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18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51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31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5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P4536" style:parent-style-name="Normální" style:family="paragraph">
      <style:paragraph-properties style:text-autospace="none" fo:margin-bottom="0in" fo:line-height="150%"/>
    </style:style>
    <style:style style:name="T453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3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3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4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4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4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4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4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4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4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4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48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54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5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5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5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5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5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5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5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6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4563" style:parent-style-name="Normální" style:family="paragraph">
      <style:paragraph-properties style:text-autospace="none" fo:margin-bottom="0in" fo:line-height="150%"/>
    </style:style>
    <style:style style:name="T4564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5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6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5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7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579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5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8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82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58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84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5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8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8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8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8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9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9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9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9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9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9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59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9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59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59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0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0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0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0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0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0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0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4607" style:parent-style-name="Normální" style:family="paragraph">
      <style:paragraph-properties style:text-autospace="none" fo:margin-bottom="0in" fo:line-height="150%"/>
    </style:style>
    <style:style style:name="T460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0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6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1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61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22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6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2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30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63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3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3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3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3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3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3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4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4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4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4649" style:parent-style-name="Normální" style:family="paragraph">
      <style:paragraph-properties style:text-autospace="none" fo:margin-bottom="0in" fo:line-height="150%"/>
    </style:style>
    <style:style style:name="T465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5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5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5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5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5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5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5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5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5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6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6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6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6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6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6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6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6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6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6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7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7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7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7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7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7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76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77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7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7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8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81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4682" style:parent-style-name="Normální" style:family="paragraph">
      <style:paragraph-properties style:text-autospace="none" fo:margin-bottom="0in" fo:line-height="150%"/>
    </style:style>
    <style:style style:name="T4683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68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8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86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68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8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8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9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9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9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9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9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9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9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9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69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69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0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0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0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0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0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0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0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16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71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1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19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72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2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2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2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2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2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2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2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P4728" style:parent-style-name="Normální" style:family="paragraph">
      <style:paragraph-properties style:text-autospace="none" fo:margin-bottom="0in" fo:line-height="150%"/>
    </style:style>
    <style:style style:name="T472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3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3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3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3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3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3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3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3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73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3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4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4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42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43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44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45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46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4747" style:parent-style-name="Normální" style:family="paragraph">
      <style:paragraph-properties style:text-autospace="none" fo:margin-bottom="0in" fo:line-height="150%"/>
    </style:style>
    <style:style style:name="T4748" style:parent-style-name="Standardnípísmoodstavce" style:family="text">
      <style:text-properties style:font-name="T3Font_26" style:font-name-complex="T3Font_26" fo:color="#0074B9" style:letter-kerning="false" fo:font-size="12pt" style:font-size-asian="12pt" style:font-size-complex="12pt"/>
    </style:style>
    <style:style style:name="T4749" style:parent-style-name="Standardnípísmoodstavce" style:family="text">
      <style:text-properties style:font-name="T3Font_28" style:font-name-complex="T3Font_28" fo:color="#0074B9" style:letter-kerning="false" fo:font-size="12pt" style:font-size-asian="12pt" style:font-size-complex="12pt"/>
    </style:style>
    <style:style style:name="T4750" style:parent-style-name="Standardnípísmoodstavce" style:family="text">
      <style:text-properties style:font-name="T3Font_27" style:font-name-complex="T3Font_27" fo:color="#0074B9" style:letter-kerning="false" fo:font-size="12pt" style:font-size-asian="12pt" style:font-size-complex="12pt"/>
    </style:style>
    <style:style style:name="T4751" style:parent-style-name="Standardnípísmoodstavce" style:family="text">
      <style:text-properties style:font-name="T3Font_28" style:font-name-complex="T3Font_28" fo:color="#0074B9" style:letter-kerning="false" fo:font-size="12pt" style:font-size-asian="12pt" style:font-size-complex="12pt"/>
    </style:style>
    <style:style style:name="T4752" style:parent-style-name="Standardnípísmoodstavce" style:family="text">
      <style:text-properties style:font-name="T3Font_27" style:font-name-complex="T3Font_27" fo:color="#0074B9" style:letter-kerning="false" fo:font-size="12pt" style:font-size-asian="12pt" style:font-size-complex="12pt"/>
    </style:style>
    <style:style style:name="T4753" style:parent-style-name="Standardnípísmoodstavce" style:family="text">
      <style:text-properties style:font-name="T3Font_28" style:font-name-complex="T3Font_28" fo:color="#0074B9" style:letter-kerning="false" fo:font-size="12pt" style:font-size-asian="12pt" style:font-size-complex="12pt"/>
    </style:style>
    <style:style style:name="T4754" style:parent-style-name="Standardnípísmoodstavce" style:family="text">
      <style:text-properties style:font-name="T3Font_27" style:font-name-complex="T3Font_27" fo:color="#0074B9" style:letter-kerning="false" fo:font-size="12pt" style:font-size-asian="12pt" style:font-size-complex="12pt"/>
    </style:style>
    <style:style style:name="T475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75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5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58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75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6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6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6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6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6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6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6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6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6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6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7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7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7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7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7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7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7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7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7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7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8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8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78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783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P4784" style:parent-style-name="Normální" style:family="paragraph">
      <style:paragraph-properties fo:line-height="150%"/>
    </style:style>
    <style:style style:name="T4785" style:parent-style-name="Standardnípísmoodstavce" style:family="text">
      <style:text-properties style:font-name="T3Font_38" style:font-name-complex="T3Font_38" fo:color="#1F1F1F" style:letter-kerning="false" fo:font-size="12pt" style:font-size-asian="12pt" style:font-size-complex="12pt"/>
    </style:style>
    <style:style style:name="T4786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4787" style:parent-style-name="Standardnípísmoodstavce" style:family="text">
      <style:text-properties style:font-name="T3Font_22" style:font-name-complex="T3Font_22" fo:color="#1F1F1F" style:letter-kerning="false" fo:font-size="12pt" style:font-size-asian="12pt" style:font-size-complex="12pt"/>
    </style:style>
    <style:style style:name="T4788" style:parent-style-name="Standardnípísmoodstavce" style:family="text">
      <style:text-properties style:font-name="T3Font_23" style:font-name-complex="T3Font_23" fo:color="#1F1F1F" style:letter-kerning="false" fo:font-size="12pt" style:font-size-asian="12pt" style:font-size-complex="12pt"/>
    </style:style>
    <style:style style:name="T4789" style:parent-style-name="Standardnípísmoodstavce" style:family="text">
      <style:text-properties style:font-name="T3Font_24" style:font-name-complex="T3Font_24" fo:color="#1F1F1F" style:letter-kerning="false" fo:font-size="12pt" style:font-size-asian="12pt" style:font-size-complex="12pt"/>
    </style:style>
    <style:style style:name="T4790" style:parent-style-name="Standardnípísmoodstavce" style:family="text">
      <style:text-properties style:font-name="T3Font_33" style:font-name-complex="T3Font_33" fo:font-style="italic" style:font-style-asian="italic" style:font-style-complex="italic" fo:color="#1F1F1F" style:letter-kerning="false" fo:font-size="12pt" style:font-size-asian="12pt" style:font-size-complex="12pt"/>
    </style:style>
    <style:style style:name="T4791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4792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4793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4794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4795" style:parent-style-name="Standardnípísmoodstavce" style:family="text">
      <style:text-properties style:font-name="T3Font_39" style:font-name-complex="T3Font_39" fo:font-style="italic" style:font-style-asian="italic" style:font-style-complex="italic" fo:color="#1F1F1F" style:letter-kerning="false" fo:font-size="12pt" style:font-size-asian="12pt" style:font-size-complex="12pt"/>
    </style:style>
    <style:style style:name="T4796" style:parent-style-name="Standardnípísmoodstavce" style:family="text">
      <style:text-properties style:font-name="T3Font_29" style:font-name-complex="T3Font_29" fo:font-style="italic" style:font-style-asian="italic" style:font-style-complex="italic" fo:color="#1F1F1F" style:letter-kerning="false" fo:font-size="12pt" style:font-size-asian="12pt" style:font-size-complex="12pt"/>
    </style:style>
    <style:style style:name="T4797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4798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4799" style:parent-style-name="Standardnípísmoodstavce" style:family="text">
      <style:text-properties style:font-name="T3Font_39" style:font-name-complex="T3Font_39" fo:font-style="italic" style:font-style-asian="italic" style:font-style-complex="italic" fo:color="#1F1F1F" style:letter-kerning="false" fo:font-size="12pt" style:font-size-asian="12pt" style:font-size-complex="12pt"/>
    </style:style>
    <style:style style:name="T4800" style:parent-style-name="Standardnípísmoodstavce" style:family="text">
      <style:text-properties style:font-name="T3Font_29" style:font-name-complex="T3Font_29" fo:font-style="italic" style:font-style-asian="italic" style:font-style-complex="italic" fo:color="#1F1F1F" style:letter-kerning="false" fo:font-size="12pt" style:font-size-asian="12pt" style:font-size-complex="12pt"/>
    </style:style>
    <style:style style:name="T4801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4802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4803" style:parent-style-name="Standardnípísmoodstavce" style:family="text">
      <style:text-properties style:font-name="T3Font_31" style:font-name-complex="T3Font_31" fo:font-style="italic" style:font-style-asian="italic" style:font-style-complex="italic" fo:color="#1F1F1F" style:letter-kerning="false" fo:font-size="12pt" style:font-size-asian="12pt" style:font-size-complex="12pt"/>
    </style:style>
    <style:style style:name="T4804" style:parent-style-name="Standardnípísmoodstavce" style:family="text">
      <style:text-properties style:font-name="T3Font_32" style:font-name-complex="T3Font_32" fo:font-style="italic" style:font-style-asian="italic" style:font-style-complex="italic" fo:color="#1F1F1F" style:letter-kerning="false" fo:font-size="12pt" style:font-size-asian="12pt" style:font-size-complex="12pt"/>
    </style:style>
    <style:style style:name="T4805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806" style:parent-style-name="Standardnípísmoodstavce" style:family="text">
      <style:text-properties style:font-name="T3Font_26" style:font-name-complex="T3Font_26" fo:color="#1F1F1F" style:letter-kerning="false" fo:font-size="12pt" style:font-size-asian="12pt" style:font-size-complex="12pt"/>
    </style:style>
    <style:style style:name="T4807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08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09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10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11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12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13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14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15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16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17" style:parent-style-name="Standardnípísmoodstavce" style:family="text">
      <style:text-properties style:font-name="T3Font_30" style:font-name-complex="T3Font_30" fo:color="#1F1F1F" style:letter-kerning="false" fo:font-size="12pt" style:font-size-asian="12pt" style:font-size-complex="12pt"/>
    </style:style>
    <style:style style:name="T4818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19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  <style:style style:name="T4820" style:parent-style-name="Standardnípísmoodstavce" style:family="text">
      <style:text-properties style:font-name="T3Font_27" style:font-name-complex="T3Font_27" fo:color="#1F1F1F" style:letter-kerning="false" fo:font-size="12pt" style:font-size-asian="12pt" style:font-size-complex="12pt"/>
    </style:style>
    <style:style style:name="T4821" style:parent-style-name="Standardnípísmoodstavce" style:family="text">
      <style:text-properties style:font-name="T3Font_28" style:font-name-complex="T3Font_28" fo:color="#1F1F1F" style:letter-kerning="false" fo:font-size="12pt" style:font-size-asian="12pt" style:font-size-complex="12pt"/>
    </style:style>
  </office:automatic-styles>
  <office:body>
    <office:text text:use-soft-page-breaks="true">
      <text:p text:style-name="P1"><text:span text:style-name="T2">C</text:span><text:span text:style-name="T3">orpor</text:span><text:span text:style-name="T4">a</text:span><text:span text:style-name="T5">t</text:span><text:span text:style-name="T6">e ide</text:span><text:span text:style-name="T7">nt</text:span><text:span text:style-name="T8">i</text:span><text:span text:style-name="T9">ty</text:span></text:p>
      <text:p text:style-name="P10"><text:span text:style-name="T11">C</text:span><text:span text:style-name="T12">orpor</text:span><text:span text:style-name="T13">a</text:span><text:span text:style-name="T14">t</text:span><text:span text:style-name="T15">e ide</text:span><text:span text:style-name="T16">nt</text:span><text:span text:style-name="T17">i</text:span><text:span text:style-name="T18">ty<text:s/></text:span><text:span text:style-name="T19">–<text:s/></text:span><text:span text:style-name="T20">h</text:span><text:span text:style-name="T21">l</text:span><text:span text:style-name="T22">a</text:span><text:span text:style-name="T23">vn</text:span><text:span text:style-name="T24">í čá</text:span><text:span text:style-name="T25">st</text:span><text:span text:style-name="T26">i a cha</text:span><text:span text:style-name="T27">r</text:span><text:span text:style-name="T28">ak</text:span><text:span text:style-name="T29">t</text:span><text:span text:style-name="T30">e</text:span><text:span text:style-name="T31">r</text:span><text:span text:style-name="T32">i</text:span><text:span text:style-name="T33">st</text:span><text:span text:style-name="T34">ik</text:span><text:span text:style-name="T35">y<text:s/></text:span><text:span text:style-name="T36">ide</text:span><text:span text:style-name="T37">nt</text:span><text:span text:style-name="T38">i</text:span><text:span text:style-name="T39">ty<text:s/></text:span><text:span text:style-name="T40">fi</text:span><text:span text:style-name="T41">rmy</text:span></text:p>
      <text:p text:style-name="P42"><text:span text:style-name="T43">C</text:span><text:span text:style-name="T44">orpor</text:span><text:span text:style-name="T45">a</text:span><text:span text:style-name="T46">t</text:span><text:span text:style-name="T47">e ide</text:span><text:span text:style-name="T48">nt</text:span><text:span text:style-name="T49">i</text:span><text:span text:style-name="T50">ty</text:span><text:span text:style-name="T51">,<text:s/></text:span><text:span text:style-name="T52">n</text:span><text:span text:style-name="T53">eb</text:span><text:span text:style-name="T54">ol</text:span><text:span text:style-name="T55">i<text:s/></text:span><text:span text:style-name="T56">v<text:s/></text:span><text:span text:style-name="T57">če</text:span><text:span text:style-name="T58">s</text:span><text:span text:style-name="T59">ké</text:span><text:span text:style-name="T60">m př</text:span><text:span text:style-name="T61">ek</text:span><text:span text:style-name="T62">l</text:span><text:span text:style-name="T63">ad</text:span><text:span text:style-name="T64">u<text:s/></text:span><text:span text:style-name="T65">fi</text:span><text:span text:style-name="T66">r</text:span><text:span text:style-name="T67">e</text:span><text:span text:style-name="T68">mn</text:span><text:span text:style-name="T69">í ide</text:span><text:span text:style-name="T70">nt</text:span><text:span text:style-name="T71">i</text:span><text:span text:style-name="T72">t</text:span><text:span text:style-name="T73">a je<text:s/></text:span><text:span text:style-name="T74">z</text:span><text:span text:style-name="T75">jed</text:span><text:span text:style-name="T76">no</text:span><text:span text:style-name="T77">d</text:span><text:span text:style-name="T78">uš</text:span><text:span text:style-name="T79">e</text:span><text:span text:style-name="T80">n</text:span><text:span text:style-name="T81">ě<text:s/></text:span><text:span text:style-name="T82">s</text:span><text:span text:style-name="T83">h</text:span><text:span text:style-name="T84">rnut</text:span><text:span text:style-name="T85">í</text:span></text:p>
      <text:p text:style-name="P86"><text:span text:style-name="T87">vš</text:span><text:span text:style-name="T88">eh</text:span><text:span text:style-name="T89">o</text:span><text:span text:style-name="T90">,<text:s/></text:span><text:span text:style-name="T91">čí</text:span><text:span text:style-name="T92">m s</text:span><text:span text:style-name="T93">e<text:s/></text:span><text:span text:style-name="T94">su</text:span><text:span text:style-name="T95">bjek</text:span><text:span text:style-name="T96">t n</text:span><text:span text:style-name="T97">a</text:span><text:span text:style-name="T98">v</text:span><text:span text:style-name="T99">e</text:span><text:span text:style-name="T100">n</text:span><text:span text:style-name="T101">ek<text:s/></text:span><text:span text:style-name="T102">pr</text:span><text:span text:style-name="T103">e</text:span><text:span text:style-name="T104">z</text:span><text:span text:style-name="T105">e</text:span><text:span text:style-name="T106">ntu</text:span><text:span text:style-name="T107">je</text:span><text:span text:style-name="T108">.</text:span></text:p>
      <text:p text:style-name="P109"><text:span text:style-name="T110">V<text:s/></text:span><text:span text:style-name="T111">pr</text:span><text:span text:style-name="T112">a</text:span><text:span text:style-name="T113">x</text:span><text:span text:style-name="T114">i<text:s/></text:span><text:span text:style-name="T115">s</text:span><text:span text:style-name="T116">e ča</text:span><text:span text:style-name="T117">sto použ</text:span><text:span text:style-name="T118">í</text:span><text:span text:style-name="T119">v</text:span><text:span text:style-name="T120">á<text:s/></text:span><text:span text:style-name="T121">z</text:span><text:span text:style-name="T122">k</text:span><text:span text:style-name="T123">r</text:span><text:span text:style-name="T124">a</text:span><text:span text:style-name="T125">t</text:span><text:span text:style-name="T126">ka<text:s/></text:span><text:span text:style-name="T127">CI</text:span><text:span text:style-name="T128">,<text:s/></text:span><text:span text:style-name="T129">její<text:s/></text:span><text:span text:style-name="T130">použ</text:span><text:span text:style-name="T131">i</text:span><text:span text:style-name="T132">t</text:span><text:span text:style-name="T133">í<text:s/></text:span><text:span text:style-name="T134">n</text:span><text:span text:style-name="T135">ic</text:span><text:span text:style-name="T136">m</text:span><text:span text:style-name="T137">é</text:span><text:span text:style-name="T138">n</text:span><text:span text:style-name="T139">ě<text:s/></text:span><text:span text:style-name="T140">n</text:span><text:span text:style-name="T141">e</text:span><text:span text:style-name="T142">n</text:span><text:span text:style-name="T143">í<text:s/></text:span><text:span text:style-name="T144">vž</text:span><text:span text:style-name="T145">d</text:span><text:span text:style-name="T146">y spr</text:span><text:span text:style-name="T147">á</text:span><text:span text:style-name="T148">vn</text:span><text:span text:style-name="T149">é</text:span><text:span text:style-name="T150">,<text:s/></text:span><text:span text:style-name="T151">n</text:span><text:span text:style-name="T152">eb<text:s/></text:span><text:span text:style-name="T153">s</text:span><text:span text:style-name="T154">e<text:s/></text:span><text:span text:style-name="T155">n</text:span><text:span text:style-name="T156">a<text:s/></text:span><text:span text:style-name="T157">n</text:span><text:span text:style-name="T158">ěk</text:span><text:span text:style-name="T159">ol</text:span><text:span text:style-name="T160">ika</text:span></text:p>
      <text:p text:style-name="P161"><text:span text:style-name="T162">str</text:span><text:span text:style-name="T163">á</text:span><text:span text:style-name="T164">n</text:span><text:span text:style-name="T165">kách<text:s/></text:span><text:span text:style-name="T166">n</text:span><text:span text:style-name="T167">abí</text:span><text:span text:style-name="T168">z</text:span><text:span text:style-name="T169">ejících c</text:span><text:span text:style-name="T170">orpor</text:span><text:span text:style-name="T171">a</text:span><text:span text:style-name="T172">t</text:span><text:span text:style-name="T173">e ide</text:span><text:span text:style-name="T174">nt</text:span><text:span text:style-name="T175">i</text:span><text:span text:style-name="T176">ty s</text:span><text:span text:style-name="T177">e</text:span><text:span text:style-name="T178">t</text:span><text:span text:style-name="T179">ká</text:span><text:span text:style-name="T180">m</text:span><text:span text:style-name="T181">e<text:s/></text:span><text:span text:style-name="T182">s vy</text:span><text:span text:style-name="T183">jád</text:span><text:span text:style-name="T184">ř</text:span><text:span text:style-name="T185">e</text:span><text:span text:style-name="T186">n</text:span><text:span text:style-name="T187">í</text:span><text:span text:style-name="T188">m</text:span><text:span text:style-name="T189">i<text:s/></text:span><text:span text:style-name="T190">typu<text:s/></text:span><text:span text:style-name="T191">"</text:span><text:span text:style-name="T192">CI<text:s/></text:span><text:span text:style-name="T193">=<text:s/></text:span><text:span text:style-name="T194">v</text:span><text:span text:style-name="T195">i</text:span><text:span text:style-name="T196">zu</text:span><text:span text:style-name="T197">á</text:span><text:span text:style-name="T198">ln</text:span><text:span text:style-name="T199">í ide</text:span><text:span text:style-name="T200">nt</text:span><text:span text:style-name="T201">i</text:span><text:span text:style-name="T202">t</text:span><text:span text:style-name="T203">a</text:span><text:span text:style-name="T204">,<text:s/></text:span><text:span text:style-name="T205">CI</text:span></text:p>
      <text:p text:style-name="P206"><text:span text:style-name="T207">zn</text:span><text:span text:style-name="T208">a</text:span><text:span text:style-name="T209">m</text:span><text:span text:style-name="T210">e</text:span><text:span text:style-name="T211">n</text:span><text:span text:style-name="T212">á jed</text:span><text:span text:style-name="T213">notný v</text:span><text:span text:style-name="T214">i</text:span><text:span text:style-name="T215">zu</text:span><text:span text:style-name="T216">á</text:span><text:span text:style-name="T217">ln</text:span><text:span text:style-name="T218">í<text:s/></text:span><text:span text:style-name="T219">styl</text:span><text:span text:style-name="T220">,<text:s/></text:span><text:span text:style-name="T221">CI<text:s/></text:span><text:span text:style-name="T222">o</text:span><text:span text:style-name="T223">d<text:s/></text:span><text:span text:style-name="T224">n</text:span><text:span text:style-name="T225">á</text:span><text:span text:style-name="T226">s o</text:span><text:span text:style-name="T227">b</text:span><text:span text:style-name="T228">s</text:span><text:span text:style-name="T229">ah</text:span><text:span text:style-name="T230">u</text:span><text:span text:style-name="T231">je k</text:span><text:span text:style-name="T232">ompl</text:span><text:span text:style-name="T233">e</text:span><text:span text:style-name="T234">tn</text:span><text:span text:style-name="T235">í<text:s/></text:span><text:span text:style-name="T236">m</text:span><text:span text:style-name="T237">a</text:span><text:span text:style-name="T238">nu</text:span><text:span text:style-name="T239">á</text:span><text:span text:style-name="T240">l</text:span><text:span text:style-name="T241">,<text:s/></text:span><text:span text:style-name="T242">lo</text:span><text:span text:style-name="T243">ga</text:span><text:span text:style-name="T244">,<text:s/></text:span><text:span text:style-name="T245">p</text:span><text:span text:style-name="T246">a</text:span><text:span text:style-name="T247">p</text:span><text:span text:style-name="T248">í</text:span><text:span text:style-name="T249">ry</text:span><text:span text:style-name="T250">,..."<text:s/></text:span><text:span text:style-name="T251">a</text:span><text:span text:style-name="T252">t</text:span><text:span text:style-name="T253">d</text:span><text:span text:style-name="T254">.</text:span></text:p>
      <text:p text:style-name="P255"><text:span text:style-name="T256">C</text:span><text:span text:style-name="T257">orpor</text:span><text:span text:style-name="T258">a</text:span><text:span text:style-name="T259">t</text:span><text:span text:style-name="T260">e ide</text:span><text:span text:style-name="T261">nt</text:span><text:span text:style-name="T262">i</text:span><text:span text:style-name="T263">ty s</text:span><text:span text:style-name="T264">e ča</text:span><text:span text:style-name="T265">sto z</text:span><text:span text:style-name="T266">a</text:span><text:span text:style-name="T267">m</text:span><text:span text:style-name="T268">ě</text:span><text:span text:style-name="T269">ňu</text:span><text:span text:style-name="T270">je<text:s/></text:span><text:span text:style-name="T271">s<text:s/></text:span><text:span text:style-name="T272">c</text:span><text:span text:style-name="T273">orpor</text:span><text:span text:style-name="T274">a</text:span><text:span text:style-name="T275">t</text:span><text:span text:style-name="T276">e de</text:span><text:span text:style-name="T277">s</text:span><text:span text:style-name="T278">ig</text:span><text:span text:style-name="T279">n</text:span><text:span text:style-name="T280">e</text:span><text:span text:style-name="T281">m</text:span><text:span text:style-name="T282">,<text:s/></text:span><text:span text:style-name="T283">c</text:span><text:span text:style-name="T284">ož<text:s/></text:span><text:span text:style-name="T285">je<text:s/></text:span><text:span text:style-name="T286">v</text:span><text:span text:style-name="T287">e<text:s/></text:span><text:span text:style-name="T288">sv</text:span><text:span text:style-name="T289">é<text:s/></text:span><text:span text:style-name="T290">po</text:span><text:span text:style-name="T291">d</text:span><text:span text:style-name="T292">st</text:span><text:span text:style-name="T293">a</text:span><text:span text:style-name="T294">t</text:span><text:span text:style-name="T295">ě<text:s/></text:span><text:span text:style-name="T296">to</text:span><text:span text:style-name="T297">,<text:s/></text:span><text:span text:style-name="T298">c</text:span><text:span text:style-name="T299">o</text:span></text:p>
      <text:p text:style-name="P300"><text:span text:style-name="T301">j</text:span><text:span text:style-name="T302">s</text:span><text:span text:style-name="T303">e</text:span><text:span text:style-name="T304">m pops</text:span><text:span text:style-name="T305">a</text:span><text:span text:style-name="T306">l n</text:span><text:span text:style-name="T307">ah</text:span><text:span text:style-name="T308">oř</text:span><text:span text:style-name="T309">e</text:span><text:span text:style-name="T310">.<text:s/></text:span><text:span text:style-name="T311">C</text:span><text:span text:style-name="T312">orpor</text:span><text:span text:style-name="T313">a</text:span><text:span text:style-name="T314">t</text:span><text:span text:style-name="T315">e de</text:span><text:span text:style-name="T316">s</text:span><text:span text:style-name="T317">ig</text:span><text:span text:style-name="T318">n<text:s/></text:span><text:span text:style-name="T319">je je</text:span><text:span text:style-name="T320">n<text:s/></text:span><text:span text:style-name="T321">jed</text:span><text:span text:style-name="T322">nou z v</text:span><text:span text:style-name="T323">íce čá</text:span><text:span text:style-name="T324">st</text:span><text:span text:style-name="T325">í k</text:span><text:span text:style-name="T326">ompl</text:span><text:span text:style-name="T327">e</text:span><text:span text:style-name="T328">tn</text:span><text:span text:style-name="T329">íh</text:span><text:span text:style-name="T330">o sou</text:span><text:span text:style-name="T331">b</text:span><text:span text:style-name="T332">oru</text:span></text:p>
      <text:p text:style-name="P333"><text:span text:style-name="T334">c</text:span><text:span text:style-name="T335">orpor</text:span><text:span text:style-name="T336">a</text:span><text:span text:style-name="T337">t</text:span><text:span text:style-name="T338">e ide</text:span><text:span text:style-name="T339">nt</text:span><text:span text:style-name="T340">i</text:span><text:span text:style-name="T341">ty</text:span><text:span text:style-name="T342">.</text:span></text:p>
      <text:p text:style-name="P343"><text:span text:style-name="T344">C</text:span><text:span text:style-name="T345">orpor</text:span><text:span text:style-name="T346">a</text:span><text:span text:style-name="T347">t</text:span><text:span text:style-name="T348">e ide</text:span><text:span text:style-name="T349">nt</text:span><text:span text:style-name="T350">i</text:span><text:span text:style-name="T351">ty<text:s/></text:span><text:span text:style-name="T352">je da</text:span><text:span text:style-name="T353">l</text:span><text:span text:style-name="T354">ek</text:span><text:span text:style-name="T355">o v</text:span><text:span text:style-name="T356">íc<text:s/></text:span><text:span text:style-name="T357">n</text:span><text:span text:style-name="T358">e</text:span><text:span text:style-name="T359">ž<text:s/></text:span><text:span text:style-name="T360">je</text:span><text:span text:style-name="T361">n lo</text:span><text:span text:style-name="T362">g</text:span><text:span text:style-name="T363">o<text:s/></text:span><text:span text:style-name="T364">a de</text:span><text:span text:style-name="T365">s</text:span><text:span text:style-name="T366">ig</text:span><text:span text:style-name="T367">n</text:span><text:span text:style-name="T368">,<text:s/></text:span><text:span text:style-name="T369">je<text:s/></text:span><text:span text:style-name="T370">to pr</text:span><text:span text:style-name="T371">e</text:span><text:span text:style-name="T372">z</text:span><text:span text:style-name="T373">e</text:span><text:span text:style-name="T374">nt</text:span><text:span text:style-name="T375">ace fi</text:span><text:span text:style-name="T376">rmy n</text:span><text:span text:style-name="T377">a</text:span><text:span text:style-name="T378">v</text:span><text:span text:style-name="T379">e</text:span><text:span text:style-name="T380">n</text:span><text:span text:style-name="T381">ek</text:span><text:span text:style-name="T382">,<text:s/></text:span><text:span text:style-name="T383">je<text:s/></text:span><text:span text:style-name="T384">to</text:span></text:p>
      <text:p text:style-name="P385"><text:span text:style-name="T386">sou</text:span><text:span text:style-name="T387">čá</text:span><text:span text:style-name="T388">st<text:s/></text:span><text:span text:style-name="T389">k</text:span><text:span text:style-name="T390">ompl</text:span><text:span text:style-name="T391">e</text:span><text:span text:style-name="T392">tn</text:span><text:span text:style-name="T393">í fi</text:span><text:span text:style-name="T394">r</text:span><text:span text:style-name="T395">e</text:span><text:span text:style-name="T396">mn</text:span><text:span text:style-name="T397">í<text:s/></text:span><text:span text:style-name="T398">str</text:span><text:span text:style-name="T399">a</text:span><text:span text:style-name="T400">t</text:span><text:span text:style-name="T401">egie a<text:s/></text:span><text:span text:style-name="T402">pl</text:span><text:span text:style-name="T403">á</text:span><text:span text:style-name="T404">nov</text:span><text:span text:style-name="T405">á</text:span><text:span text:style-name="T406">n</text:span><text:span text:style-name="T407">í</text:span><text:span text:style-name="T408">.<text:s/></text:span><text:span text:style-name="T409">M</text:span><text:span text:style-name="T410">ě</text:span><text:span text:style-name="T411">l</text:span><text:span text:style-name="T412">a b</text:span><text:span text:style-name="T413">y<text:s/></text:span><text:span text:style-name="T414">b</text:span><text:span text:style-name="T415">ýt<text:s/></text:span><text:span text:style-name="T416">jedi</text:span><text:span text:style-name="T417">n</text:span><text:span text:style-name="T418">eč</text:span><text:span text:style-name="T419">n</text:span><text:span text:style-name="T420">á a<text:s/></text:span><text:span text:style-name="T421">n</text:span><text:span text:style-name="T422">e</text:span><text:span text:style-name="T423">z</text:span><text:span text:style-name="T424">a</text:span><text:span text:style-name="T425">m</text:span><text:span text:style-name="T426">ě</text:span><text:span text:style-name="T427">n</text:span><text:span text:style-name="T428">i</text:span><text:span text:style-name="T429">t</text:span><text:span text:style-name="T430">e</text:span><text:span text:style-name="T431">ln</text:span><text:span text:style-name="T432">á<text:s/></text:span><text:span text:style-name="T433">s</text:span></text:p>
      <text:p text:style-name="P434"><text:span text:style-name="T435">ji</text:span><text:span text:style-name="T436">ným</text:span><text:span text:style-name="T437">i<text:s/></text:span><text:span text:style-name="T438">su</text:span><text:span text:style-name="T439">bjek</text:span><text:span text:style-name="T440">ty</text:span><text:span text:style-name="T441">.<text:s/></text:span><text:span text:style-name="T442">P</text:span><text:span text:style-name="T443">o</text:span><text:span text:style-name="T444">d</text:span><text:span text:style-name="T445">o</text:span><text:span text:style-name="T446">b</text:span><text:span text:style-name="T447">n</text:span><text:span text:style-name="T448">ě jak</text:span><text:span text:style-name="T449">o m</text:span><text:span text:style-name="T450">á ka</text:span><text:span text:style-name="T451">ž</text:span><text:span text:style-name="T452">d</text:span><text:span text:style-name="T453">ý<text:s/></text:span><text:span text:style-name="T454">č</text:span><text:span text:style-name="T455">lov</text:span><text:span text:style-name="T456">ěk<text:s/></text:span><text:span text:style-name="T457">sv</text:span><text:span text:style-name="T458">é<text:s/></text:span><text:span text:style-name="T459">un</text:span><text:span text:style-name="T460">iká</text:span><text:span text:style-name="T461">tn</text:span><text:span text:style-name="T462">í<text:s/></text:span><text:span text:style-name="T463">vl</text:span><text:span text:style-name="T464">a</text:span><text:span text:style-name="T465">stnost</text:span><text:span text:style-name="T466">i a cha</text:span><text:span text:style-name="T467">r</text:span><text:span text:style-name="T468">ak</text:span><text:span text:style-name="T469">t</text:span><text:span text:style-name="T470">e</text:span><text:span text:style-name="T471">r</text:span><text:span text:style-name="T472">i</text:span><text:span text:style-name="T473">st</text:span><text:span text:style-name="T474">ik</text:span><text:span text:style-name="T475">y</text:span><text:span text:style-name="T476">,</text:span></text:p>
      <text:p text:style-name="P477"><text:span text:style-name="T478">k</text:span><text:span text:style-name="T479">t</text:span><text:span text:style-name="T480">e</text:span><text:span text:style-name="T481">rým</text:span><text:span text:style-name="T482">i<text:s/></text:span><text:span text:style-name="T483">s</text:span><text:span text:style-name="T484">e<text:s/></text:span><text:span text:style-name="T485">n</text:span><text:span text:style-name="T486">a</text:span><text:span text:style-name="T487">v</text:span><text:span text:style-name="T488">e</text:span><text:span text:style-name="T489">n</text:span><text:span text:style-name="T490">ek<text:s/></text:span><text:span text:style-name="T491">pr</text:span><text:span text:style-name="T492">e</text:span><text:span text:style-name="T493">z</text:span><text:span text:style-name="T494">e</text:span><text:span text:style-name="T495">ntu</text:span><text:span text:style-name="T496">je a<text:s/></text:span><text:span text:style-name="T497">vy</text:span><text:span text:style-name="T498">jad</text:span><text:span text:style-name="T499">řu</text:span><text:span text:style-name="T500">je</text:span><text:span text:style-name="T501">,<text:s/></text:span><text:span text:style-name="T502">i fi</text:span><text:span text:style-name="T503">rm</text:span><text:span text:style-name="T504">a<text:s/></text:span><text:span text:style-name="T505">m</text:span><text:span text:style-name="T506">á<text:s/></text:span><text:span text:style-name="T507">o</text:span><text:span text:style-name="T508">bd</text:span><text:span text:style-name="T509">o</text:span><text:span text:style-name="T510">b</text:span><text:span text:style-name="T511">n</text:span><text:span text:style-name="T512">é cha</text:span><text:span text:style-name="T513">r</text:span><text:span text:style-name="T514">ak</text:span><text:span text:style-name="T515">t</text:span><text:span text:style-name="T516">e</text:span><text:span text:style-name="T517">r</text:span><text:span text:style-name="T518">i</text:span><text:span text:style-name="T519">st</text:span><text:span text:style-name="T520">ik</text:span><text:span text:style-name="T521">y</text:span><text:span text:style-name="T522">.</text:span></text:p>
      <text:p text:style-name="P523"><text:span text:style-name="T524">F</text:span><text:span text:style-name="T525">i</text:span><text:span text:style-name="T526">r</text:span><text:span text:style-name="T527">e</text:span><text:span text:style-name="T528">mn</text:span><text:span text:style-name="T529">í ide</text:span><text:span text:style-name="T530">nt</text:span><text:span text:style-name="T531">i</text:span><text:span text:style-name="T532">t</text:span><text:span text:style-name="T533">a<text:s/></text:span><text:span text:style-name="T534">z</text:span><text:span text:style-name="T535">ah</text:span><text:span text:style-name="T536">rnu</text:span><text:span text:style-name="T537">je hi</text:span><text:span text:style-name="T538">stor</text:span><text:span text:style-name="T539">ii fi</text:span><text:span text:style-name="T540">rmy</text:span><text:span text:style-name="T541">,<text:s/></text:span><text:span text:style-name="T542">v</text:span><text:span text:style-name="T543">i</text:span><text:span text:style-name="T544">z</text:span><text:span text:style-name="T545">i a fi</text:span><text:span text:style-name="T546">lozo</text:span><text:span text:style-name="T547">fii</text:span><text:span text:style-name="T548">,<text:s/></text:span><text:span text:style-name="T549">l</text:span><text:span text:style-name="T550">idi</text:span><text:span text:style-name="T551">,<text:s/></text:span><text:span text:style-name="T552">je</text:span><text:span text:style-name="T553">nž<text:s/></text:span><text:span text:style-name="T554">j</text:span><text:span text:style-name="T555">sou sou</text:span><text:span text:style-name="T556">čá</text:span><text:span text:style-name="T557">st</text:span><text:span text:style-name="T558">í fi</text:span><text:span text:style-name="T559">rmy</text:span><text:span text:style-name="T560">,<text:s/></text:span><text:span text:style-name="T561">e</text:span><text:span text:style-name="T562">t</text:span><text:span text:style-name="T563">ické</text:span></text:p>
      <text:p text:style-name="P564"><text:span text:style-name="T565">h</text:span><text:span text:style-name="T566">o</text:span><text:span text:style-name="T567">d</text:span><text:span text:style-name="T568">noty<text:s/></text:span><text:span text:style-name="T569">fi</text:span><text:span text:style-name="T570">rmy<text:s/></text:span><text:span text:style-name="T571">a</text:span><text:span text:style-name="T572">po</text:span><text:span text:style-name="T573">d</text:span><text:span text:style-name="T574">.<text:s/></text:span><text:span text:style-name="T575">M</text:span><text:span text:style-name="T576">ůž</text:span><text:span text:style-name="T577">e</text:span><text:span text:style-name="T578">m</text:span><text:span text:style-name="T579">e<text:s/></text:span><text:span text:style-name="T580">n</text:span><text:span text:style-name="T581">ají</text:span><text:span text:style-name="T582">t<text:s/></text:span><text:span text:style-name="T583">k</text:span><text:span text:style-name="T584">v</text:span><text:span text:style-name="T585">a</text:span><text:span text:style-name="T586">nt</text:span><text:span text:style-name="T587">a da</text:span><text:span text:style-name="T588">lš</text:span><text:span text:style-name="T589">ích a</text:span><text:span text:style-name="T590">sp</text:span><text:span text:style-name="T591">ek</text:span><text:span text:style-name="T592">tů</text:span><text:span text:style-name="T593">,<text:s/></text:span><text:span text:style-name="T594">k</text:span><text:span text:style-name="T595">t</text:span><text:span text:style-name="T596">e</text:span><text:span text:style-name="T597">r</text:span><text:span text:style-name="T598">é<text:s/></text:span><text:span text:style-name="T599">lz</text:span><text:span text:style-name="T600">e<text:s/></text:span><text:span text:style-name="T601">z</text:span><text:span text:style-name="T602">ah</text:span><text:span text:style-name="T603">rnout<text:s/></text:span><text:span text:style-name="T604">d</text:span><text:span text:style-name="T605">o<text:s/></text:span><text:span text:style-name="T606">fi</text:span><text:span text:style-name="T607">r</text:span><text:span text:style-name="T608">e</text:span><text:span text:style-name="T609">mn</text:span><text:span text:style-name="T610">í</text:span></text:p>
      <text:p text:style-name="P611"><text:span text:style-name="T612">ide</text:span><text:span text:style-name="T613">nt</text:span><text:span text:style-name="T614">i</text:span><text:span text:style-name="T615">ty</text:span><text:span text:style-name="T616">,<text:s/></text:span><text:span text:style-name="T617">n</text:span><text:span text:style-name="T618">ic</text:span><text:span text:style-name="T619">m</text:span><text:span text:style-name="T620">é</text:span><text:span text:style-name="T621">n</text:span><text:span text:style-name="T622">ě<text:s/></text:span><text:span text:style-name="T623">po</text:span><text:span text:style-name="T624">d</text:span><text:span text:style-name="T625">st</text:span><text:span text:style-name="T626">a</text:span><text:span text:style-name="T627">t</text:span><text:span text:style-name="T628">a ce</text:span><text:span text:style-name="T629">l</text:span><text:span text:style-name="T630">é fi</text:span><text:span text:style-name="T631">r</text:span><text:span text:style-name="T632">e</text:span><text:span text:style-name="T633">mn</text:span><text:span text:style-name="T634">í ide</text:span><text:span text:style-name="T635">nt</text:span><text:span text:style-name="T636">i</text:span><text:span text:style-name="T637">ty spo</text:span><text:span text:style-name="T638">čí</text:span><text:span text:style-name="T639">v</text:span><text:span text:style-name="T640">á<text:s/></text:span><text:span text:style-name="T641">v<text:s/></text:span><text:span text:style-name="T642">k</text:span><text:span text:style-name="T643">ompl</text:span><text:span text:style-name="T644">e</text:span><text:span text:style-name="T645">xnost</text:span><text:span text:style-name="T646">i<text:s/></text:span><text:span text:style-name="T647">o</text:span><text:span text:style-name="T648">b</text:span><text:span text:style-name="T649">r</text:span><text:span text:style-name="T650">a</text:span><text:span text:style-name="T651">zu</text:span><text:span text:style-name="T652">,<text:s/></text:span><text:span text:style-name="T653">k</text:span><text:span text:style-name="T654">t</text:span><text:span text:style-name="T655">e</text:span><text:span text:style-name="T656">rý<text:s/></text:span><text:span text:style-name="T657">je<text:s/></text:span><text:span text:style-name="T658">tvoř</text:span><text:span text:style-name="T659">e</text:span><text:span text:style-name="T660">n</text:span></text:p>
      <text:p text:style-name="P661"><text:span text:style-name="T662">pr</text:span><text:span text:style-name="T663">á</text:span><text:span text:style-name="T664">v</text:span><text:span text:style-name="T665">ě<text:s/></text:span><text:span text:style-name="T666">ř</text:span><text:span text:style-name="T667">ad</text:span><text:span text:style-name="T668">ou t</text:span><text:span text:style-name="T669">ěch</text:span><text:span text:style-name="T670">to<text:s/></text:span><text:span text:style-name="T671">a</text:span><text:span text:style-name="T672">sp</text:span><text:span text:style-name="T673">ek</text:span><text:span text:style-name="T674">tů</text:span><text:span text:style-name="T675">.</text:span></text:p>
      <text:p text:style-name="P676"><text:span text:style-name="T677">N</text:span><text:span text:style-name="T678">á</text:span><text:span text:style-name="T679">zor<text:s/></text:span><text:span text:style-name="T680">e</text:span><text:span text:style-name="T681">xp</text:span><text:span text:style-name="T682">e</text:span><text:span text:style-name="T683">rtů n</text:span><text:span text:style-name="T684">a<text:s/></text:span><text:span text:style-name="T685">př</text:span><text:span text:style-name="T686">e</text:span><text:span text:style-name="T687">snou<text:s/></text:span><text:span text:style-name="T688">defi</text:span><text:span text:style-name="T689">n</text:span><text:span text:style-name="T690">ici fi</text:span><text:span text:style-name="T691">r</text:span><text:span text:style-name="T692">e</text:span><text:span text:style-name="T693">mn</text:span><text:span text:style-name="T694">í ide</text:span><text:span text:style-name="T695">nt</text:span><text:span text:style-name="T696">i</text:span><text:span text:style-name="T697">ty s</text:span><text:span text:style-name="T698">e<text:s/></text:span><text:span text:style-name="T699">můž</text:span><text:span text:style-name="T700">e<text:s/></text:span><text:span text:style-name="T701">l</text:span><text:span text:style-name="T702">i</text:span><text:span text:style-name="T703">š</text:span><text:span text:style-name="T704">i</text:span><text:span text:style-name="T705">t</text:span><text:span text:style-name="T706">.<text:s/></text:span><text:span text:style-name="T707">N</text:span><text:span text:style-name="T708">a</text:span><text:span text:style-name="T709">př</text:span><text:span text:style-name="T710">.<text:s/></text:span><text:span text:style-name="T711">po</text:span><text:span text:style-name="T712">d</text:span><text:span text:style-name="T713">l</text:span><text:span text:style-name="T714">e<text:s/></text:span><text:span text:style-name="T715">B</text:span><text:span text:style-name="T716">ed</text:span><text:span text:style-name="T717">rnov</text:span><text:span text:style-name="T718">é<text:s/></text:span><text:span text:style-name="T719">a</text:span></text:p>
      <text:p text:style-name="P720"><text:span text:style-name="T721">N</text:span><text:span text:style-name="T722">ov</text:span><text:span text:style-name="T723">éh</text:span><text:span text:style-name="T724">o<text:s/></text:span><text:span text:style-name="T725">(2002)<text:s/></text:span><text:span text:style-name="T726">jde<text:s/></text:span><text:span text:style-name="T727">o<text:s/></text:span><text:span text:style-name="T728">cí</text:span><text:span text:style-name="T729">l</text:span><text:span text:style-name="T730">e</text:span><text:span text:style-name="T731">v</text:span><text:span text:style-name="T732">ěd</text:span><text:span text:style-name="T733">om</text:span><text:span text:style-name="T734">ě<text:s/></text:span><text:span text:style-name="T735">utv</text:span><text:span text:style-name="T736">á</text:span><text:span text:style-name="T737">ř</text:span><text:span text:style-name="T738">e</text:span><text:span text:style-name="T739">ný str</text:span><text:span text:style-name="T740">a</text:span><text:span text:style-name="T741">t</text:span><text:span text:style-name="T742">egick</text:span><text:span text:style-name="T743">ý<text:s/></text:span><text:span text:style-name="T744">k</text:span><text:span text:style-name="T745">on</text:span><text:span text:style-name="T746">ce</text:span><text:span text:style-name="T747">pt vn</text:span><text:span text:style-name="T748">i</text:span><text:span text:style-name="T749">třn</text:span><text:span text:style-name="T750">í<text:s/></text:span><text:span text:style-name="T751">stru</text:span><text:span text:style-name="T752">k</text:span><text:span text:style-name="T753">tury</text:span><text:span text:style-name="T754">,<text:s/></text:span><text:span text:style-name="T755">f</text:span><text:span text:style-name="T756">un</text:span><text:span text:style-name="T757">g</text:span><text:span text:style-name="T758">ov</text:span><text:span text:style-name="T759">á</text:span><text:span text:style-name="T760">n</text:span><text:span text:style-name="T761">í a</text:span></text:p>
      <text:p text:style-name="P762"><text:span text:style-name="T763">vn</text:span><text:span text:style-name="T764">ěj</text:span><text:span text:style-name="T765">š</text:span><text:span text:style-name="T766">í<text:s/></text:span><text:span text:style-name="T767">pr</text:span><text:span text:style-name="T768">e</text:span><text:span text:style-name="T769">z</text:span><text:span text:style-name="T770">e</text:span><text:span text:style-name="T771">nt</text:span><text:span text:style-name="T772">ace k</text:span><text:span text:style-name="T773">on</text:span><text:span text:style-name="T774">k</text:span><text:span text:style-name="T775">r</text:span><text:span text:style-name="T776">é</text:span><text:span text:style-name="T777">tn</text:span><text:span text:style-name="T778">íh</text:span><text:span text:style-name="T779">o po</text:span><text:span text:style-name="T780">d</text:span><text:span text:style-name="T781">n</text:span><text:span text:style-name="T782">ik</text:span><text:span text:style-name="T783">u v tržn</text:span><text:span text:style-name="T784">í</text:span><text:span text:style-name="T785">m prostř</text:span><text:span text:style-name="T786">edí</text:span><text:span text:style-name="T787">.<text:s/></text:span><text:span text:style-name="T788">M</text:span><text:span text:style-name="T789">e</text:span><text:span text:style-name="T790">z</text:span><text:span text:style-name="T791">i její e</text:span><text:span text:style-name="T792">l</text:span><text:span text:style-name="T793">e</text:span><text:span text:style-name="T794">m</text:span><text:span text:style-name="T795">e</text:span><text:span text:style-name="T796">nty p</text:span><text:span text:style-name="T797">a</text:span><text:span text:style-name="T798">tř</text:span><text:span text:style-name="T799">í<text:s/></text:span><text:span text:style-name="T800">po</text:span><text:span text:style-name="T801">d</text:span><text:span text:style-name="T802">n</text:span><text:span text:style-name="T803">ik</text:span><text:span text:style-name="T804">ov</text:span><text:span text:style-name="T805">á</text:span></text:p>
      <text:p text:style-name="P806"><text:span text:style-name="T807">k</text:span><text:span text:style-name="T808">omun</text:span><text:span text:style-name="T809">ikace</text:span><text:span text:style-name="T810">,<text:s/></text:span><text:span text:style-name="T811">po</text:span><text:span text:style-name="T812">d</text:span><text:span text:style-name="T813">n</text:span><text:span text:style-name="T814">ik</text:span><text:span text:style-name="T815">ový<text:s/></text:span><text:span text:style-name="T816">de</text:span><text:span text:style-name="T817">s</text:span><text:span text:style-name="T818">ig</text:span><text:span text:style-name="T819">n<text:s/></text:span><text:span text:style-name="T820">a<text:s/></text:span><text:span text:style-name="T821">po</text:span><text:span text:style-name="T822">d</text:span><text:span text:style-name="T823">n</text:span><text:span text:style-name="T824">ik</text:span><text:span text:style-name="T825">ov</text:span><text:span text:style-name="T826">é jed</text:span><text:span text:style-name="T827">n</text:span><text:span text:style-name="T828">á</text:span><text:span text:style-name="T829">n</text:span><text:span text:style-name="T830">í</text:span><text:span text:style-name="T831">.<text:s/></text:span><text:span text:style-name="T832">Z</text:span><text:span text:style-name="T833">ají</text:span><text:span text:style-name="T834">m</text:span><text:span text:style-name="T835">a</text:span><text:span text:style-name="T836">v</text:span><text:span text:style-name="T837">ě cha</text:span><text:span text:style-name="T838">r</text:span><text:span text:style-name="T839">ak</text:span><text:span text:style-name="T840">t</text:span><text:span text:style-name="T841">e</text:span><text:span text:style-name="T842">r</text:span><text:span text:style-name="T843">i</text:span><text:span text:style-name="T844">zu</text:span><text:span text:style-name="T845">je fi</text:span><text:span text:style-name="T846">r</text:span><text:span text:style-name="T847">e</text:span><text:span text:style-name="T848">mn</text:span><text:span text:style-name="T849">í ide</text:span><text:span text:style-name="T850">nt</text:span><text:span text:style-name="T851">i</text:span><text:span text:style-name="T852">tu</text:span></text:p>
      <text:p text:style-name="P853"><text:span text:style-name="T854">V</text:span><text:span text:style-name="T855">ebe</text:span><text:span text:style-name="T856">r<text:s/></text:span><text:span text:style-name="T857">(2000):<text:s/></text:span><text:span text:style-name="T858">fi</text:span><text:span text:style-name="T859">r</text:span><text:span text:style-name="T860">e</text:span><text:span text:style-name="T861">mn</text:span><text:span text:style-name="T862">í ide</text:span><text:span text:style-name="T863">nt</text:span><text:span text:style-name="T864">i</text:span><text:span text:style-name="T865">t</text:span><text:span text:style-name="T866">a cha</text:span><text:span text:style-name="T867">r</text:span><text:span text:style-name="T868">ak</text:span><text:span text:style-name="T869">t</text:span><text:span text:style-name="T870">e</text:span><text:span text:style-name="T871">r</text:span><text:span text:style-name="T872">i</text:span><text:span text:style-name="T873">zu</text:span><text:span text:style-name="T874">je ide</text:span><text:span text:style-name="T875">nt</text:span><text:span text:style-name="T876">i</text:span><text:span text:style-name="T877">tu or</text:span><text:span text:style-name="T878">ga</text:span><text:span text:style-name="T879">n</text:span><text:span text:style-name="T880">i</text:span><text:span text:style-name="T881">z</text:span><text:span text:style-name="T882">ace jak</text:span><text:span text:style-name="T883">o ús</text:span><text:span text:style-name="T884">i</text:span><text:span text:style-name="T885">l</text:span><text:span text:style-name="T886">í<text:s/></text:span><text:span text:style-name="T887">o vn</text:span><text:span text:style-name="T888">ěj</text:span><text:span text:style-name="T889">š</text:span><text:span text:style-name="T890">í<text:s/></text:span><text:span text:style-name="T891">o</text:span><text:span text:style-name="T892">d</text:span><text:span text:style-name="T893">l</text:span><text:span text:style-name="T894">i</text:span><text:span text:style-name="T895">šnost</text:span><text:span text:style-name="T896">,</text:span></text:p>
      <text:p text:style-name="P897"><text:span text:style-name="T898">jed</text:span><text:span text:style-name="T899">n</text:span><text:span text:style-name="T900">i</text:span><text:span text:style-name="T901">n</text:span><text:span text:style-name="T902">eč</text:span><text:span text:style-name="T903">nost<text:s/></text:span><text:span text:style-name="T904">a<text:s/></text:span><text:span text:style-name="T905">oso</text:span><text:span text:style-name="T906">bi</text:span><text:span text:style-name="T907">tost</text:span><text:span text:style-name="T908">,<text:s/></text:span><text:span text:style-name="T909">k</text:span><text:span text:style-name="T910">t</text:span><text:span text:style-name="T911">e</text:span><text:span text:style-name="T912">r</text:span><text:span text:style-name="T913">á<text:s/></text:span><text:span text:style-name="T914">s</text:span><text:span text:style-name="T915">e<text:s/></text:span><text:span text:style-name="T916">pro</text:span><text:span text:style-name="T917">je</text:span><text:span text:style-name="T918">vu</text:span><text:span text:style-name="T919">je<text:s/></text:span><text:span text:style-name="T920">v t</text:span><text:span text:style-name="T921">ak</text:span><text:span text:style-name="T922">ový</text:span><text:span text:style-name="T923">ch k</text:span><text:span text:style-name="T924">ompon</text:span><text:span text:style-name="T925">e</text:span><text:span text:style-name="T926">nt</text:span><text:span text:style-name="T927">ách</text:span><text:span text:style-name="T928">,<text:s/></text:span><text:span text:style-name="T929">jak</text:span><text:span text:style-name="T930">o<text:s/></text:span><text:span text:style-name="T931">je de</text:span><text:span text:style-name="T932">s</text:span><text:span text:style-name="T933">ig</text:span><text:span text:style-name="T934">n</text:span><text:span text:style-name="T935">,<text:s/></text:span><text:span text:style-name="T936">k</text:span><text:span text:style-name="T937">ultur</text:span><text:span text:style-name="T938">a</text:span><text:span text:style-name="T939">,</text:span></text:p>
      <text:p text:style-name="P940"><text:span text:style-name="T941">k</text:span><text:span text:style-name="T942">omun</text:span><text:span text:style-name="T943">ikace a</text:span><text:span text:style-name="T944">po</text:span><text:span text:style-name="T945">d</text:span><text:span text:style-name="T946">.<text:s/></text:span><text:span text:style-name="T947">J</text:span><text:span text:style-name="T948">a</text:span><text:span text:style-name="T949">nouš</text:span><text:span text:style-name="T950">ek<text:s/></text:span><text:span text:style-name="T951">(2004)<text:s/></text:span><text:span text:style-name="T952">je</text:span><text:span text:style-name="T953">št</text:span><text:span text:style-name="T954">ě d</text:span><text:span text:style-name="T955">oplňu</text:span><text:span text:style-name="T956">je</text:span><text:span text:style-name="T957">,<text:s/></text:span><text:span text:style-name="T958">ž</text:span><text:span text:style-name="T959">e<text:s/></text:span><text:span text:style-name="T960">př</text:span><text:span text:style-name="T961">i<text:s/></text:span><text:span text:style-name="T962">rozl</text:span><text:span text:style-name="T963">i</text:span><text:span text:style-name="T964">š</text:span><text:span text:style-name="T965">e</text:span><text:span text:style-name="T966">n</text:span><text:span text:style-name="T967">í ide</text:span><text:span text:style-name="T968">nt</text:span><text:span text:style-name="T969">i</text:span><text:span text:style-name="T970">ty<text:s/></text:span><text:span text:style-name="T971">"</text:span><text:span text:style-name="T972">o so</text:span><text:span text:style-name="T973">bě</text:span><text:span text:style-name="T974">", "</text:span><text:span text:style-name="T975">pro</text:span></text:p>
      <text:p text:style-name="P976"><text:span text:style-name="T977">d</text:span><text:span text:style-name="T978">ru</text:span><text:span text:style-name="T979">hé</text:span><text:span text:style-name="T980">"<text:s/></text:span><text:span text:style-name="T981">a<text:s/></text:span><text:span text:style-name="T982">"</text:span><text:span text:style-name="T983">pro s</text:span><text:span text:style-name="T984">ebe</text:span><text:span text:style-name="T985">"<text:s/></text:span><text:span text:style-name="T986">př</text:span><text:span text:style-name="T987">e</text:span><text:span text:style-name="T988">v</text:span><text:span text:style-name="T989">a</text:span><text:span text:style-name="T990">žu</text:span><text:span text:style-name="T991">je<text:s/></text:span><text:span text:style-name="T992">u v</text:span><text:span text:style-name="T993">ě</text:span><text:span text:style-name="T994">tš</text:span><text:span text:style-name="T995">i</text:span><text:span text:style-name="T996">ny spo</text:span><text:span text:style-name="T997">je</text:span><text:span text:style-name="T998">n</text:span><text:span text:style-name="T999">í<text:s/></text:span><text:span text:style-name="T1000">zř</text:span><text:span text:style-name="T1001">e</text:span><text:span text:style-name="T1002">t</text:span><text:span text:style-name="T1003">e</text:span><text:span text:style-name="T1004">l<text:s/></text:span><text:span text:style-name="T1005">ide</text:span><text:span text:style-name="T1006">nt</text:span><text:span text:style-name="T1007">i</text:span><text:span text:style-name="T1008">ty<text:s/></text:span><text:span text:style-name="T1009">"</text:span><text:span text:style-name="T1010">pro s</text:span><text:span text:style-name="T1011">ebe</text:span><text:span text:style-name="T1012">".<text:s/></text:span><text:span text:style-name="T1013">K</text:span><text:span text:style-name="T1014">l</text:span><text:span text:style-name="T1015">ade</text:span><text:span text:style-name="T1016">m</text:span><text:span text:style-name="T1017">e d</text:span><text:span text:style-name="T1018">ůr</text:span><text:span text:style-name="T1019">a</text:span><text:span text:style-name="T1020">z n</text:span><text:span text:style-name="T1021">a</text:span></text:p>
      <text:p text:style-name="P1022"><text:span text:style-name="T1023">cí</text:span><text:span text:style-name="T1024">l</text:span><text:span text:style-name="T1025">e</text:span><text:span text:style-name="T1026">v</text:span><text:span text:style-name="T1027">ěd</text:span><text:span text:style-name="T1028">omost</text:span><text:span text:style-name="T1029">,<text:s/></text:span><text:span text:style-name="T1030">pl</text:span><text:span text:style-name="T1031">á</text:span><text:span text:style-name="T1032">nov</text:span><text:span text:style-name="T1033">i</text:span><text:span text:style-name="T1034">tost<text:s/></text:span><text:span text:style-name="T1035">a<text:s/></text:span><text:span text:style-name="T1036">ús</text:span><text:span text:style-name="T1037">i</text:span><text:span text:style-name="T1038">l</text:span><text:span text:style-name="T1039">í</text:span><text:span text:style-name="T1040">.</text:span></text:p>
      <text:soft-page-break/>
      <text:p text:style-name="P1041"><text:span text:style-name="T1042">Z</text:span><text:span text:style-name="T1043">ají</text:span><text:span text:style-name="T1044">m</text:span><text:span text:style-name="T1045">a</text:span><text:span text:style-name="T1046">vý<text:s/></text:span><text:span text:style-name="T1047">je i<text:s/></text:span><text:span text:style-name="T1048">vzt</text:span><text:span text:style-name="T1049">ah fi</text:span><text:span text:style-name="T1050">r</text:span><text:span text:style-name="T1051">e</text:span><text:span text:style-name="T1052">mn</text:span><text:span text:style-name="T1053">í ide</text:span><text:span text:style-name="T1054">nt</text:span><text:span text:style-name="T1055">i</text:span><text:span text:style-name="T1056">ty<text:s/></text:span><text:span text:style-name="T1057">a fi</text:span><text:span text:style-name="T1058">r</text:span><text:span text:style-name="T1059">e</text:span><text:span text:style-name="T1060">mn</text:span><text:span text:style-name="T1061">íh</text:span><text:span text:style-name="T1062">o<text:s/></text:span><text:span text:style-name="T1063">i</text:span><text:span text:style-name="T1064">m</text:span><text:span text:style-name="T1065">age</text:span><text:span text:style-name="T1066">.<text:s/></text:span><text:span text:style-name="T1067">P</text:span><text:span text:style-name="T1068">ř</text:span><text:span text:style-name="T1069">i<text:s/></text:span><text:span text:style-name="T1070">roz</text:span><text:span text:style-name="T1071">dě</text:span><text:span text:style-name="T1072">l</text:span><text:span text:style-name="T1073">e</text:span><text:span text:style-name="T1074">n</text:span><text:span text:style-name="T1075">í fi</text:span><text:span text:style-name="T1076">r</text:span><text:span text:style-name="T1077">e</text:span><text:span text:style-name="T1078">mn</text:span><text:span text:style-name="T1079">í ide</text:span><text:span text:style-name="T1080">nt</text:span><text:span text:style-name="T1081">i</text:span><text:span text:style-name="T1082">ty n</text:span><text:span text:style-name="T1083">a<text:s/></text:span><text:span text:style-name="T1084">tř</text:span><text:span text:style-name="T1085">i čá</text:span><text:span text:style-name="T1086">st</text:span><text:span text:style-name="T1087">i</text:span></text:p>
      <text:p text:style-name="P1088"><text:span text:style-name="T1089">zm</text:span><text:span text:style-name="T1090">í</text:span><text:span text:style-name="T1091">n</text:span><text:span text:style-name="T1092">ě</text:span><text:span text:style-name="T1093">n</text:span><text:span text:style-name="T1094">é<text:s/></text:span><text:span text:style-name="T1095">n</text:span><text:span text:style-name="T1096">ah</text:span><text:span text:style-name="T1097">oř</text:span><text:span text:style-name="T1098">e je i</text:span><text:span text:style-name="T1099">m</text:span><text:span text:style-name="T1100">age<text:s/></text:span><text:span text:style-name="T1101">sou</text:span><text:span text:style-name="T1102">čá</text:span><text:span text:style-name="T1103">st</text:span><text:span text:style-name="T1104">í a<text:s/></text:span><text:span text:style-name="T1105">př</text:span><text:span text:style-name="T1106">í</text:span><text:span text:style-name="T1107">p</text:span><text:span text:style-name="T1108">ad</text:span><text:span text:style-name="T1109">n</text:span><text:span text:style-name="T1110">ě<text:s/></text:span><text:span text:style-name="T1111">pro</text:span><text:span text:style-name="T1112">d</text:span><text:span text:style-name="T1113">u</text:span><text:span text:style-name="T1114">k</text:span><text:span text:style-name="T1115">t</text:span><text:span text:style-name="T1116">e</text:span><text:span text:style-name="T1117">m<text:s/></text:span><text:span text:style-name="T1118">cí</text:span><text:span text:style-name="T1119">l</text:span><text:span text:style-name="T1120">e</text:span><text:span text:style-name="T1121">v</text:span><text:span text:style-name="T1122">ěd</text:span><text:span text:style-name="T1123">omost</text:span><text:span text:style-name="T1124">i fi</text:span><text:span text:style-name="T1125">r</text:span><text:span text:style-name="T1126">e</text:span><text:span text:style-name="T1127">mn</text:span><text:span text:style-name="T1128">í ide</text:span><text:span text:style-name="T1129">nt</text:span><text:span text:style-name="T1130">i</text:span><text:span text:style-name="T1131">ty<text:s/></text:span><text:span text:style-name="T1132">"</text:span><text:span text:style-name="T1133">pro</text:span></text:p>
      <text:p text:style-name="P1134"><text:span text:style-name="T1135">s</text:span><text:span text:style-name="T1136">ebe</text:span><text:span text:style-name="T1137">",<text:s/></text:span><text:span text:style-name="T1138">sou</text:span><text:span text:style-name="T1139">ča</text:span><text:span text:style-name="T1140">sn</text:span><text:span text:style-name="T1141">ě je a</text:span><text:span text:style-name="T1142">l</text:span><text:span text:style-name="T1143">e<text:s/></text:span><text:span text:style-name="T1144">z</text:span><text:span text:style-name="T1145">ej</text:span><text:span text:style-name="T1146">m</text:span><text:span text:style-name="T1147">é</text:span><text:span text:style-name="T1148">n</text:span><text:span text:style-name="T1149">a ide</text:span><text:span text:style-name="T1150">nt</text:span><text:span text:style-name="T1151">i</text:span><text:span text:style-name="T1152">tou<text:s/></text:span><text:span text:style-name="T1153">fi</text:span><text:span text:style-name="T1154">rmy<text:s/></text:span><text:span text:style-name="T1155">"</text:span><text:span text:style-name="T1156">pro<text:s/></text:span><text:span text:style-name="T1157">d</text:span><text:span text:style-name="T1158">ru</text:span><text:span text:style-name="T1159">hé</text:span><text:span text:style-name="T1160">".<text:s/></text:span><text:span text:style-name="T1161">I</text:span><text:span text:style-name="T1162">m</text:span><text:span text:style-name="T1163">age je<text:s/></text:span><text:span text:style-name="T1164">to</text:span><text:span text:style-name="T1165">,<text:s/></text:span><text:span text:style-name="T1166">jak fi</text:span><text:span text:style-name="T1167">rmu v</text:span><text:span text:style-name="T1168">idí<text:s/></text:span><text:span text:style-name="T1169">o</text:span><text:span text:style-name="T1170">k</text:span><text:span text:style-name="T1171">ol</text:span><text:span text:style-name="T1172">í</text:span><text:span text:style-name="T1173">,<text:s/></text:span><text:span text:style-name="T1174">t</text:span><text:span text:style-name="T1175">.</text:span><text:span text:style-name="T1176">j</text:span><text:span text:style-name="T1177">.</text:span></text:p>
      <text:p text:style-name="P1178"><text:span text:style-name="T1179">š</text:span><text:span text:style-name="T1180">i</text:span><text:span text:style-name="T1181">ro</text:span><text:span text:style-name="T1182">ká<text:s/></text:span><text:span text:style-name="T1183">v</text:span><text:span text:style-name="T1184">e</text:span><text:span text:style-name="T1185">ř</text:span><text:span text:style-name="T1186">ej</text:span><text:span text:style-name="T1187">nost</text:span><text:span text:style-name="T1188">,<text:s/></text:span><text:span text:style-name="T1189">z</text:span><text:span text:style-name="T1190">áka</text:span><text:span text:style-name="T1191">zn</text:span><text:span text:style-name="T1192">íci</text:span><text:span text:style-name="T1193">,<text:s/></text:span><text:span text:style-name="T1194">a</text:span><text:span text:style-name="T1195">l</text:span><text:span text:style-name="T1196">e i<text:s/></text:span><text:span text:style-name="T1197">n</text:span><text:span text:style-name="T1198">a</text:span><text:span text:style-name="T1199">př</text:span><text:span text:style-name="T1200">.<text:s/></text:span><text:span text:style-name="T1201">fi</text:span><text:span text:style-name="T1202">r</text:span><text:span text:style-name="T1203">e</text:span><text:span text:style-name="T1204">mn</text:span><text:span text:style-name="T1205">í<text:s/></text:span><text:span text:style-name="T1206">p</text:span><text:span text:style-name="T1207">a</text:span><text:span text:style-name="T1208">rtn</text:span><text:span text:style-name="T1209">e</text:span><text:span text:style-name="T1210">ř</text:span><text:span text:style-name="T1211">i<text:s/></text:span><text:span text:style-name="T1212">n</text:span><text:span text:style-name="T1213">eb</text:span><text:span text:style-name="T1214">o<text:s/></text:span><text:span text:style-name="T1215">i</text:span><text:span text:style-name="T1216">nv</text:span><text:span text:style-name="T1217">e</text:span><text:span text:style-name="T1218">stoř</text:span><text:span text:style-name="T1219">i</text:span><text:span text:style-name="T1220">.<text:s/></text:span><text:span text:style-name="T1221">F</text:span><text:span text:style-name="T1222">i</text:span><text:span text:style-name="T1223">r</text:span><text:span text:style-name="T1224">e</text:span><text:span text:style-name="T1225">mn</text:span><text:span text:style-name="T1226">í ide</text:span><text:span text:style-name="T1227">nt</text:span><text:span text:style-name="T1228">i</text:span><text:span text:style-name="T1229">t</text:span><text:span text:style-name="T1230">a b</text:span><text:span text:style-name="T1231">u</text:span><text:span text:style-name="T1232">d</text:span><text:span text:style-name="T1233">u</text:span><text:span text:style-name="T1234">je</text:span></text:p>
      <text:p text:style-name="P1235"><text:span text:style-name="T1236">fi</text:span><text:span text:style-name="T1237">r</text:span><text:span text:style-name="T1238">e</text:span><text:span text:style-name="T1239">mn</text:span><text:span text:style-name="T1240">í i</text:span><text:span text:style-name="T1241">m</text:span><text:span text:style-name="T1242">age a<text:s/></text:span><text:span text:style-name="T1243">můž</text:span><text:span text:style-name="T1244">e h</text:span><text:span text:style-name="T1245">o<text:s/></text:span><text:span text:style-name="T1246">dá</text:span><text:span text:style-name="T1247">l</text:span><text:span text:style-name="T1248">e<text:s/></text:span><text:span text:style-name="T1249">ovl</text:span><text:span text:style-name="T1250">i</text:span><text:span text:style-name="T1251">vňov</text:span><text:span text:style-name="T1252">a</text:span><text:span text:style-name="T1253">t</text:span><text:span text:style-name="T1254">.<text:s/></text:span><text:span text:style-name="T1255">V</text:span><text:span text:style-name="T1256">e<text:s/></text:span><text:span text:style-name="T1257">z</text:span><text:span text:style-name="T1258">k</text:span><text:span text:style-name="T1259">r</text:span><text:span text:style-name="T1260">a</text:span><text:span text:style-name="T1261">t</text:span><text:span text:style-name="T1262">ce</text:span><text:span text:style-name="T1263">:<text:s/></text:span><text:span text:style-name="T1264">F</text:span><text:span text:style-name="T1265">i</text:span><text:span text:style-name="T1266">r</text:span><text:span text:style-name="T1267">e</text:span><text:span text:style-name="T1268">mn</text:span><text:span text:style-name="T1269">í ide</text:span><text:span text:style-name="T1270">nt</text:span><text:span text:style-name="T1271">i</text:span><text:span text:style-name="T1272">t</text:span><text:span text:style-name="T1273">a je<text:s/></text:span><text:span text:style-name="T1274">to</text:span><text:span text:style-name="T1275">,<text:s/></text:span><text:span text:style-name="T1276">jaká fi</text:span><text:span text:style-name="T1277">rm</text:span><text:span text:style-name="T1278">a<text:s/></text:span><text:span text:style-name="T1279">chce</text:span></text:p>
      <text:p text:style-name="P1280"><text:span text:style-name="T1281">b</text:span><text:span text:style-name="T1282">ýt</text:span><text:span text:style-name="T1283">,<text:s/></text:span><text:span text:style-name="T1284">z</text:span><text:span text:style-name="T1285">a</text:span><text:span text:style-name="T1286">t</text:span><text:span text:style-name="T1287">í</text:span><text:span text:style-name="T1288">m</text:span><text:span text:style-name="T1289">c</text:span><text:span text:style-name="T1290">o<text:s/></text:span><text:span text:style-name="T1291">fi</text:span><text:span text:style-name="T1292">r</text:span><text:span text:style-name="T1293">e</text:span><text:span text:style-name="T1294">mn</text:span><text:span text:style-name="T1295">í i</text:span><text:span text:style-name="T1296">m</text:span><text:span text:style-name="T1297">age je<text:s/></text:span><text:span text:style-name="T1298">v</text:span><text:span text:style-name="T1299">e</text:span><text:span text:style-name="T1300">ř</text:span><text:span text:style-name="T1301">ej</text:span><text:span text:style-name="T1302">ný</text:span><text:span text:style-name="T1303">m<text:s/></text:span><text:span text:style-name="T1304">o</text:span><text:span text:style-name="T1305">b</text:span><text:span text:style-name="T1306">r</text:span><text:span text:style-name="T1307">a</text:span><text:span text:style-name="T1308">z</text:span><text:span text:style-name="T1309">em<text:s/></text:span><text:span text:style-name="T1310">t</text:span><text:span text:style-name="T1311">é</text:span><text:span text:style-name="T1312">to<text:s/></text:span><text:span text:style-name="T1313">ide</text:span><text:span text:style-name="T1314">nt</text:span><text:span text:style-name="T1315">i</text:span><text:span text:style-name="T1316">ty</text:span><text:span text:style-name="T1317">.</text:span></text:p>
      <text:p text:style-name="P1318"><text:span text:style-name="T1319">V</text:span><text:span text:style-name="T1320">r</text:span><text:span text:style-name="T1321">á</text:span><text:span text:style-name="T1322">t</text:span><text:span text:style-name="T1323">í</text:span><text:span text:style-name="T1324">m s</text:span><text:span text:style-name="T1325">e<text:s/></text:span><text:span text:style-name="T1326">zp</text:span><text:span text:style-name="T1327">ě</text:span><text:span text:style-name="T1328">t<text:s/></text:span><text:span text:style-name="T1329">k<text:s/></text:span><text:span text:style-name="T1330">rozl</text:span><text:span text:style-name="T1331">i</text:span><text:span text:style-name="T1332">š</text:span><text:span text:style-name="T1333">e</text:span><text:span text:style-name="T1334">n</text:span><text:span text:style-name="T1335">í ide</text:span><text:span text:style-name="T1336">nt</text:span><text:span text:style-name="T1337">i</text:span><text:span text:style-name="T1338">ty<text:s/></text:span><text:span text:style-name="T1339">"</text:span><text:span text:style-name="T1340">o so</text:span><text:span text:style-name="T1341">bě</text:span><text:span text:style-name="T1342">", "</text:span><text:span text:style-name="T1343">pro<text:s/></text:span><text:span text:style-name="T1344">d</text:span><text:span text:style-name="T1345">ru</text:span><text:span text:style-name="T1346">hé</text:span><text:span text:style-name="T1347">"<text:s/></text:span><text:span text:style-name="T1348">a<text:s/></text:span><text:span text:style-name="T1349">"</text:span><text:span text:style-name="T1350">pro s</text:span><text:span text:style-name="T1351">ebe</text:span><text:span text:style-name="T1352">" -<text:s/></text:span><text:span text:style-name="T1353">tyto můž</text:span><text:span text:style-name="T1354">e</text:span><text:span text:style-name="T1355">m</text:span><text:span text:style-name="T1356">e<text:s/></text:span><text:span text:style-name="T1357">nyn</text:span><text:span text:style-name="T1358">í</text:span></text:p>
      <text:p text:style-name="P1359"><text:span text:style-name="T1360">defi</text:span><text:span text:style-name="T1361">nov</text:span><text:span text:style-name="T1362">a</text:span><text:span text:style-name="T1363">t<text:s/></text:span><text:span text:style-name="T1364">jak</text:span><text:span text:style-name="T1365">o<text:s/></text:span><text:span text:style-name="T1366">jaká<text:s/></text:span><text:span text:style-name="T1367">or</text:span><text:span text:style-name="T1368">ga</text:span><text:span text:style-name="T1369">n</text:span><text:span text:style-name="T1370">i</text:span><text:span text:style-name="T1371">z</text:span><text:span text:style-name="T1372">ace je<text:s/></text:span><text:span text:style-name="T1373">(</text:span><text:span text:style-name="T1374">o so</text:span><text:span text:style-name="T1375">bě</text:span><text:span text:style-name="T1376">),<text:s/></text:span><text:span text:style-name="T1377">jaká chce b</text:span><text:span text:style-name="T1378">ýt<text:s/></text:span><text:span text:style-name="T1379">(</text:span><text:span text:style-name="T1380">pro s</text:span><text:span text:style-name="T1381">ebe</text:span><text:span text:style-name="T1382">)<text:s/></text:span><text:span text:style-name="T1383">a jak</text:span><text:span text:style-name="T1384">o<text:s/></text:span><text:span text:style-name="T1385">její fi</text:span><text:span text:style-name="T1386">r</text:span><text:span text:style-name="T1387">e</text:span><text:span text:style-name="T1388">mn</text:span><text:span text:style-name="T1389">í i</text:span><text:span text:style-name="T1390">m</text:span><text:span text:style-name="T1391">age</text:span></text:p>
      <text:p text:style-name="P1392"><text:span text:style-name="T1393">(</text:span><text:span text:style-name="T1394">pro<text:s/></text:span><text:span text:style-name="T1395">ji</text:span><text:span text:style-name="T1396">n</text:span><text:span text:style-name="T1397">é</text:span><text:span text:style-name="T1398">).</text:span></text:p>
      <text:p text:style-name="P1399"><text:span text:style-name="T1400">F</text:span><text:span text:style-name="T1401">i</text:span><text:span text:style-name="T1402">r</text:span><text:span text:style-name="T1403">e</text:span><text:span text:style-name="T1404">mn</text:span><text:span text:style-name="T1405">í ide</text:span><text:span text:style-name="T1406">nt</text:span><text:span text:style-name="T1407">i</text:span><text:span text:style-name="T1408">t</text:span><text:span text:style-name="T1409">a<text:s/></text:span><text:span text:style-name="T1410">m</text:span><text:span text:style-name="T1411">á<text:s/></text:span><text:span text:style-name="T1412">t</text:span><text:span text:style-name="T1413">aké<text:s/></text:span><text:span text:style-name="T1414">vl</text:span><text:span text:style-name="T1415">i</text:span><text:span text:style-name="T1416">v n</text:span><text:span text:style-name="T1417">a fi</text:span><text:span text:style-name="T1418">n</text:span><text:span text:style-name="T1419">a</text:span><text:span text:style-name="T1420">n</text:span><text:span text:style-name="T1421">č</text:span><text:span text:style-name="T1422">n</text:span><text:span text:style-name="T1423">í<text:s/></text:span><text:span text:style-name="T1424">st</text:span><text:span text:style-name="T1425">a</text:span><text:span text:style-name="T1426">v<text:s/></text:span><text:span text:style-name="T1427">fi</text:span><text:span text:style-name="T1428">rmy</text:span><text:span text:style-name="T1429">,<text:s/></text:span><text:span text:style-name="T1430">n</text:span><text:span text:style-name="T1431">a<text:s/></text:span><text:span text:style-name="T1432">pro</text:span><text:span text:style-name="T1433">d</text:span><text:span text:style-name="T1434">u</text:span><text:span text:style-name="T1435">k</text:span><text:span text:style-name="T1436">t</text:span><text:span text:style-name="T1437">i</text:span><text:span text:style-name="T1438">v</text:span><text:span text:style-name="T1439">i</text:span><text:span text:style-name="T1440">tu<text:s/></text:span><text:span text:style-name="T1441">a ch</text:span><text:span text:style-name="T1442">ov</text:span><text:span text:style-name="T1443">á</text:span><text:span text:style-name="T1444">n</text:span><text:span text:style-name="T1445">í<text:s/></text:span><text:span text:style-name="T1446">z</text:span><text:span text:style-name="T1447">a</text:span><text:span text:style-name="T1448">m</text:span><text:span text:style-name="T1449">ě</text:span><text:span text:style-name="T1450">stn</text:span><text:span text:style-name="T1451">a</text:span><text:span text:style-name="T1452">n</text:span><text:span text:style-name="T1453">c</text:span><text:span text:style-name="T1454">ů<text:s/></text:span><text:span text:style-name="T1455">a je</text:span></text:p>
      <text:p text:style-name="P1456"><text:span text:style-name="T1457">sou</text:span><text:span text:style-name="T1458">čá</text:span><text:span text:style-name="T1459">st</text:span><text:span text:style-name="T1460">í<text:s/></text:span><text:span text:style-name="T1461">př</text:span><text:span text:style-name="T1462">i</text:span><text:span text:style-name="T1463">roz</text:span><text:span text:style-name="T1464">e</text:span><text:span text:style-name="T1465">n</text:span><text:span text:style-name="T1466">éh</text:span><text:span text:style-name="T1467">o vývo</text:span><text:span text:style-name="T1468">je a<text:s/></text:span><text:span text:style-name="T1469">růsu<text:s/></text:span><text:span text:style-name="T1470">fi</text:span><text:span text:style-name="T1471">rmy</text:span><text:span text:style-name="T1472">.<text:s/></text:span><text:span text:style-name="T1473">D</text:span><text:span text:style-name="T1474">á</text:span><text:span text:style-name="T1475">l</text:span><text:span text:style-name="T1476">e<text:s/></text:span><text:span text:style-name="T1477">půso</text:span><text:span text:style-name="T1478">be</text:span><text:span text:style-name="T1479">n</text:span><text:span text:style-name="T1480">í fi</text:span><text:span text:style-name="T1481">r</text:span><text:span text:style-name="T1482">e</text:span><text:span text:style-name="T1483">mn</text:span><text:span text:style-name="T1484">í ide</text:span><text:span text:style-name="T1485">nt</text:span><text:span text:style-name="T1486">i</text:span><text:span text:style-name="T1487">ty t</text:span><text:span text:style-name="T1488">aké<text:s/></text:span><text:span text:style-name="T1489">můž</text:span><text:span text:style-name="T1490">e<text:s/></text:span><text:span text:style-name="T1491">n</text:span><text:span text:style-name="T1492">a</text:span><text:span text:style-name="T1493">pom</text:span><text:span text:style-name="T1494">áha</text:span><text:span text:style-name="T1495">t</text:span></text:p>
      <text:p text:style-name="P1496"><text:span text:style-name="T1497">k<text:s/></text:span><text:span text:style-name="T1498">vy</text:span><text:span text:style-name="T1499">b</text:span><text:span text:style-name="T1500">u</text:span><text:span text:style-name="T1501">d</text:span><text:span text:style-name="T1502">ov</text:span><text:span text:style-name="T1503">á</text:span><text:span text:style-name="T1504">n</text:span><text:span text:style-name="T1505">í<text:s/></text:span><text:span text:style-name="T1506">v</text:span><text:span text:style-name="T1507">a</text:span><text:span text:style-name="T1508">z</text:span><text:span text:style-name="T1509">eb<text:s/></text:span><text:span text:style-name="T1510">m</text:span><text:span text:style-name="T1511">e</text:span><text:span text:style-name="T1512">z</text:span><text:span text:style-name="T1513">i<text:s/></text:span><text:span text:style-name="T1514">pro</text:span><text:span text:style-name="T1515">d</text:span><text:span text:style-name="T1516">u</text:span><text:span text:style-name="T1517">k</text:span><text:span text:style-name="T1518">ty<text:s/></text:span><text:span text:style-name="T1519">a její</text:span><text:span text:style-name="T1520">m</text:span><text:span text:style-name="T1521">i d</text:span><text:span text:style-name="T1522">ru</text:span><text:span text:style-name="T1523">h</text:span><text:span text:style-name="T1524">y</text:span><text:span text:style-name="T1525">,<text:s/></text:span><text:span text:style-name="T1526">c</text:span><text:span text:style-name="T1527">ož<text:s/></text:span><text:span text:style-name="T1528">je d</text:span><text:span text:style-name="T1529">ůl</text:span><text:span text:style-name="T1530">e</text:span><text:span text:style-name="T1531">ž</text:span><text:span text:style-name="T1532">i</text:span><text:span text:style-name="T1533">t</text:span><text:span text:style-name="T1534">é</text:span><text:span text:style-name="T1535">,<text:s/></text:span><text:span text:style-name="T1536">kd</text:span><text:span text:style-name="T1537">yž n</text:span><text:span text:style-name="T1538">a</text:span><text:span text:style-name="T1539">př</text:span><text:span text:style-name="T1540">.<text:s/></text:span><text:span text:style-name="T1541">uv</text:span><text:span text:style-name="T1542">ádí</text:span><text:span text:style-name="T1543">m</text:span><text:span text:style-name="T1544">e<text:s/></text:span><text:span text:style-name="T1545">nový</text:span></text:p>
      <text:p text:style-name="P1546"><text:span text:style-name="T1547">pro</text:span><text:span text:style-name="T1548">d</text:span><text:span text:style-name="T1549">u</text:span><text:span text:style-name="T1550">k</text:span><text:span text:style-name="T1551">t n</text:span><text:span text:style-name="T1552">a<text:s/></text:span><text:span text:style-name="T1553">tr</text:span><text:span text:style-name="T1554">h</text:span><text:span text:style-name="T1555">.<text:s/></text:span><text:span text:style-name="T1556">V<text:s/></text:span><text:span text:style-name="T1557">poz</text:span><text:span text:style-name="T1558">i</text:span><text:span text:style-name="T1559">t</text:span><text:span text:style-name="T1560">i</text:span><text:span text:style-name="T1561">vn</text:span><text:span text:style-name="T1562">í</text:span><text:span text:style-name="T1563">m př</text:span><text:span text:style-name="T1564">í</text:span><text:span text:style-name="T1565">p</text:span><text:span text:style-name="T1566">adě<text:s/></text:span><text:span text:style-name="T1567">zvyšu</text:span><text:span text:style-name="T1568">je<text:s/></text:span><text:span text:style-name="T1569">stup</text:span><text:span text:style-name="T1570">e</text:span><text:span text:style-name="T1571">ň zn</text:span><text:span text:style-name="T1572">á</text:span><text:span text:style-name="T1573">most</text:span><text:span text:style-name="T1574">i<text:s/></text:span><text:span text:style-name="T1575">zn</text:span><text:span text:style-name="T1576">ačk</text:span><text:span text:style-name="T1577">y<text:s/></text:span><text:span text:style-name="T1578">a b</text:span><text:span text:style-name="T1579">u</text:span><text:span text:style-name="T1580">d</text:span><text:span text:style-name="T1581">u</text:span><text:span text:style-name="T1582">je její<text:s/></text:span><text:span text:style-name="T1583">oso</text:span><text:span text:style-name="T1584">b</text:span><text:span text:style-name="T1585">nost<text:s/></text:span><text:span text:style-name="T1586">a</text:span></text:p>
      <text:p text:style-name="P1587"><text:span text:style-name="T1588">rozpozn</text:span><text:span text:style-name="T1589">a</text:span><text:span text:style-name="T1590">t</text:span><text:span text:style-name="T1591">e</text:span><text:span text:style-name="T1592">lnost m</text:span><text:span text:style-name="T1593">e</text:span><text:span text:style-name="T1594">z</text:span><text:span text:style-name="T1595">i<text:s/></text:span><text:span text:style-name="T1596">ost</text:span><text:span text:style-name="T1597">a</text:span><text:span text:style-name="T1598">tn</text:span><text:span text:style-name="T1599">í</text:span><text:span text:style-name="T1600">m</text:span><text:span text:style-name="T1601">i<text:s/></text:span><text:span text:style-name="T1602">pro</text:span><text:span text:style-name="T1603">d</text:span><text:span text:style-name="T1604">u</text:span><text:span text:style-name="T1605">k</text:span><text:span text:style-name="T1606">ty ost</text:span><text:span text:style-name="T1607">a</text:span><text:span text:style-name="T1608">tn</text:span><text:span text:style-name="T1609">ích<text:s/></text:span><text:span text:style-name="T1610">zn</text:span><text:span text:style-name="T1611">aček<text:s/></text:span><text:span text:style-name="T1612">v r</text:span><text:span text:style-name="T1613">egá</text:span><text:span text:style-name="T1614">lu</text:span><text:span text:style-name="T1615">.<text:s/></text:span><text:span text:style-name="T1616">D</text:span><text:span text:style-name="T1617">o</text:span><text:span text:style-name="T1618">b</text:span><text:span text:style-name="T1619">rý<text:s/></text:span><text:span text:style-name="T1620">i</text:span><text:span text:style-name="T1621">m</text:span><text:span text:style-name="T1622">age<text:s/></text:span><text:span text:style-name="T1623">zn</text:span><text:span text:style-name="T1624">ačk</text:span><text:span text:style-name="T1625">y<text:s/></text:span><text:span text:style-name="T1626">je</text:span></text:p>
      <text:p text:style-name="P1627"><text:span text:style-name="T1628">s</text:span><text:span text:style-name="T1629">ch</text:span><text:span text:style-name="T1630">opný zn</text:span><text:span text:style-name="T1631">ačk</text:span><text:span text:style-name="T1632">u m</text:span><text:span text:style-name="T1633">e</text:span><text:span text:style-name="T1634">z</text:span><text:span text:style-name="T1635">i<text:s/></text:span><text:span text:style-name="T1636">š</text:span><text:span text:style-name="T1637">i</text:span><text:span text:style-name="T1638">ro</text:span><text:span text:style-name="T1639">k</text:span><text:span text:style-name="T1640">ou m</text:span><text:span text:style-name="T1641">a</text:span><text:span text:style-name="T1642">sou vn</text:span><text:span text:style-name="T1643">é</text:span><text:span text:style-name="T1644">st<text:s/></text:span><text:span text:style-name="T1645">d</text:span><text:span text:style-name="T1646">o popul</text:span><text:span text:style-name="T1647">a</text:span><text:span text:style-name="T1648">r</text:span><text:span text:style-name="T1649">i</text:span><text:span text:style-name="T1650">ty<text:s/></text:span><text:span text:style-name="T1651">a<text:s/></text:span><text:span text:style-name="T1652">r</text:span><text:span text:style-name="T1653">e</text:span><text:span text:style-name="T1654">l</text:span><text:span text:style-name="T1655">e</text:span><text:span text:style-name="T1656">v</text:span><text:span text:style-name="T1657">a</text:span><text:span text:style-name="T1658">n</text:span><text:span text:style-name="T1659">ce</text:span><text:span text:style-name="T1660">.<text:s/></text:span><text:span text:style-name="T1661">U</text:span><text:span text:style-name="T1662">r</text:span><text:span text:style-name="T1663">ba</text:span><text:span text:style-name="T1664">n<text:s/></text:span><text:span text:style-name="T1665">(2014)</text:span></text:p>
      <text:p text:style-name="P1666"><text:span text:style-name="T1667">z</text:span><text:span text:style-name="T1668">d</text:span><text:span text:style-name="T1669">ůr</text:span><text:span text:style-name="T1670">a</text:span><text:span text:style-name="T1671">zňu</text:span><text:span text:style-name="T1672">je<text:s/></text:span><text:span text:style-name="T1673">po</text:span><text:span text:style-name="T1674">d</text:span><text:span text:style-name="T1675">st</text:span><text:span text:style-name="T1676">a</text:span><text:span text:style-name="T1677">tu v</text:span><text:span text:style-name="T1678">i</text:span><text:span text:style-name="T1679">zu</text:span><text:span text:style-name="T1680">á</text:span><text:span text:style-name="T1681">ln</text:span><text:span text:style-name="T1682">í fi</text:span><text:span text:style-name="T1683">r</text:span><text:span text:style-name="T1684">e</text:span><text:span text:style-name="T1685">mn</text:span><text:span text:style-name="T1686">í ide</text:span><text:span text:style-name="T1687">nt</text:span><text:span text:style-name="T1688">i</text:span><text:span text:style-name="T1689">ty pro<text:s/></text:span><text:span text:style-name="T1690">fi</text:span><text:span text:style-name="T1691">rmy n</text:span><text:span text:style-name="T1692">a<text:s/></text:span><text:span text:style-name="T1693">vyso</text:span><text:span text:style-name="T1694">ce k</text:span><text:span text:style-name="T1695">on</text:span><text:span text:style-name="T1696">k</text:span><text:span text:style-name="T1697">ur</text:span><text:span text:style-name="T1698">e</text:span><text:span text:style-name="T1699">n</text:span><text:span text:style-name="T1700">č</text:span><text:span text:style-name="T1701">n</text:span><text:span text:style-name="T1702">ích<text:s/></text:span><text:span text:style-name="T1703">trz</text:span><text:span text:style-name="T1704">ích</text:span><text:span text:style-name="T1705">,<text:s/></text:span><text:span text:style-name="T1706">kde je</text:span></text:p>
      <text:p text:style-name="P1707"><text:span text:style-name="T1708">dife</text:span><text:span text:style-name="T1709">r</text:span><text:span text:style-name="T1710">e</text:span><text:span text:style-name="T1711">n</text:span><text:span text:style-name="T1712">ciace<text:s/></text:span><text:span text:style-name="T1713">pro</text:span><text:span text:style-name="T1714">d</text:span><text:span text:style-name="T1715">u</text:span><text:span text:style-name="T1716">k</text:span><text:span text:style-name="T1717">tů<text:s/></text:span><text:span text:style-name="T1718">d</text:span><text:span text:style-name="T1719">ůl</text:span><text:span text:style-name="T1720">e</text:span><text:span text:style-name="T1721">ž</text:span><text:span text:style-name="T1722">i</text:span><text:span text:style-name="T1723">tou sou</text:span><text:span text:style-name="T1724">čá</text:span><text:span text:style-name="T1725">st</text:span><text:span text:style-name="T1726">í<text:s/></text:span><text:span text:style-name="T1727">str</text:span><text:span text:style-name="T1728">a</text:span><text:span text:style-name="T1729">t</text:span><text:span text:style-name="T1730">egie fi</text:span><text:span text:style-name="T1731">rmy</text:span><text:span text:style-name="T1732">.</text:span></text:p>
      <text:p text:style-name="P1733"><text:span text:style-name="T1734">V<text:s/></text:span><text:span text:style-name="T1735">posl</text:span><text:span text:style-name="T1736">ed</text:span><text:span text:style-name="T1737">n</text:span><text:span text:style-name="T1738">ích<text:s/></text:span><text:span text:style-name="T1739">l</text:span><text:span text:style-name="T1740">e</text:span><text:span text:style-name="T1741">t</text:span><text:span text:style-name="T1742">ech<text:s/></text:span><text:span text:style-name="T1743">s</text:span><text:span text:style-name="T1744">e<text:s/></text:span><text:span text:style-name="T1745">tr</text:span><text:span text:style-name="T1746">e</text:span><text:span text:style-name="T1747">n</text:span><text:span text:style-name="T1748">d fi</text:span><text:span text:style-name="T1749">r</text:span><text:span text:style-name="T1750">e</text:span><text:span text:style-name="T1751">mn</text:span><text:span text:style-name="T1752">í ide</text:span><text:span text:style-name="T1753">nt</text:span><text:span text:style-name="T1754">i</text:span><text:span text:style-name="T1755">ty posouv</text:span><text:span text:style-name="T1756">á<text:s/></text:span><text:span text:style-name="T1757">sm</text:span><text:span text:style-name="T1758">ě</text:span><text:span text:style-name="T1759">r</text:span><text:span text:style-name="T1760">e</text:span><text:span text:style-name="T1761">m<text:s/></text:span><text:span text:style-name="T1762">k jed</text:span><text:span text:style-name="T1763">no</text:span><text:span text:style-name="T1764">d</text:span><text:span text:style-name="T1765">u</text:span><text:span text:style-name="T1766">ch</text:span><text:span text:style-name="T1767">ost</text:span><text:span text:style-name="T1768">i</text:span><text:span text:style-name="T1769">,<text:s/></text:span><text:span text:style-name="T1770">c</text:span><text:span text:style-name="T1771">ož<text:s/></text:span><text:span text:style-name="T1772">je</text:span></text:p>
      <text:p text:style-name="P1773"><text:span text:style-name="T1774">umo</text:span><text:span text:style-name="T1775">c</text:span><text:span text:style-name="T1776">n</text:span><text:span text:style-name="T1777">ě</text:span><text:span text:style-name="T1778">no<text:s/></text:span><text:span text:style-name="T1779">b</text:span><text:span text:style-name="T1780">o</text:span><text:span text:style-name="T1781">je</text:span><text:span text:style-name="T1782">m o pozornost v ry</text:span><text:span text:style-name="T1783">ch</text:span><text:span text:style-name="T1784">l</text:span><text:span text:style-name="T1785">é</text:span><text:span text:style-name="T1786">m sv</text:span><text:span text:style-name="T1787">ě</text:span><text:span text:style-name="T1788">t</text:span><text:span text:style-name="T1789">ě</text:span><text:span text:style-name="T1790">,<text:s/></text:span><text:span text:style-name="T1791">kde je<text:s/></text:span><text:span text:style-name="T1792">nutnost<text:s/></text:span><text:span text:style-name="T1793">b</text:span><text:span text:style-name="T1794">ýt rozpozn</text:span><text:span text:style-name="T1795">a</text:span><text:span text:style-name="T1796">t</text:span><text:span text:style-name="T1797">e</text:span><text:span text:style-name="T1798">lný<text:s/></text:span><text:span text:style-name="T1799">běhe</text:span><text:span text:style-name="T1800">m</text:span></text:p>
      <text:p text:style-name="P1801"><text:span text:style-name="T1802">zlom</text:span><text:span text:style-name="T1803">k</text:span><text:span text:style-name="T1804">u vt</text:span><text:span text:style-name="T1805">e</text:span><text:span text:style-name="T1806">ř</text:span><text:span text:style-name="T1807">i</text:span><text:span text:style-name="T1808">ny</text:span><text:span text:style-name="T1809">.<text:s/></text:span><text:span text:style-name="T1810">P</text:span><text:span text:style-name="T1811">ro v</text:span><text:span text:style-name="T1812">e</text:span><text:span text:style-name="T1813">l</text:span><text:span text:style-name="T1814">iké<text:s/></text:span><text:span text:style-name="T1815">n</text:span><text:span text:style-name="T1816">ad</text:span><text:span text:style-name="T1817">n</text:span><text:span text:style-name="T1818">á</text:span><text:span text:style-name="T1819">ro</text:span><text:span text:style-name="T1820">d</text:span><text:span text:style-name="T1821">n</text:span><text:span text:style-name="T1822">í<text:s/></text:span><text:span text:style-name="T1823">zn</text:span><text:span text:style-name="T1824">ačk</text:span><text:span text:style-name="T1825">y<text:s/></text:span><text:span text:style-name="T1826">je jejich ide</text:span><text:span text:style-name="T1827">nt</text:span><text:span text:style-name="T1828">i</text:span><text:span text:style-name="T1829">t</text:span><text:span text:style-name="T1830">a ča</text:span><text:span text:style-name="T1831">sto to n</text:span><text:span text:style-name="T1832">ejd</text:span><text:span text:style-name="T1833">ůl</text:span><text:span text:style-name="T1834">e</text:span><text:span text:style-name="T1835">ž</text:span><text:span text:style-name="T1836">i</text:span><text:span text:style-name="T1837">t</text:span><text:span text:style-name="T1838">ěj</text:span><text:span text:style-name="T1839">š</text:span><text:span text:style-name="T1840">í</text:span><text:span text:style-name="T1841">,<text:s/></text:span><text:span text:style-name="T1842">c</text:span><text:span text:style-name="T1843">o m</text:span><text:span text:style-name="T1844">ají</text:span><text:span text:style-name="T1845">.</text:span></text:p>
      <text:p text:style-name="P1846"><text:span text:style-name="T1847">L</text:span><text:span text:style-name="T1848">idi<text:s/></text:span><text:span text:style-name="T1849">tuto<text:s/></text:span><text:span text:style-name="T1850">ide</text:span><text:span text:style-name="T1851">nt</text:span><text:span text:style-name="T1852">i</text:span><text:span text:style-name="T1853">tu zn</text:span><text:span text:style-name="T1854">ají a<text:s/></text:span><text:span text:style-name="T1855">spo</text:span><text:span text:style-name="T1856">j</text:span><text:span text:style-name="T1857">u</text:span><text:span text:style-name="T1858">jí<text:s/></text:span><text:span text:style-name="T1859">s</text:span><text:span text:style-name="T1860">i<text:s/></text:span><text:span text:style-name="T1861">s n</text:span><text:span text:style-name="T1862">í d</text:span><text:span text:style-name="T1863">o</text:span><text:span text:style-name="T1864">b</text:span><text:span text:style-name="T1865">r</text:span><text:span text:style-name="T1866">é<text:s/></text:span><text:span text:style-name="T1867">v</text:span><text:span text:style-name="T1868">ěci</text:span><text:span text:style-name="T1869">,<text:s/></text:span><text:span text:style-name="T1870">c</text:span><text:span text:style-name="T1871">ož př</text:span><text:span text:style-name="T1872">i</text:span><text:span text:style-name="T1873">roz</text:span><text:span text:style-name="T1874">e</text:span><text:span text:style-name="T1875">n</text:span><text:span text:style-name="T1876">ě<text:s/></text:span><text:span text:style-name="T1877">ovl</text:span><text:span text:style-name="T1878">i</text:span><text:span text:style-name="T1879">vňu</text:span><text:span text:style-name="T1880">je jejich<text:s/></text:span><text:span text:style-name="T1881">t</text:span><text:span text:style-name="T1882">e</text:span><text:span text:style-name="T1883">n</text:span><text:span text:style-name="T1884">de</text:span><text:span text:style-name="T1885">n</text:span><text:span text:style-name="T1886">ce<text:s/></text:span><text:span text:style-name="T1887">n</text:span><text:span text:style-name="T1888">a</text:span><text:span text:style-name="T1889">př</text:span><text:span text:style-name="T1890">.</text:span></text:p>
      <text:p text:style-name="P1891"><text:span text:style-name="T1892">př</text:span><text:span text:style-name="T1893">i<text:s/></text:span><text:span text:style-name="T1894">n</text:span><text:span text:style-name="T1895">ák</text:span><text:span text:style-name="T1896">up</text:span><text:span text:style-name="T1897">ech</text:span><text:span text:style-name="T1898">.<text:s/></text:span><text:span text:style-name="T1899">S</text:span><text:span text:style-name="T1900">t</text:span><text:span text:style-name="T1901">ačí<text:s/></text:span><text:span text:style-name="T1902">n</text:span><text:span text:style-name="T1903">ic</text:span><text:span text:style-name="T1904">m</text:span><text:span text:style-name="T1905">é</text:span><text:span text:style-name="T1906">n</text:span><text:span text:style-name="T1907">ě jed</text:span><text:span text:style-name="T1908">no šp</text:span><text:span text:style-name="T1909">a</text:span><text:span text:style-name="T1910">tn</text:span><text:span text:style-name="T1911">é<text:s/></text:span><text:span text:style-name="T1912">roz</text:span><text:span text:style-name="T1913">h</text:span><text:span text:style-name="T1914">o</text:span><text:span text:style-name="T1915">d</text:span><text:span text:style-name="T1916">nut</text:span><text:span text:style-name="T1917">í<text:s/></text:span><text:span text:style-name="T1918">n</text:span><text:span text:style-name="T1919">eb</text:span><text:span text:style-name="T1920">o<text:s/></text:span><text:span text:style-name="T1921">k</text:span><text:span text:style-name="T1922">ro</text:span><text:span text:style-name="T1923">k<text:s/></text:span><text:span text:style-name="T1924">v</text:span><text:span text:style-name="T1925">ed</text:span><text:span text:style-name="T1926">l</text:span><text:span text:style-name="T1927">e a<text:s/></text:span><text:span text:style-name="T1928">vl</text:span><text:span text:style-name="T1929">íd</text:span><text:span text:style-name="T1930">n</text:span><text:span text:style-name="T1931">é<text:s/></text:span><text:span text:style-name="T1932">spo</text:span><text:span text:style-name="T1933">ji</text:span><text:span text:style-name="T1934">tost</text:span><text:span text:style-name="T1935">i<text:s/></text:span><text:span text:style-name="T1936">s</text:span></text:p>
      <text:p text:style-name="P1937"><text:span text:style-name="T1938">ide</text:span><text:span text:style-name="T1939">nt</text:span><text:span text:style-name="T1940">i</text:span><text:span text:style-name="T1941">tou s</text:span><text:span text:style-name="T1942">e d</text:span><text:span text:style-name="T1943">o</text:span><text:span text:style-name="T1944">ká</text:span><text:span text:style-name="T1945">žou př</text:span><text:span text:style-name="T1946">e</text:span><text:span text:style-name="T1947">m</text:span><text:span text:style-name="T1948">ě</text:span><text:span text:style-name="T1949">n</text:span><text:span text:style-name="T1950">i</text:span><text:span text:style-name="T1951">t v n</text:span><text:span text:style-name="T1952">e</text:span><text:span text:style-name="T1953">n</text:span><text:span text:style-name="T1954">á</text:span><text:span text:style-name="T1955">v</text:span><text:span text:style-name="T1956">i</text:span><text:span text:style-name="T1957">st</text:span><text:span text:style-name="T1958">,<text:s/></text:span><text:span text:style-name="T1959">k</text:span><text:span text:style-name="T1960">t</text:span><text:span text:style-name="T1961">e</text:span><text:span text:style-name="T1962">r</text:span><text:span text:style-name="T1963">á<text:s/></text:span><text:span text:style-name="T1964">s</text:span><text:span text:style-name="T1965">e<text:s/></text:span><text:span text:style-name="T1966">š</text:span><text:span text:style-name="T1967">í</text:span><text:span text:style-name="T1968">ř</text:span><text:span text:style-name="T1969">í<text:s/></text:span><text:span text:style-name="T1970">n</text:span><text:span text:style-name="T1971">á</text:span><text:span text:style-name="T1972">so</text:span><text:span text:style-name="T1973">b</text:span><text:span text:style-name="T1974">n</text:span><text:span text:style-name="T1975">ě<text:s/></text:span><text:span text:style-name="T1976">ry</text:span><text:span text:style-name="T1977">ch</text:span><text:span text:style-name="T1978">l</text:span><text:span text:style-name="T1979">eji<text:s/></text:span><text:span text:style-name="T1980">n</text:span><text:span text:style-name="T1981">e</text:span><text:span text:style-name="T1982">ž<text:s/></text:span><text:span text:style-name="T1983">d</text:span><text:span text:style-name="T1984">o</text:span><text:span text:style-name="T1985">b</text:span><text:span text:style-name="T1986">r</text:span><text:span text:style-name="T1987">é<text:s/></text:span><text:span text:style-name="T1988">zpr</text:span><text:span text:style-name="T1989">á</text:span><text:span text:style-name="T1990">vy</text:span><text:span text:style-name="T1991">.</text:span></text:p>
      <text:p text:style-name="P1992"><text:span text:style-name="T1993">F</text:span><text:span text:style-name="T1994">i</text:span><text:span text:style-name="T1995">r</text:span><text:span text:style-name="T1996">e</text:span><text:span text:style-name="T1997">mn</text:span><text:span text:style-name="T1998">í ide</text:span><text:span text:style-name="T1999">nt</text:span><text:span text:style-name="T2000">i</text:span><text:span text:style-name="T2001">t</text:span><text:span text:style-name="T2002">a je<text:s/></text:span><text:span text:style-name="T2003">n</text:span><text:span text:style-name="T2004">á</text:span><text:span text:style-name="T2005">stro</text:span><text:span text:style-name="T2006">je</text:span><text:span text:style-name="T2007">m<text:s/></text:span><text:span text:style-name="T2008">b</text:span><text:span text:style-name="T2009">u</text:span><text:span text:style-name="T2010">d</text:span><text:span text:style-name="T2011">ov</text:span><text:span text:style-name="T2012">á</text:span><text:span text:style-name="T2013">n</text:span><text:span text:style-name="T2014">í i</text:span><text:span text:style-name="T2015">m</text:span><text:span text:style-name="T2016">age<text:s/></text:span><text:span text:style-name="T2017">-<text:s/></text:span><text:span text:style-name="T2018">v</text:span><text:span text:style-name="T2019">e<text:s/></text:span><text:span text:style-name="T2020">smyslu vš</text:span><text:span text:style-name="T2021">ech<text:s/></text:span><text:span text:style-name="T2022">pro</text:span><text:span text:style-name="T2023">je</text:span><text:span text:style-name="T2024">vů<text:s/></text:span><text:span text:style-name="T2025">fi</text:span><text:span text:style-name="T2026">rmy o</text:span><text:span text:style-name="T2027">d<text:s/></text:span><text:span text:style-name="T2028">v</text:span><text:span text:style-name="T2029">i</text:span><text:span text:style-name="T2030">zu</text:span><text:span text:style-name="T2031">á</text:span><text:span text:style-name="T2032">ln</text:span><text:span text:style-name="T2033">í</text:span></text:p>
      <text:p text:style-name="P2034"><text:span text:style-name="T2035">pr</text:span><text:span text:style-name="T2036">e</text:span><text:span text:style-name="T2037">z</text:span><text:span text:style-name="T2038">e</text:span><text:span text:style-name="T2039">nt</text:span><text:span text:style-name="T2040">ace<text:s/></text:span><text:span text:style-name="T2041">př</text:span><text:span text:style-name="T2042">e</text:span><text:span text:style-name="T2043">s<text:s/></text:span><text:span text:style-name="T2044">k</text:span><text:span text:style-name="T2045">omun</text:span><text:span text:style-name="T2046">ikaci</text:span><text:span text:style-name="T2047">,<text:s/></text:span><text:span text:style-name="T2048">o</text:span><text:span text:style-name="T2049">d ch</text:span><text:span text:style-name="T2050">ov</text:span><text:span text:style-name="T2051">á</text:span><text:span text:style-name="T2052">n</text:span><text:span text:style-name="T2053">í<text:s/></text:span><text:span text:style-name="T2054">z</text:span><text:span text:style-name="T2055">a</text:span><text:span text:style-name="T2056">m</text:span><text:span text:style-name="T2057">ě</text:span><text:span text:style-name="T2058">stn</text:span><text:span text:style-name="T2059">a</text:span><text:span text:style-name="T2060">n</text:span><text:span text:style-name="T2061">c</text:span><text:span text:style-name="T2062">ů<text:s/></text:span><text:span text:style-name="T2063">a</text:span><text:span text:style-name="T2064">ž po pro</text:span><text:span text:style-name="T2065">d</text:span><text:span text:style-name="T2066">u</text:span><text:span text:style-name="T2067">k</text:span><text:span text:style-name="T2068">t<text:s/></text:span><text:span text:style-name="T2069">či<text:s/></text:span><text:span text:style-name="T2070">služ</text:span><text:span text:style-name="T2071">b</text:span><text:span text:style-name="T2072">u</text:span><text:span text:style-name="T2073">.<text:s/></text:span><text:span text:style-name="T2074">M</text:span><text:span text:style-name="T2075">ě</text:span><text:span text:style-name="T2076">lo<text:s/></text:span><text:span text:style-name="T2077">b</text:span><text:span text:style-name="T2078">y<text:s/></text:span><text:span text:style-name="T2079">jí</text:span><text:span text:style-name="T2080">t o</text:span></text:p>
      <text:p text:style-name="P2081"><text:span text:style-name="T2082">u</text:span><text:span text:style-name="T2083">ce</text:span><text:span text:style-name="T2084">l</text:span><text:span text:style-name="T2085">e</text:span><text:span text:style-name="T2086">ný<text:s/></text:span><text:span text:style-name="T2087">a<text:s/></text:span><text:span text:style-name="T2088">promyšl</text:span><text:span text:style-name="T2089">e</text:span><text:span text:style-name="T2090">ný syst</text:span><text:span text:style-name="T2091">é</text:span><text:span text:style-name="T2092">m</text:span><text:span text:style-name="T2093">,<text:s/></text:span><text:span text:style-name="T2094">ha</text:span><text:span text:style-name="T2095">rmon</text:span><text:span text:style-name="T2096">i</text:span><text:span text:style-name="T2097">zu</text:span><text:span text:style-name="T2098">jící<text:s/></text:span><text:span text:style-name="T2099">vš</text:span><text:span text:style-name="T2100">ech</text:span><text:span text:style-name="T2101">ny uv</text:span><text:span text:style-name="T2102">ede</text:span><text:span text:style-name="T2103">n</text:span><text:span text:style-name="T2104">é<text:s/></text:span><text:span text:style-name="T2105">vzt</text:span><text:span text:style-name="T2106">ah</text:span><text:span text:style-name="T2107">y<text:s/></text:span><text:span text:style-name="T2108">a<text:s/></text:span><text:span text:style-name="T2109">v</text:span><text:span text:style-name="T2110">a</text:span><text:span text:style-name="T2111">z</text:span><text:span text:style-name="T2112">b</text:span><text:span text:style-name="T2113">y</text:span><text:span text:style-name="T2114">.</text:span></text:p>
      <text:soft-page-break/>
      <text:p text:style-name="P2115"><text:span text:style-name="T2116">R</text:span><text:span text:style-name="T2117">ol</text:span><text:span text:style-name="T2118">e c</text:span><text:span text:style-name="T2119">orpor</text:span><text:span text:style-name="T2120">a</text:span><text:span text:style-name="T2121">t</text:span><text:span text:style-name="T2122">e de</text:span><text:span text:style-name="T2123">s</text:span><text:span text:style-name="T2124">ig</text:span><text:span text:style-name="T2125">n</text:span></text:p>
      <text:p text:style-name="P2126"><text:span text:style-name="T2127">C</text:span><text:span text:style-name="T2128">orpor</text:span><text:span text:style-name="T2129">a</text:span><text:span text:style-name="T2130">t</text:span><text:span text:style-name="T2131">e ide</text:span><text:span text:style-name="T2132">nt</text:span><text:span text:style-name="T2133">i</text:span><text:span text:style-name="T2134">ty v<text:s/></text:span><text:span text:style-name="T2135">d</text:span><text:span text:style-name="T2136">n</text:span><text:span text:style-name="T2137">e</text:span><text:span text:style-name="T2138">šn</text:span><text:span text:style-name="T2139">í d</text:span><text:span text:style-name="T2140">o</text:span><text:span text:style-name="T2141">bě h</text:span><text:span text:style-name="T2142">r</text:span><text:span text:style-name="T2143">aje d</text:span><text:span text:style-name="T2144">ůl</text:span><text:span text:style-name="T2145">e</text:span><text:span text:style-name="T2146">ž</text:span><text:span text:style-name="T2147">i</text:span><text:span text:style-name="T2148">tou rol</text:span><text:span text:style-name="T2149">i<text:s/></text:span><text:span text:style-name="T2150">t</text:span><text:span text:style-name="T2151">ak</text:span><text:span text:style-name="T2152">ř</text:span><text:span text:style-name="T2153">ka<text:s/></text:span><text:span text:style-name="T2154">u vš</text:span><text:span text:style-name="T2155">ech fi</text:span><text:span text:style-name="T2156">r</text:span><text:span text:style-name="T2157">e</text:span><text:span text:style-name="T2158">m</text:span><text:span text:style-name="T2159">,<text:s/></text:span><text:span text:style-name="T2160">k</text:span><text:span text:style-name="T2161">t</text:span><text:span text:style-name="T2162">e</text:span><text:span text:style-name="T2163">r</text:span><text:span text:style-name="T2164">é j</text:span><text:span text:style-name="T2165">sou<text:s/></text:span><text:span text:style-name="T2166">ak</text:span><text:span text:style-name="T2167">t</text:span><text:span text:style-name="T2168">i</text:span><text:span text:style-name="T2169">vn</text:span><text:span text:style-name="T2170">í<text:s/></text:span><text:span text:style-name="T2171">n</text:span><text:span text:style-name="T2172">a</text:span></text:p>
      <text:p text:style-name="P2173"><text:span text:style-name="T2174">tr</text:span><text:span text:style-name="T2175">h</text:span><text:span text:style-name="T2176">u<text:s/></text:span><text:span text:style-name="T2177">a b</text:span><text:span text:style-name="T2178">u</text:span><text:span text:style-name="T2179">d</text:span><text:span text:style-name="T2180">u</text:span><text:span text:style-name="T2181">jí<text:s/></text:span><text:span text:style-name="T2182">svou<text:s/></text:span><text:span text:style-name="T2183">"</text:span><text:span text:style-name="T2184">př</text:span><text:span text:style-name="T2185">í</text:span><text:span text:style-name="T2186">tomnost</text:span><text:span text:style-name="T2187">" -<text:s/></text:span><text:span text:style-name="T2188">t</text:span><text:span text:style-name="T2189">j</text:span><text:span text:style-name="T2190">.<text:s/></text:span><text:span text:style-name="T2191">ch</text:span><text:span text:style-name="T2192">t</text:span><text:span text:style-name="T2193">ějí b</text:span><text:span text:style-name="T2194">ýt v</text:span><text:span text:style-name="T2195">idě</text:span><text:span text:style-name="T2196">t</text:span><text:span text:style-name="T2197">.<text:s/></text:span><text:span text:style-name="T2198">F</text:span><text:span text:style-name="T2199">i</text:span><text:span text:style-name="T2200">r</text:span><text:span text:style-name="T2201">e</text:span><text:span text:style-name="T2202">mn</text:span><text:span text:style-name="T2203">í ide</text:span><text:span text:style-name="T2204">nt</text:span><text:span text:style-name="T2205">i</text:span><text:span text:style-name="T2206">tou t</text:span><text:span text:style-name="T2207">ak<text:s/></text:span><text:span text:style-name="T2208">lz</text:span><text:span text:style-name="T2209">e<text:s/></text:span><text:span text:style-name="T2210">tvoř</text:span><text:span text:style-name="T2211">i</text:span><text:span text:style-name="T2212">t pro</text:span><text:span text:style-name="T2213">fi</text:span><text:span text:style-name="T2214">l<text:s/></text:span><text:span text:style-name="T2215">fi</text:span><text:span text:style-name="T2216">rmy</text:span></text:p>
      <text:p text:style-name="P2217"><text:span text:style-name="T2218">a její<text:s/></text:span><text:span text:style-name="T2219">vystupov</text:span><text:span text:style-name="T2220">á</text:span><text:span text:style-name="T2221">n</text:span><text:span text:style-name="T2222">í<text:s/></text:span><text:span text:style-name="T2223">n</text:span><text:span text:style-name="T2224">a</text:span><text:span text:style-name="T2225">v</text:span><text:span text:style-name="T2226">e</text:span><text:span text:style-name="T2227">n</text:span><text:span text:style-name="T2228">ek či ke<text:s/></text:span><text:span text:style-name="T2229">svým z</text:span><text:span text:style-name="T2230">a</text:span><text:span text:style-name="T2231">m</text:span><text:span text:style-name="T2232">ě</text:span><text:span text:style-name="T2233">stn</text:span><text:span text:style-name="T2234">a</text:span><text:span text:style-name="T2235">n</text:span><text:span text:style-name="T2236">c</text:span><text:span text:style-name="T2237">ům</text:span><text:span text:style-name="T2238">.<text:s/></text:span><text:span text:style-name="T2239">S</text:span><text:span text:style-name="T2240">k</text:span><text:span text:style-name="T2241">rz<text:s/></text:span><text:span text:style-name="T2242">fi</text:span><text:span text:style-name="T2243">r</text:span><text:span text:style-name="T2244">e</text:span><text:span text:style-name="T2245">mn</text:span><text:span text:style-name="T2246">í ide</text:span><text:span text:style-name="T2247">nt</text:span><text:span text:style-name="T2248">i</text:span><text:span text:style-name="T2249">tu vytv</text:span><text:span text:style-name="T2250">á</text:span><text:span text:style-name="T2251">ř</text:span><text:span text:style-name="T2252">í</text:span><text:span text:style-name="T2253">m</text:span><text:span text:style-name="T2254">e</text:span></text:p>
      <text:p text:style-name="P2255"><text:span text:style-name="T2256">př</text:span><text:span text:style-name="T2257">ed</text:span><text:span text:style-name="T2258">st</text:span><text:span text:style-name="T2259">a</text:span><text:span text:style-name="T2260">vy o oso</text:span><text:span text:style-name="T2261">b</text:span><text:span text:style-name="T2262">nost</text:span><text:span text:style-name="T2263">i fi</text:span><text:span text:style-name="T2264">rmy</text:span><text:span text:style-name="T2265">,<text:s/></text:span><text:span text:style-name="T2266">k</text:span><text:span text:style-name="T2267">t</text:span><text:span text:style-name="T2268">e</text:span><text:span text:style-name="T2269">r</text:span><text:span text:style-name="T2270">á je ideá</text:span><text:span text:style-name="T2271">ln</text:span><text:span text:style-name="T2272">ě<text:s/></text:span><text:span text:style-name="T2273">v</text:span><text:span text:style-name="T2274">ě</text:span><text:span text:style-name="T2275">ro</text:span><text:span text:style-name="T2276">h</text:span><text:span text:style-name="T2277">o</text:span><text:span text:style-name="T2278">d</text:span><text:span text:style-name="T2279">n</text:span><text:span text:style-name="T2280">á</text:span><text:span text:style-name="T2281">,<text:s/></text:span><text:span text:style-name="T2282">k</text:span><text:span text:style-name="T2283">v</text:span><text:span text:style-name="T2284">a</text:span><text:span text:style-name="T2285">l</text:span><text:span text:style-name="T2286">i</text:span><text:span text:style-name="T2287">tn</text:span><text:span text:style-name="T2288">í a<text:s/></text:span><text:span text:style-name="T2289">z</text:span><text:span text:style-name="T2290">áka</text:span><text:span text:style-name="T2291">zn</text:span><text:span text:style-name="T2292">ík<text:s/></text:span><text:span text:style-name="T2293">v n</text:span><text:span text:style-name="T2294">i<text:s/></text:span><text:span text:style-name="T2295">t</text:span><text:span text:style-name="T2296">ak<text:s/></text:span><text:span text:style-name="T2297">můž</text:span><text:span text:style-name="T2298">e</text:span></text:p>
      <text:p text:style-name="P2299"><text:span text:style-name="T2300">vlož</text:span><text:span text:style-name="T2301">i</text:span><text:span text:style-name="T2302">t<text:s/></text:span><text:span text:style-name="T2303">d</text:span><text:span text:style-name="T2304">ův</text:span><text:span text:style-name="T2305">ě</text:span><text:span text:style-name="T2306">ru</text:span><text:span text:style-name="T2307">.<text:s/></text:span><text:span text:style-name="T2308">M</text:span><text:span text:style-name="T2309">us</text:span><text:span text:style-name="T2310">í</text:span><text:span text:style-name="T2311">m</text:span><text:span text:style-name="T2312">e<text:s/></text:span><text:span text:style-name="T2313">s</text:span><text:span text:style-name="T2314">e<text:s/></text:span><text:span text:style-name="T2315">pt</text:span><text:span text:style-name="T2316">á</text:span><text:span text:style-name="T2317">t</text:span><text:span text:style-name="T2318">,<text:s/></text:span><text:span text:style-name="T2319">jak</text:span><text:span text:style-name="T2320">ý<text:s/></text:span><text:span text:style-name="T2321">je d</text:span><text:span text:style-name="T2322">u</text:span><text:span text:style-name="T2323">ch<text:s/></text:span><text:span text:style-name="T2324">zn</text:span><text:span text:style-name="T2325">ačk</text:span><text:span text:style-name="T2326">y</text:span><text:span text:style-name="T2327">,<text:s/></text:span><text:span text:style-name="T2328">jaké j</text:span><text:span text:style-name="T2329">sou<text:s/></text:span><text:span text:style-name="T2330">její h</text:span><text:span text:style-name="T2331">o</text:span><text:span text:style-name="T2332">d</text:span><text:span text:style-name="T2333">noty<text:s/></text:span><text:span text:style-name="T2334">a c</text:span><text:span text:style-name="T2335">o<text:s/></text:span><text:span text:style-name="T2336">chce<text:s/></text:span><text:span text:style-name="T2337">př</text:span><text:span text:style-name="T2338">i</text:span><text:span text:style-name="T2339">n</text:span><text:span text:style-name="T2340">é</text:span><text:span text:style-name="T2341">st n</text:span><text:span text:style-name="T2342">a</text:span></text:p>
      <text:p text:style-name="P2343"><text:span text:style-name="T2344">tr</text:span><text:span text:style-name="T2345">h</text:span><text:span text:style-name="T2346">.<text:s/></text:span><text:span text:style-name="T2347">D</text:span><text:span text:style-name="T2348">ůl</text:span><text:span text:style-name="T2349">e</text:span><text:span text:style-name="T2350">ž</text:span><text:span text:style-name="T2351">i</text:span><text:span text:style-name="T2352">tý<text:s/></text:span><text:span text:style-name="T2353">je i k</text:span><text:span text:style-name="T2354">l</text:span><text:span text:style-name="T2355">ie</text:span><text:span text:style-name="T2356">nt</text:span><text:span text:style-name="T2357">,<text:s/></text:span><text:span text:style-name="T2358">k</text:span><text:span text:style-name="T2359">t</text:span><text:span text:style-name="T2360">e</text:span><text:span text:style-name="T2361">rý mus</text:span><text:span text:style-name="T2362">í<text:s/></text:span><text:span text:style-name="T2363">st</text:span><text:span text:style-name="T2364">á</text:span><text:span text:style-name="T2365">t n</text:span><text:span text:style-name="T2366">a<text:s/></text:span><text:span text:style-name="T2367">z</text:span><text:span text:style-name="T2368">ačá</text:span><text:span text:style-name="T2369">t</text:span><text:span text:style-name="T2370">k</text:span><text:span text:style-name="T2371">u<text:s/></text:span><text:span text:style-name="T2372">i k</text:span><text:span text:style-name="T2373">on</text:span><text:span text:style-name="T2374">ci ce</text:span><text:span text:style-name="T2375">l</text:span><text:span text:style-name="T2376">éh</text:span><text:span text:style-name="T2377">o uv</text:span><text:span text:style-name="T2378">a</text:span><text:span text:style-name="T2379">žov</text:span><text:span text:style-name="T2380">á</text:span><text:span text:style-name="T2381">n</text:span><text:span text:style-name="T2382">í<text:s/></text:span><text:span text:style-name="T2383">o zn</text:span><text:span text:style-name="T2384">ačce</text:span><text:span text:style-name="T2385">,<text:s/></text:span><text:span text:style-name="T2386">ab</text:span><text:span text:style-name="T2387">y s</text:span><text:span text:style-name="T2388">e<text:s/></text:span><text:span text:style-name="T2389">s</text:span></text:p>
      <text:p text:style-name="P2390"><text:span text:style-name="T2391">n</text:span><text:span text:style-name="T2392">í<text:s/></text:span><text:span text:style-name="T2393">mo</text:span><text:span text:style-name="T2394">h</text:span><text:span text:style-name="T2395">l ztotožn</text:span><text:span text:style-name="T2396">i</text:span><text:span text:style-name="T2397">t</text:span><text:span text:style-name="T2398">.<text:s/></text:span><text:span text:style-name="T2399">D</text:span><text:span text:style-name="T2400">á</text:span><text:span text:style-name="T2401">l</text:span><text:span text:style-name="T2402">e fi</text:span><text:span text:style-name="T2403">r</text:span><text:span text:style-name="T2404">e</text:span><text:span text:style-name="T2405">mn</text:span><text:span text:style-name="T2406">í ide</text:span><text:span text:style-name="T2407">nt</text:span><text:span text:style-name="T2408">i</text:span><text:span text:style-name="T2409">t</text:span><text:span text:style-name="T2410">a<text:s/></text:span><text:span text:style-name="T2411">můž</text:span><text:span text:style-name="T2412">e<text:s/></text:span><text:span text:style-name="T2413">n</text:span><text:span text:style-name="T2414">a</text:span><text:span text:style-name="T2415">pom</text:span><text:span text:style-name="T2416">áha</text:span><text:span text:style-name="T2417">t<text:s/></text:span><text:span text:style-name="T2418">k<text:s/></text:span><text:span text:style-name="T2419">vy</text:span><text:span text:style-name="T2420">b</text:span><text:span text:style-name="T2421">u</text:span><text:span text:style-name="T2422">d</text:span><text:span text:style-name="T2423">ov</text:span><text:span text:style-name="T2424">á</text:span><text:span text:style-name="T2425">n</text:span><text:span text:style-name="T2426">í<text:s/></text:span><text:span text:style-name="T2427">v</text:span><text:span text:style-name="T2428">a</text:span><text:span text:style-name="T2429">z</text:span><text:span text:style-name="T2430">eb<text:s/></text:span><text:span text:style-name="T2431">m</text:span><text:span text:style-name="T2432">e</text:span><text:span text:style-name="T2433">z</text:span><text:span text:style-name="T2434">i<text:s/></text:span><text:span text:style-name="T2435">pro</text:span><text:span text:style-name="T2436">d</text:span><text:span text:style-name="T2437">u</text:span><text:span text:style-name="T2438">k</text:span><text:span text:style-name="T2439">ty<text:s/></text:span><text:span text:style-name="T2440">a</text:span></text:p>
      <text:p text:style-name="P2441"><text:span text:style-name="T2442">její</text:span><text:span text:style-name="T2443">m</text:span><text:span text:style-name="T2444">i d</text:span><text:span text:style-name="T2445">ru</text:span><text:span text:style-name="T2446">h</text:span><text:span text:style-name="T2447">y</text:span><text:span text:style-name="T2448">,<text:s/></text:span><text:span text:style-name="T2449">c</text:span><text:span text:style-name="T2450">ož<text:s/></text:span><text:span text:style-name="T2451">je d</text:span><text:span text:style-name="T2452">ůl</text:span><text:span text:style-name="T2453">e</text:span><text:span text:style-name="T2454">ž</text:span><text:span text:style-name="T2455">i</text:span><text:span text:style-name="T2456">t</text:span><text:span text:style-name="T2457">é</text:span><text:span text:style-name="T2458">,<text:s/></text:span><text:span text:style-name="T2459">kd</text:span><text:span text:style-name="T2460">yž n</text:span><text:span text:style-name="T2461">a</text:span><text:span text:style-name="T2462">př</text:span><text:span text:style-name="T2463">.<text:s/></text:span><text:span text:style-name="T2464">uv</text:span><text:span text:style-name="T2465">ádí</text:span><text:span text:style-name="T2466">m</text:span><text:span text:style-name="T2467">e<text:s/></text:span><text:span text:style-name="T2468">nový pro</text:span><text:span text:style-name="T2469">d</text:span><text:span text:style-name="T2470">u</text:span><text:span text:style-name="T2471">k</text:span><text:span text:style-name="T2472">t n</text:span><text:span text:style-name="T2473">a<text:s/></text:span><text:span text:style-name="T2474">tr</text:span><text:span text:style-name="T2475">h a chce</text:span><text:span text:style-name="T2476">m</text:span><text:span text:style-name="T2477">e<text:s/></text:span><text:span text:style-name="T2478">vz</text:span><text:span text:style-name="T2479">b</text:span><text:span text:style-name="T2480">u</text:span><text:span text:style-name="T2481">di</text:span><text:span text:style-name="T2482">t</text:span></text:p>
      <text:p text:style-name="P2483"><text:span text:style-name="T2484">a</text:span><text:span text:style-name="T2485">so</text:span><text:span text:style-name="T2486">ciace<text:s/></text:span><text:span text:style-name="T2487">s<text:s/></text:span><text:span text:style-name="T2488">ji</text:span><text:span text:style-name="T2489">ným</text:span><text:span text:style-name="T2490">i<text:s/></text:span><text:span text:style-name="T2491">pro</text:span><text:span text:style-name="T2492">d</text:span><text:span text:style-name="T2493">u</text:span><text:span text:style-name="T2494">k</text:span><text:span text:style-name="T2495">ty st</text:span><text:span text:style-name="T2496">ej</text:span><text:span text:style-name="T2497">n</text:span><text:span text:style-name="T2498">é<text:s/></text:span><text:span text:style-name="T2499">zn</text:span><text:span text:style-name="T2500">ačk</text:span><text:span text:style-name="T2501">y</text:span><text:span text:style-name="T2502">,<text:s/></text:span><text:span text:style-name="T2503">k</text:span><text:span text:style-name="T2504">t</text:span><text:span text:style-name="T2505">e</text:span><text:span text:style-name="T2506">r</text:span><text:span text:style-name="T2507">é<text:s/></text:span><text:span text:style-name="T2508">už<text:s/></text:span><text:span text:style-name="T2509">j</text:span><text:span text:style-name="T2510">sou z</text:span><text:span text:style-name="T2511">aběh</text:span><text:span text:style-name="T2512">l</text:span><text:span text:style-name="T2513">ej</text:span><text:span text:style-name="T2514">š</text:span><text:span text:style-name="T2515">í a<text:s/></text:span><text:span text:style-name="T2516">o<text:s/></text:span><text:span text:style-name="T2517">jejích k</text:span><text:span text:style-name="T2518">v</text:span><text:span text:style-name="T2519">a</text:span><text:span text:style-name="T2520">l</text:span><text:span text:style-name="T2521">i</text:span><text:span text:style-name="T2522">t</text:span><text:span text:style-name="T2523">ách<text:s/></text:span><text:span text:style-name="T2524">už<text:s/></text:span><text:span text:style-name="T2525">je</text:span></text:p>
      <text:p text:style-name="P2526"><text:span text:style-name="T2527">s</text:span><text:span text:style-name="T2528">i</text:span><text:span text:style-name="T2529">ln</text:span><text:span text:style-name="T2530">ěj</text:span><text:span text:style-name="T2531">š</text:span><text:span text:style-name="T2532">í<text:s/></text:span><text:span text:style-name="T2533">pov</text:span><text:span text:style-name="T2534">ěd</text:span><text:span text:style-name="T2535">om</text:span><text:span text:style-name="T2536">í</text:span><text:span text:style-name="T2537">.<text:s/></text:span><text:span text:style-name="T2538">T</text:span><text:span text:style-name="T2539">a</text:span><text:span text:style-name="T2540">to t</text:span><text:span text:style-name="T2541">ak</text:span><text:span text:style-name="T2542">t</text:span><text:span text:style-name="T2543">ika dá</text:span><text:span text:style-name="T2544">l</text:span><text:span text:style-name="T2545">e<text:s/></text:span><text:span text:style-name="T2546">zp</text:span><text:span text:style-name="T2547">e</text:span><text:span text:style-name="T2548">vňu</text:span><text:span text:style-name="T2549">je<text:s/></text:span><text:span text:style-name="T2550">stup</text:span><text:span text:style-name="T2551">e</text:span><text:span text:style-name="T2552">ň zn</text:span><text:span text:style-name="T2553">á</text:span><text:span text:style-name="T2554">most</text:span><text:span text:style-name="T2555">i<text:s/></text:span><text:span text:style-name="T2556">pro</text:span><text:span text:style-name="T2557">d</text:span><text:span text:style-name="T2558">u</text:span><text:span text:style-name="T2559">k</text:span><text:span text:style-name="T2560">tu<text:s/></text:span><text:span text:style-name="T2561">a i fi</text:span><text:span text:style-name="T2562">rmy m</text:span><text:span text:style-name="T2563">e</text:span><text:span text:style-name="T2564">z</text:span><text:span text:style-name="T2565">i<text:s/></text:span><text:span text:style-name="T2566">š</text:span><text:span text:style-name="T2567">i</text:span><text:span text:style-name="T2568">rš</text:span><text:span text:style-name="T2569">í</text:span></text:p>
      <text:p text:style-name="P2570"><text:span text:style-name="T2571">m</text:span><text:span text:style-name="T2572">a</text:span><text:span text:style-name="T2573">sou</text:span><text:span text:style-name="T2574">.</text:span></text:p>
      <text:p text:style-name="P2575"><text:span text:style-name="T2576">Z</text:span><text:span text:style-name="T2577">ej</text:span><text:span text:style-name="T2578">m</text:span><text:span text:style-name="T2579">é</text:span><text:span text:style-name="T2580">n</text:span><text:span text:style-name="T2581">a<text:s/></text:span><text:span text:style-name="T2582">s</text:span><text:span text:style-name="T2583">e a</text:span><text:span text:style-name="T2584">l</text:span><text:span text:style-name="T2585">e<text:s/></text:span><text:span text:style-name="T2586">rol</text:span><text:span text:style-name="T2587">e<text:s/></text:span><text:span text:style-name="T2588">C</text:span><text:span text:style-name="T2589">orpor</text:span><text:span text:style-name="T2590">a</text:span><text:span text:style-name="T2591">t</text:span><text:span text:style-name="T2592">e ide</text:span><text:span text:style-name="T2593">nt</text:span><text:span text:style-name="T2594">i</text:span><text:span text:style-name="T2595">ty pro</text:span><text:span text:style-name="T2596">je</text:span><text:span text:style-name="T2597">vu</text:span><text:span text:style-name="T2598">je<text:s/></text:span><text:span text:style-name="T2599">u n</text:span><text:span text:style-name="T2600">ad</text:span><text:span text:style-name="T2601">n</text:span><text:span text:style-name="T2602">á</text:span><text:span text:style-name="T2603">ro</text:span><text:span text:style-name="T2604">d</text:span><text:span text:style-name="T2605">n</text:span><text:span text:style-name="T2606">ích fi</text:span><text:span text:style-name="T2607">r</text:span><text:span text:style-name="T2608">e</text:span><text:span text:style-name="T2609">m<text:s/></text:span><text:span text:style-name="T2610">a<text:s/></text:span><text:span text:style-name="T2611">v</text:span><text:span text:style-name="T2612">e</text:span><text:span text:style-name="T2613">l</text:span><text:span text:style-name="T2614">k</text:span><text:span text:style-name="T2615">ý</text:span><text:span text:style-name="T2616">ch h</text:span><text:span text:style-name="T2617">r</text:span><text:span text:style-name="T2618">áč</text:span><text:span text:style-name="T2619">ů n</text:span><text:span text:style-name="T2620">a</text:span></text:p>
      <text:p text:style-name="P2621"><text:span text:style-name="T2622">tr</text:span><text:span text:style-name="T2623">h</text:span><text:span text:style-name="T2624">u</text:span><text:span text:style-name="T2625">,<text:s/></text:span><text:span text:style-name="T2626">pro<text:s/></text:span><text:span text:style-name="T2627">k</text:span><text:span text:style-name="T2628">t</text:span><text:span text:style-name="T2629">e</text:span><text:span text:style-name="T2630">r</text:span><text:span text:style-name="T2631">é je fi</text:span><text:span text:style-name="T2632">r</text:span><text:span text:style-name="T2633">e</text:span><text:span text:style-name="T2634">mn</text:span><text:span text:style-name="T2635">í ide</text:span><text:span text:style-name="T2636">nt</text:span><text:span text:style-name="T2637">i</text:span><text:span text:style-name="T2638">t</text:span><text:span text:style-name="T2639">a i čá</text:span><text:span text:style-name="T2640">st<text:s/></text:span><text:span text:style-name="T2641">jejich h</text:span><text:span text:style-name="T2642">o</text:span><text:span text:style-name="T2643">d</text:span><text:span text:style-name="T2644">noty</text:span><text:span text:style-name="T2645">.<text:s/></text:span><text:span text:style-name="T2646">V</text:span><text:span text:style-name="T2647">ys</text:span><text:span text:style-name="T2648">eka</text:span><text:span text:style-name="T2649">lov</text:span><text:span text:style-name="T2650">á<text:s/></text:span><text:span text:style-name="T2651">(2022)<text:s/></text:span><text:span text:style-name="T2652">p</text:span><text:span text:style-name="T2653">í</text:span><text:span text:style-name="T2654">š</text:span><text:span text:style-name="T2655">e</text:span><text:span text:style-name="T2656">,<text:s/></text:span><text:span text:style-name="T2657">ž</text:span><text:span text:style-name="T2658">e<text:s/></text:span><text:span text:style-name="T2659">o</text:span><text:span text:style-name="T2660">dhade</text:span><text:span text:style-name="T2661">m<text:s/></text:span><text:span text:style-name="T2662">je</text:span></text:p>
      <text:p text:style-name="P2663"><text:span text:style-name="T2664">h</text:span><text:span text:style-name="T2665">o</text:span><text:span text:style-name="T2666">d</text:span><text:span text:style-name="T2667">not</text:span><text:span text:style-name="T2668">a<text:s/></text:span><text:span text:style-name="T2669">zn</text:span><text:span text:style-name="T2670">ačk</text:span><text:span text:style-name="T2671">y<text:s/></text:span><text:span text:style-name="T2672">ci</text:span><text:span text:style-name="T2673">r</text:span><text:span text:style-name="T2674">ca<text:s/></text:span><text:span text:style-name="T2675">50</text:span><text:span text:style-name="T2676">%<text:s/></text:span><text:span text:style-name="T2677">h</text:span><text:span text:style-name="T2678">o</text:span><text:span text:style-name="T2679">d</text:span><text:span text:style-name="T2680">noty<text:s/></text:span><text:span text:style-name="T2681">ce</text:span><text:span text:style-name="T2682">l</text:span><text:span text:style-name="T2683">k</text:span><text:span text:style-name="T2684">ov</text:span><text:span text:style-name="T2685">é<text:s/></text:span><text:span text:style-name="T2686">spol</text:span><text:span text:style-name="T2687">eč</text:span><text:span text:style-name="T2688">nost</text:span><text:span text:style-name="T2689">i</text:span><text:span text:style-name="T2690">.<text:s/></text:span><text:span text:style-name="T2691">T</text:span><text:span text:style-name="T2692">yto zn</text:span><text:span text:style-name="T2693">ačk</text:span><text:span text:style-name="T2694">y n</text:span><text:span text:style-name="T2695">a<text:s/></text:span><text:span text:style-name="T2696">svou vy</text:span><text:span text:style-name="T2697">b</text:span><text:span text:style-name="T2698">u</text:span><text:span text:style-name="T2699">d</text:span><text:span text:style-name="T2700">ov</text:span><text:span text:style-name="T2701">a</text:span><text:span text:style-name="T2702">nou</text:span></text:p>
      <text:p text:style-name="P2703"><text:span text:style-name="T2704">ide</text:span><text:span text:style-name="T2705">nt</text:span><text:span text:style-name="T2706">i</text:span><text:span text:style-name="T2707">tu mus</text:span><text:span text:style-name="T2708">í dá</text:span><text:span text:style-name="T2709">v</text:span><text:span text:style-name="T2710">a</text:span><text:span text:style-name="T2711">t pozor</text:span><text:span text:style-name="T2712">,<text:s/></text:span><text:span text:style-name="T2713">je</text:span><text:span text:style-name="T2714">l</text:span><text:span text:style-name="T2715">ik</text:span><text:span text:style-name="T2716">ož s</text:span><text:span text:style-name="T2717">e<text:s/></text:span><text:span text:style-name="T2718">t</text:span><text:span text:style-name="T2719">ě</text:span><text:span text:style-name="T2720">ž</text:span><text:span text:style-name="T2721">k</text:span><text:span text:style-name="T2722">o st</text:span><text:span text:style-name="T2723">a</text:span><text:span text:style-name="T2724">v</text:span><text:span text:style-name="T2725">í a b</text:span><text:span text:style-name="T2726">u</text:span><text:span text:style-name="T2727">d</text:span><text:span text:style-name="T2728">u</text:span><text:span text:style-name="T2729">je</text:span><text:span text:style-name="T2730">,<text:s/></text:span><text:span text:style-name="T2731">a</text:span><text:span text:style-name="T2732">l</text:span><text:span text:style-name="T2733">e<text:s/></text:span><text:span text:style-name="T2734">šp</text:span><text:span text:style-name="T2735">a</text:span><text:span text:style-name="T2736">tn</text:span><text:span text:style-name="T2737">é</text:span><text:span text:style-name="T2738">/</text:span><text:span text:style-name="T2739">n</text:span><text:span text:style-name="T2740">e</text:span><text:span text:style-name="T2741">z</text:span><text:span text:style-name="T2742">ák</text:span><text:span text:style-name="T2743">onn</text:span><text:span text:style-name="T2744">é</text:span><text:span text:style-name="T2745">/...<text:s/></text:span><text:span text:style-name="T2746">ch</text:span><text:span text:style-name="T2747">ov</text:span><text:span text:style-name="T2748">á</text:span><text:span text:style-name="T2749">n</text:span><text:span text:style-name="T2750">í<text:s/></text:span><text:span text:style-name="T2751">z</text:span><text:span text:style-name="T2752">e</text:span></text:p>
      <text:p text:style-name="P2753"><text:span text:style-name="T2754">str</text:span><text:span text:style-name="T2755">a</text:span><text:span text:style-name="T2756">ny<text:s/></text:span><text:span text:style-name="T2757">fi</text:span><text:span text:style-name="T2758">rmy můž</text:span><text:span text:style-name="T2759">e<text:s/></text:span><text:span text:style-name="T2760">spust</text:span><text:span text:style-name="T2761">i</text:span><text:span text:style-name="T2762">t l</text:span><text:span text:style-name="T2763">a</text:span><text:span text:style-name="T2764">v</text:span><text:span text:style-name="T2765">i</text:span><text:span text:style-name="T2766">nu n</text:span><text:span text:style-name="T2767">e</text:span><text:span text:style-name="T2768">n</text:span><text:span text:style-name="T2769">á</text:span><text:span text:style-name="T2770">v</text:span><text:span text:style-name="T2771">i</text:span><text:span text:style-name="T2772">st</text:span><text:span text:style-name="T2773">i<text:s/></text:span><text:span text:style-name="T2774">o</text:span><text:span text:style-name="T2775">d<text:s/></text:span><text:span text:style-name="T2776">z</text:span><text:span text:style-name="T2777">áka</text:span><text:span text:style-name="T2778">zn</text:span><text:span text:style-name="T2779">ík</text:span><text:span text:style-name="T2780">ů<text:s/></text:span><text:span text:style-name="T2781">(</text:span><text:span text:style-name="T2782">backla</text:span><text:span text:style-name="T2783">s</text:span><text:span text:style-name="T2784">h</text:span><text:span text:style-name="T2785">),<text:s/></text:span><text:span text:style-name="T2786">k</text:span><text:span text:style-name="T2787">t</text:span><text:span text:style-name="T2788">e</text:span><text:span text:style-name="T2789">rý<text:s/></text:span><text:span text:style-name="T2790">je<text:s/></text:span><text:span text:style-name="T2791">s</text:span><text:span text:style-name="T2792">ch</text:span><text:span text:style-name="T2793">opný<text:s/></text:span><text:span text:style-name="T2794">ce</text:span><text:span text:style-name="T2795">lou</text:span></text:p>
      <text:p text:style-name="P2796"><text:span text:style-name="T2797">zn</text:span><text:span text:style-name="T2798">ačk</text:span><text:span text:style-name="T2799">u<text:s/></text:span><text:span text:style-name="T2800">a její ce</text:span><text:span text:style-name="T2801">nu z</text:span><text:span text:style-name="T2802">ce</text:span><text:span text:style-name="T2803">l</text:span><text:span text:style-name="T2804">a<text:s/></text:span><text:span text:style-name="T2805">z</text:span><text:span text:style-name="T2806">abí</text:span><text:span text:style-name="T2807">t</text:span><text:span text:style-name="T2808">.<text:s/></text:span><text:span text:style-name="T2809">G</text:span><text:span text:style-name="T2810">lo</text:span><text:span text:style-name="T2811">bá</text:span><text:span text:style-name="T2812">ln</text:span><text:span text:style-name="T2813">í<text:s/></text:span><text:span text:style-name="T2814">zn</text:span><text:span text:style-name="T2815">ačk</text:span><text:span text:style-name="T2816">y m</text:span><text:span text:style-name="T2817">ají<text:s/></text:span><text:span text:style-name="T2818">př</text:span><text:span text:style-name="T2819">í</text:span><text:span text:style-name="T2820">l</text:span><text:span text:style-name="T2821">e</text:span><text:span text:style-name="T2822">ž</text:span><text:span text:style-name="T2823">i</text:span><text:span text:style-name="T2824">tost<text:s/></text:span><text:span text:style-name="T2825">a<text:s/></text:span><text:span text:style-name="T2826">s</text:span><text:span text:style-name="T2827">í</text:span><text:span text:style-name="T2828">lu m</text:span><text:span text:style-name="T2829">ě</text:span><text:span text:style-name="T2830">n</text:span><text:span text:style-name="T2831">i</text:span><text:span text:style-name="T2832">t sv</text:span><text:span text:style-name="T2833">ě</text:span><text:span text:style-name="T2834">t<text:s/></text:span><text:span text:style-name="T2835">k<text:s/></text:span><text:span text:style-name="T2836">l</text:span><text:span text:style-name="T2837">e</text:span><text:span text:style-name="T2838">pš</text:span><text:span text:style-name="T2839">í</text:span><text:span text:style-name="T2840">mu</text:span><text:span text:style-name="T2841">.</text:span></text:p>
      <text:p text:style-name="P2842"><text:span text:style-name="T2843">P</text:span><text:span text:style-name="T2844">o</text:span><text:span text:style-name="T2845">k</text:span><text:span text:style-name="T2846">u</text:span><text:span text:style-name="T2847">d<text:s/></text:span><text:span text:style-name="T2848">tuto zo</text:span><text:span text:style-name="T2849">d</text:span><text:span text:style-name="T2850">pov</text:span><text:span text:style-name="T2851">ěd</text:span><text:span text:style-name="T2852">nost ovš</text:span><text:span text:style-name="T2853">e</text:span><text:span text:style-name="T2854">m n</text:span><text:span text:style-name="T2855">ebe</text:span><text:span text:style-name="T2856">rou v</text:span><text:span text:style-name="T2857">á</text:span><text:span text:style-name="T2858">žn</text:span><text:span text:style-name="T2859">ě a a</text:span><text:span text:style-name="T2860">ž mo</text:span><text:span text:style-name="T2861">c ag</text:span><text:span text:style-name="T2862">r</text:span><text:span text:style-name="T2863">e</text:span><text:span text:style-name="T2864">s</text:span><text:span text:style-name="T2865">i</text:span><text:span text:style-name="T2866">vn</text:span><text:span text:style-name="T2867">ě<text:s/></text:span><text:span text:style-name="T2868">s</text:span><text:span text:style-name="T2869">e<text:s/></text:span><text:span text:style-name="T2870">ř</text:span><text:span text:style-name="T2871">ídí<text:s/></text:span><text:span text:style-name="T2872">z</text:span><text:span text:style-name="T2873">i</text:span><text:span text:style-name="T2874">s</text:span><text:span text:style-name="T2875">ke</text:span><text:span text:style-name="T2876">m</text:span><text:span text:style-name="T2877">,<text:s/></text:span><text:span text:style-name="T2878">z</text:span><text:span text:style-name="T2879">ač</text:span><text:span text:style-name="T2880">nou</text:span></text:p>
      <text:p text:style-name="P2881"><text:span text:style-name="T2882">l</text:span><text:span text:style-name="T2883">idi<text:s/></text:span><text:span text:style-name="T2884">po<text:s/></text:span><text:span text:style-name="T2885">ča</text:span><text:span text:style-name="T2886">s</text:span><text:span text:style-name="T2887">e<text:s/></text:span><text:span text:style-name="T2888">tyto<text:s/></text:span><text:span text:style-name="T2889">"</text:span><text:span text:style-name="T2890">giga</text:span><text:span text:style-name="T2891">nty</text:span><text:span text:style-name="T2892">"<text:s/></text:span><text:span text:style-name="T2893">b</text:span><text:span text:style-name="T2894">o</text:span><text:span text:style-name="T2895">jk</text:span><text:span text:style-name="T2896">otov</text:span><text:span text:style-name="T2897">a</text:span><text:span text:style-name="T2898">t<text:s/></text:span><text:span text:style-name="T2899">a<text:s/></text:span><text:span text:style-name="T2900">z</text:span><text:span text:style-name="T2901">a</text:span><text:span text:style-name="T2902">m</text:span><text:span text:style-name="T2903">ě</text:span><text:span text:style-name="T2904">řov</text:span><text:span text:style-name="T2905">a</text:span><text:span text:style-name="T2906">t s</text:span><text:span text:style-name="T2907">e<text:s/></text:span><text:span text:style-name="T2908">v</text:span><text:span text:style-name="T2909">íce<text:s/></text:span><text:span text:style-name="T2910">n</text:span><text:span text:style-name="T2911">a<text:s/></text:span><text:span text:style-name="T2912">zn</text:span><text:span text:style-name="T2913">ačk</text:span><text:span text:style-name="T2914">y m</text:span><text:span text:style-name="T2915">e</text:span><text:span text:style-name="T2916">nš</text:span><text:span text:style-name="T2917">í a<text:s/></text:span><text:span text:style-name="T2918">lo</text:span><text:span text:style-name="T2919">ká</text:span><text:span text:style-name="T2920">ln</text:span><text:span text:style-name="T2921">í</text:span><text:span text:style-name="T2922">,<text:s/></text:span><text:span text:style-name="T2923">k</text:span><text:span text:style-name="T2924">t</text:span><text:span text:style-name="T2925">e</text:span><text:span text:style-name="T2926">r</text:span><text:span text:style-name="T2927">é a</text:span><text:span text:style-name="T2928">l</text:span><text:span text:style-name="T2929">e</text:span></text:p>
      <text:p text:style-name="P2930"><text:span text:style-name="T2931">svou zo</text:span><text:span text:style-name="T2932">d</text:span><text:span text:style-name="T2933">pov</text:span><text:span text:style-name="T2934">ěd</text:span><text:span text:style-name="T2935">nost zvl</text:span><text:span text:style-name="T2936">ádají<text:s/></text:span><text:span text:style-name="T2937">n</text:span><text:span text:style-name="T2938">a<text:s/></text:span><text:span text:style-name="T2939">100</text:span><text:span text:style-name="T2940">%<text:s/></text:span><text:span text:style-name="T2941">a j</text:span><text:span text:style-name="T2942">sou vů</text:span><text:span text:style-name="T2943">či k</text:span><text:span text:style-name="T2944">l</text:span><text:span text:style-name="T2945">ie</text:span><text:span text:style-name="T2946">nt</text:span><text:span text:style-name="T2947">e</text:span><text:span text:style-name="T2948">l</text:span><text:span text:style-name="T2949">e<text:s/></text:span><text:span text:style-name="T2950">tr</text:span><text:span text:style-name="T2951">a</text:span><text:span text:style-name="T2952">nsp</text:span><text:span text:style-name="T2953">a</text:span><text:span text:style-name="T2954">r</text:span><text:span text:style-name="T2955">e</text:span><text:span text:style-name="T2956">ntn</text:span><text:span text:style-name="T2957">í</text:span><text:span text:style-name="T2958">,<text:s/></text:span><text:span text:style-name="T2959">c</text:span><text:span text:style-name="T2960">ož<text:s/></text:span><text:span text:style-name="T2961">je<text:s/></text:span><text:span text:style-name="T2962">mom</text:span><text:span text:style-name="T2963">e</text:span><text:span text:style-name="T2964">nt</text:span><text:span text:style-name="T2965">á</text:span><text:span text:style-name="T2966">ln</text:span><text:span text:style-name="T2967">ě</text:span></text:p>
      <text:p text:style-name="P2968"><text:span text:style-name="T2969">je</text:span><text:span text:style-name="T2970">n m</text:span><text:span text:style-name="T2971">i</text:span><text:span text:style-name="T2972">n</text:span><text:span text:style-name="T2973">i</text:span><text:span text:style-name="T2974">m</text:span><text:span text:style-name="T2975">á</text:span><text:span text:style-name="T2976">ln</text:span><text:span text:style-name="T2977">í<text:s/></text:span><text:span text:style-name="T2978">pro</text:span><text:span text:style-name="T2979">ce</text:span><text:span text:style-name="T2980">nto<text:s/></text:span><text:span text:style-name="T2981">g</text:span><text:span text:style-name="T2982">lo</text:span><text:span text:style-name="T2983">bá</text:span><text:span text:style-name="T2984">ln</text:span><text:span text:style-name="T2985">ích h</text:span><text:span text:style-name="T2986">r</text:span><text:span text:style-name="T2987">áč</text:span><text:span text:style-name="T2988">ů</text:span><text:span text:style-name="T2989">.<text:s/></text:span><text:span text:style-name="T2990">J</text:span><text:span text:style-name="T2991">ak<text:s/></text:span><text:span text:style-name="T2992">p</text:span><text:span text:style-name="T2993">í</text:span><text:span text:style-name="T2994">š</text:span><text:span text:style-name="T2995">e<text:s/></text:span><text:span text:style-name="T2996">V</text:span><text:span text:style-name="T2997">ys</text:span><text:span text:style-name="T2998">eka</text:span><text:span text:style-name="T2999">lov</text:span><text:span text:style-name="T3000">á<text:s/></text:span><text:span text:style-name="T3001">(2002): "</text:span><text:span text:style-name="T3002">G</text:span><text:span text:style-name="T3003">lo</text:span><text:span text:style-name="T3004">bá</text:span><text:span text:style-name="T3005">ln</text:span><text:span text:style-name="T3006">í<text:s/></text:span><text:span text:style-name="T3007">zn</text:span><text:span text:style-name="T3008">ačk</text:span><text:span text:style-name="T3009">y s</text:span><text:span text:style-name="T3010">e</text:span></text:p>
      <text:p text:style-name="P3011"><text:span text:style-name="T3012">dík</text:span><text:span text:style-name="T3013">y s</text:span><text:span text:style-name="T3014">í</text:span><text:span text:style-name="T3015">l</text:span><text:span text:style-name="T3016">e<text:s/></text:span><text:span text:style-name="T3017">sv</text:span><text:span text:style-name="T3018">é ide</text:span><text:span text:style-name="T3019">nt</text:span><text:span text:style-name="T3020">i</text:span><text:span text:style-name="T3021">ty st</text:span><text:span text:style-name="T3022">á</text:span><text:span text:style-name="T3023">v</text:span><text:span text:style-name="T3024">ají<text:s/></text:span><text:span text:style-name="T3025">př</text:span><text:span text:style-name="T3026">ed</text:span><text:span text:style-name="T3027">m</text:span><text:span text:style-name="T3028">ě</text:span><text:span text:style-name="T3029">t</text:span><text:span text:style-name="T3030">e</text:span><text:span text:style-name="T3031">m l</text:span><text:span text:style-name="T3032">á</text:span><text:span text:style-name="T3033">s</text:span><text:span text:style-name="T3034">k</text:span><text:span text:style-name="T3035">y<text:s/></text:span><text:span text:style-name="T3036">i<text:s/></text:span><text:span text:style-name="T3037">n</text:span><text:span text:style-name="T3038">e</text:span><text:span text:style-name="T3039">n</text:span><text:span text:style-name="T3040">á</text:span><text:span text:style-name="T3041">v</text:span><text:span text:style-name="T3042">i</text:span><text:span text:style-name="T3043">st</text:span><text:span text:style-name="T3044">i</text:span><text:span text:style-name="T3045">,<text:s/></text:span><text:span text:style-name="T3046">po</text:span><text:span text:style-name="T3047">d</text:span><text:span text:style-name="T3048">l</text:span><text:span text:style-name="T3049">e<text:s/></text:span><text:span text:style-name="T3050">to</text:span><text:span text:style-name="T3051">h</text:span><text:span text:style-name="T3052">o</text:span><text:span text:style-name="T3053">,<text:s/></text:span><text:span text:style-name="T3054">jak<text:s/></text:span><text:span text:style-name="T3055">zo</text:span><text:span text:style-name="T3056">d</text:span><text:span text:style-name="T3057">pov</text:span><text:span text:style-name="T3058">ěd</text:span><text:span text:style-name="T3059">n</text:span><text:span text:style-name="T3060">é a</text:span></text:p>
      <text:p text:style-name="P3061"><text:span text:style-name="T3062">a</text:span><text:span text:style-name="T3063">ut</text:span><text:span text:style-name="T3064">e</text:span><text:span text:style-name="T3065">nt</text:span><text:span text:style-name="T3066">ické j</text:span><text:span text:style-name="T3067">sou</text:span><text:span text:style-name="T3068">"</text:span></text:p>
      <text:p text:style-name="P3069"><text:span text:style-name="T3070">P</text:span><text:span text:style-name="T3071">ř</text:span><text:span text:style-name="T3072">í</text:span><text:span text:style-name="T3073">p</text:span><text:span text:style-name="T3074">ad</text:span><text:span text:style-name="T3075">ov</text:span><text:span text:style-name="T3076">é<text:s/></text:span><text:span text:style-name="T3077">stu</text:span><text:span text:style-name="T3078">die<text:s/></text:span><text:span text:style-name="T3079">s</text:span><text:span text:style-name="T3080">jed</text:span><text:span text:style-name="T3081">no</text:span><text:span text:style-name="T3082">ce</text:span><text:span text:style-name="T3083">n</text:span><text:span text:style-name="T3084">é a f</text:span><text:span text:style-name="T3085">un</text:span><text:span text:style-name="T3086">kč</text:span><text:span text:style-name="T3087">n</text:span><text:span text:style-name="T3088">í c</text:span><text:span text:style-name="T3089">orpor</text:span><text:span text:style-name="T3090">a</text:span><text:span text:style-name="T3091">t</text:span><text:span text:style-name="T3092">e ide</text:span><text:span text:style-name="T3093">nt</text:span><text:span text:style-name="T3094">i</text:span><text:span text:style-name="T3095">ty</text:span><text:span text:style-name="T3096">.</text:span></text:p>
      <text:p text:style-name="P3097"><text:span text:style-name="T3098">P</text:span><text:span text:style-name="T3099">ř</text:span><text:span text:style-name="T3100">í</text:span><text:span text:style-name="T3101">p</text:span><text:span text:style-name="T3102">ad</text:span><text:span text:style-name="T3103">ov</text:span><text:span text:style-name="T3104">á<text:s/></text:span><text:span text:style-name="T3105">stu</text:span><text:span text:style-name="T3106">die<text:s/></text:span><text:span text:style-name="T3107">1:<text:s/></text:span><text:span text:style-name="T3108">P</text:span><text:span text:style-name="T3109">a</text:span><text:span text:style-name="T3110">t</text:span><text:span text:style-name="T3111">ag</text:span><text:span text:style-name="T3112">on</text:span><text:span text:style-name="T3113">ia</text:span></text:p>
      <text:soft-page-break/>
      <text:p text:style-name="P3114"><text:span text:style-name="T3115">P</text:span><text:span text:style-name="T3116">a</text:span><text:span text:style-name="T3117">t</text:span><text:span text:style-name="T3118">ag</text:span><text:span text:style-name="T3119">on</text:span><text:span text:style-name="T3120">ia je<text:s/></text:span><text:span text:style-name="T3121">zn</text:span><text:span text:style-name="T3122">ačka<text:s/></text:span><text:span text:style-name="T3123">out</text:span><text:span text:style-name="T3124">d</text:span><text:span text:style-name="T3125">oorov</text:span><text:span text:style-name="T3126">éh</text:span><text:span text:style-name="T3127">o</text:span><text:span text:style-name="T3128">/</text:span><text:span text:style-name="T3129">str</text:span><text:span text:style-name="T3130">ee</text:span><text:span text:style-name="T3131">tw</text:span><text:span text:style-name="T3132">ea</text:span><text:span text:style-name="T3133">rov</text:span><text:span text:style-name="T3134">éh</text:span><text:span text:style-name="T3135">o o</text:span><text:span text:style-name="T3136">b</text:span><text:span text:style-name="T3137">l</text:span><text:span text:style-name="T3138">eče</text:span><text:span text:style-name="T3139">n</text:span><text:span text:style-name="T3140">í<text:s/></text:span><text:span text:style-name="T3141">z<text:s/></text:span><text:span text:style-name="T3142">K</text:span><text:span text:style-name="T3143">a</text:span><text:span text:style-name="T3144">l</text:span><text:span text:style-name="T3145">if</text:span><text:span text:style-name="T3146">orn</text:span><text:span text:style-name="T3147">ie</text:span><text:span text:style-name="T3148">.<text:s/></text:span><text:span text:style-name="T3149">J</text:span><text:span text:style-name="T3150">ejí k</text:span><text:span text:style-name="T3151">omun</text:span><text:span text:style-name="T3152">ikace a</text:span></text:p>
      <text:p text:style-name="P3153"><text:span text:style-name="T3154">ide</text:span><text:span text:style-name="T3155">nt</text:span><text:span text:style-name="T3156">i</text:span><text:span text:style-name="T3157">t</text:span><text:span text:style-name="T3158">a je<text:s/></text:span><text:span text:style-name="T3159">z</text:span><text:span text:style-name="T3160">a</text:span><text:span text:style-name="T3161">lož</text:span><text:span text:style-name="T3162">e</text:span><text:span text:style-name="T3163">n</text:span><text:span text:style-name="T3164">á<text:s/></text:span><text:span text:style-name="T3165">pr</text:span><text:span text:style-name="T3166">i</text:span><text:span text:style-name="T3167">m</text:span><text:span text:style-name="T3168">á</text:span><text:span text:style-name="T3169">rn</text:span><text:span text:style-name="T3170">ě<text:s/></text:span><text:span text:style-name="T3171">n</text:span><text:span text:style-name="T3172">a fak</text:span><text:span text:style-name="T3173">tu</text:span><text:span text:style-name="T3174">,<text:s/></text:span><text:span text:style-name="T3175">ž</text:span><text:span text:style-name="T3176">e<text:s/></text:span><text:span text:style-name="T3177">s</text:span><text:span text:style-name="T3178">e ch</text:span><text:span text:style-name="T3179">ov</text:span><text:span text:style-name="T3180">ají<text:s/></text:span><text:span text:style-name="T3181">š</text:span><text:span text:style-name="T3182">e</text:span><text:span text:style-name="T3183">trn</text:span><text:span text:style-name="T3184">ě k<text:s/></text:span><text:span text:style-name="T3185">př</text:span><text:span text:style-name="T3186">í</text:span><text:span text:style-name="T3187">ro</text:span><text:span text:style-name="T3188">dě a<text:s/></text:span><text:span text:style-name="T3189">o</text:span><text:span text:style-name="T3190">b</text:span><text:span text:style-name="T3191">l</text:span><text:span text:style-name="T3192">eče</text:span><text:span text:style-name="T3193">n</text:span><text:span text:style-name="T3194">í<text:s/></text:span><text:span text:style-name="T3195">po</text:span><text:span text:style-name="T3196">chá</text:span><text:span text:style-name="T3197">z</text:span><text:span text:style-name="T3198">í<text:s/></text:span><text:span text:style-name="T3199">z</text:span><text:span text:style-name="T3200">e</text:span></text:p>
      <text:p text:style-name="P3201"><text:span text:style-name="T3202">znovuo</text:span><text:span text:style-name="T3203">b</text:span><text:span text:style-name="T3204">nov</text:span><text:span text:style-name="T3205">i</text:span><text:span text:style-name="T3206">t</text:span><text:span text:style-name="T3207">e</text:span><text:span text:style-name="T3208">lný</text:span><text:span text:style-name="T3209">ch<text:s/></text:span><text:span text:style-name="T3210">z</text:span><text:span text:style-name="T3211">d</text:span><text:span text:style-name="T3212">ro</text:span><text:span text:style-name="T3213">j</text:span><text:span text:style-name="T3214">ů</text:span><text:span text:style-name="T3215">,<text:s/></text:span><text:span text:style-name="T3216">př</text:span><text:span text:style-name="T3217">í</text:span><text:span text:style-name="T3218">p</text:span><text:span text:style-name="T3219">ad</text:span><text:span text:style-name="T3220">n</text:span><text:span text:style-name="T3221">ě<text:s/></text:span><text:span text:style-name="T3222">z<text:s/></text:span><text:span text:style-name="T3223">čá</text:span><text:span text:style-name="T3224">st</text:span><text:span text:style-name="T3225">i i<text:s/></text:span><text:span text:style-name="T3226">z r</text:span><text:span text:style-name="T3227">ec</text:span><text:span text:style-name="T3228">y</text:span><text:span text:style-name="T3229">k</text:span><text:span text:style-name="T3230">lov</text:span><text:span text:style-name="T3231">a</text:span><text:span text:style-name="T3232">n</text:span><text:span text:style-name="T3233">éh</text:span><text:span text:style-name="T3234">o pl</text:span><text:span text:style-name="T3235">a</text:span><text:span text:style-name="T3236">stu</text:span><text:span text:style-name="T3237">.<text:s/></text:span><text:span text:style-name="T3238">Z</text:span><text:span text:style-name="T3239">n</text:span><text:span text:style-name="T3240">ačka<text:s/></text:span><text:span text:style-name="T3241">s</text:span><text:span text:style-name="T3242">e<text:s/></text:span><text:span text:style-name="T3243">n</text:span><text:span text:style-name="T3244">a</text:span><text:span text:style-name="T3245">roz</text:span><text:span text:style-name="T3246">dí</text:span><text:span text:style-name="T3247">l o</text:span><text:span text:style-name="T3248">d</text:span></text:p>
      <text:p text:style-name="P3249"><text:span text:style-name="T3250">ost</text:span><text:span text:style-name="T3251">a</text:span><text:span text:style-name="T3252">tn</text:span><text:span text:style-name="T3253">ích<text:s/></text:span><text:span text:style-name="T3254">out</text:span><text:span text:style-name="T3255">d</text:span><text:span text:style-name="T3256">oorový</text:span><text:span text:style-name="T3257">ch<text:s/></text:span><text:span text:style-name="T3258">zn</text:span><text:span text:style-name="T3259">aček<text:s/></text:span><text:span text:style-name="T3260">svou pro</text:span><text:span text:style-name="T3261">d</text:span><text:span text:style-name="T3262">u</text:span><text:span text:style-name="T3263">kcí<text:s/></text:span><text:span text:style-name="T3264">n</text:span><text:span text:style-name="T3265">e</text:span><text:span text:style-name="T3266">t</text:span><text:span text:style-name="T3267">ají a d</text:span><text:span text:style-name="T3268">ůr</text:span><text:span text:style-name="T3269">a</text:span><text:span text:style-name="T3270">zn</text:span><text:span text:style-name="T3271">ě<text:s/></text:span><text:span text:style-name="T3272">o</text:span><text:span text:style-name="T3273">d</text:span><text:span text:style-name="T3274">m</text:span><text:span text:style-name="T3275">í</text:span><text:span text:style-name="T3276">t</text:span><text:span text:style-name="T3277">á<text:s/></text:span><text:span text:style-name="T3278">pr</text:span><text:span text:style-name="T3279">áci<text:s/></text:span><text:span text:style-name="T3280">v</text:span><text:span text:style-name="T3281">e<text:s/></text:span><text:span text:style-name="T3282">sw</text:span><text:span text:style-name="T3283">ea</text:span><text:span text:style-name="T3284">ts</text:span><text:span text:style-name="T3285">h</text:span><text:span text:style-name="T3286">op</text:span><text:span text:style-name="T3287">ech</text:span></text:p>
      <text:p text:style-name="P3288"><text:span text:style-name="T3289">(</text:span><text:span text:style-name="T3290">dí</text:span><text:span text:style-name="T3291">ln</text:span><text:span text:style-name="T3292">a<text:s/></text:span><text:span text:style-name="T3293">s<text:s/></text:span><text:span text:style-name="T3294">d</text:span><text:span text:style-name="T3295">rsným</text:span><text:span text:style-name="T3296">i<text:s/></text:span><text:span text:style-name="T3297">pr</text:span><text:span text:style-name="T3298">ac</text:span><text:span text:style-name="T3299">ovn</text:span><text:span text:style-name="T3300">í</text:span><text:span text:style-name="T3301">m</text:span><text:span text:style-name="T3302">i<text:s/></text:span><text:span text:style-name="T3303">po</text:span><text:span text:style-name="T3304">d</text:span><text:span text:style-name="T3305">m</text:span><text:span text:style-name="T3306">í</text:span><text:span text:style-name="T3307">n</text:span><text:span text:style-name="T3308">ka</text:span><text:span text:style-name="T3309">m</text:span><text:span text:style-name="T3310">i<text:s/></text:span><text:span text:style-name="T3311">z</text:span><text:span text:style-name="T3312">a<text:s/></text:span><text:span text:style-name="T3313">m</text:span><text:span text:style-name="T3314">i</text:span><text:span text:style-name="T3315">n</text:span><text:span text:style-name="T3316">i</text:span><text:span text:style-name="T3317">m</text:span><text:span text:style-name="T3318">á</text:span><text:span text:style-name="T3319">ln</text:span><text:span text:style-name="T3320">í<text:s/></text:span><text:span text:style-name="T3321">mz</text:span><text:span text:style-name="T3322">d</text:span><text:span text:style-name="T3323">y</text:span><text:span text:style-name="T3324">)<text:s/></text:span><text:span text:style-name="T3325">a<text:s/></text:span><text:span text:style-name="T3326">po</text:span><text:span text:style-name="T3327">d</text:span><text:span text:style-name="T3328">o</text:span><text:span text:style-name="T3329">b</text:span><text:span text:style-name="T3330">ný</text:span><text:span text:style-name="T3331">ch<text:s/></text:span><text:span text:style-name="T3332">z</text:span><text:span text:style-name="T3333">a</text:span><text:span text:style-name="T3334">ř</text:span><text:span text:style-name="T3335">í</text:span><text:span text:style-name="T3336">z</text:span><text:span text:style-name="T3337">e</text:span><text:span text:style-name="T3338">n</text:span><text:span text:style-name="T3339">ích</text:span><text:span text:style-name="T3340">,<text:s/></text:span><text:span text:style-name="T3341">k</text:span><text:span text:style-name="T3342">t</text:span><text:span text:style-name="T3343">e</text:span><text:span text:style-name="T3344">r</text:span><text:span text:style-name="T3345">é</text:span></text:p>
      <text:p text:style-name="P3346"><text:span text:style-name="T3347">sv</text:span><text:span text:style-name="T3348">é<text:s/></text:span><text:span text:style-name="T3349">z</text:span><text:span text:style-name="T3350">a</text:span><text:span text:style-name="T3351">m</text:span><text:span text:style-name="T3352">ě</text:span><text:span text:style-name="T3353">stn</text:span><text:span text:style-name="T3354">a</text:span><text:span text:style-name="T3355">n</text:span><text:span text:style-name="T3356">ce<text:s/></text:span><text:span text:style-name="T3357">zn</text:span><text:span text:style-name="T3358">e</text:span><text:span text:style-name="T3359">už</text:span><text:span text:style-name="T3360">í</text:span><text:span text:style-name="T3361">v</text:span><text:span text:style-name="T3362">ají a<text:s/></text:span><text:span text:style-name="T3363">nut</text:span><text:span text:style-name="T3364">í je<text:s/></text:span><text:span text:style-name="T3365">pr</text:span><text:span text:style-name="T3366">ac</text:span><text:span text:style-name="T3367">ov</text:span><text:span text:style-name="T3368">a</text:span><text:span text:style-name="T3369">t smrt</text:span><text:span text:style-name="T3370">e</text:span><text:span text:style-name="T3371">ln</text:span><text:span text:style-name="T3372">é dá</text:span><text:span text:style-name="T3373">v</text:span><text:span text:style-name="T3374">k</text:span><text:span text:style-name="T3375">y<text:s/></text:span><text:span text:style-name="T3376">h</text:span><text:span text:style-name="T3377">o</text:span><text:span text:style-name="T3378">di</text:span><text:span text:style-name="T3379">n</text:span><text:span text:style-name="T3380">.<text:s/></text:span><text:span text:style-name="T3381">V<text:s/></text:span><text:span text:style-name="T3382">ro</text:span><text:span text:style-name="T3383">ce<text:s/></text:span><text:span text:style-name="T3384">2016<text:s/></text:span><text:span text:style-name="T3385">zn</text:span><text:span text:style-name="T3386">ačka</text:span></text:p>
      <text:p text:style-name="P3387"><text:span text:style-name="T3388">vy</text:span><text:span text:style-name="T3389">da</text:span><text:span text:style-name="T3390">l</text:span><text:span text:style-name="T3391">a<text:s/></text:span><text:span text:style-name="T3392">"</text:span><text:span text:style-name="T3393">P</text:span><text:span text:style-name="T3394">a</text:span><text:span text:style-name="T3395">t</text:span><text:span text:style-name="T3396">ag</text:span><text:span text:style-name="T3397">on</text:span><text:span text:style-name="T3398">ia<text:s/></text:span><text:span text:style-name="T3399">W</text:span><text:span text:style-name="T3400">ool<text:s/></text:span><text:span text:style-name="T3401">S</text:span><text:span text:style-name="T3402">t</text:span><text:span text:style-name="T3403">a</text:span><text:span text:style-name="T3404">n</text:span><text:span text:style-name="T3405">da</text:span><text:span text:style-name="T3406">r</text:span><text:span text:style-name="T3407">d</text:span><text:span text:style-name="T3408">" (</text:span><text:span text:style-name="T3409">P</text:span><text:span text:style-name="T3410">W</text:span><text:span text:style-name="T3411">S</text:span><text:span text:style-name="T3412">),<text:s/></text:span><text:span text:style-name="T3413">c</text:span><text:span text:style-name="T3414">ož<text:s/></text:span><text:span text:style-name="T3415">je<text:s/></text:span><text:span text:style-name="T3416">s</text:span><text:span text:style-name="T3417">b</text:span><text:span text:style-name="T3418">orn</text:span><text:span text:style-name="T3419">ík<text:s/></text:span><text:span text:style-name="T3420">pr</text:span><text:span text:style-name="T3421">a</text:span><text:span text:style-name="T3422">v</text:span><text:span text:style-name="T3423">ide</text:span><text:span text:style-name="T3424">l<text:s/></text:span><text:span text:style-name="T3425">k<text:s/></text:span><text:span text:style-name="T3426">š</text:span><text:span text:style-name="T3427">e</text:span><text:span text:style-name="T3428">trn</text:span><text:span text:style-name="T3429">é</text:span><text:span text:style-name="T3430">mu<text:s/></text:span><text:span text:style-name="T3431">ch</text:span><text:span text:style-name="T3432">ov</text:span><text:span text:style-name="T3433">á</text:span><text:span text:style-name="T3434">n</text:span><text:span text:style-name="T3435">í ke</text:span></text:p>
      <text:p text:style-name="P3436"><text:span text:style-name="T3437">zv</text:span><text:span text:style-name="T3438">í</text:span><text:span text:style-name="T3439">ř</text:span><text:span text:style-name="T3440">a</text:span><text:span text:style-name="T3441">tům</text:span><text:span text:style-name="T3442">,<text:s/></text:span><text:span text:style-name="T3443">z</text:span><text:span text:style-name="T3444">e k</text:span><text:span text:style-name="T3445">t</text:span><text:span text:style-name="T3446">e</text:span><text:span text:style-name="T3447">rý</text:span><text:span text:style-name="T3448">ch j</text:span><text:span text:style-name="T3449">sou z</text:span><text:span text:style-name="T3450">í</text:span><text:span text:style-name="T3451">s</text:span><text:span text:style-name="T3452">ká</text:span><text:span text:style-name="T3453">v</text:span><text:span text:style-name="T3454">á</text:span><text:span text:style-name="T3455">ny m</text:span><text:span text:style-name="T3456">a</text:span><text:span text:style-name="T3457">t</text:span><text:span text:style-name="T3458">e</text:span><text:span text:style-name="T3459">r</text:span><text:span text:style-name="T3460">iá</text:span><text:span text:style-name="T3461">ly n</text:span><text:span text:style-name="T3462">a<text:s/></text:span><text:span text:style-name="T3463">o</text:span><text:span text:style-name="T3464">b</text:span><text:span text:style-name="T3465">l</text:span><text:span text:style-name="T3466">eče</text:span><text:span text:style-name="T3467">n</text:span><text:span text:style-name="T3468">í<text:s/></text:span><text:span text:style-name="T3469">(</text:span><text:span text:style-name="T3470">k</text:span><text:span text:style-name="T3471">on</text:span><text:span text:style-name="T3472">k</text:span><text:span text:style-name="T3473">r</text:span><text:span text:style-name="T3474">é</text:span><text:span text:style-name="T3475">tn</text:span><text:span text:style-name="T3476">ě<text:s/></text:span><text:span text:style-name="T3477">vln</text:span><text:span text:style-name="T3478">a</text:span><text:span text:style-name="T3479">).<text:s/></text:span><text:span text:style-name="T3480">T</text:span><text:span text:style-name="T3481">yto pr</text:span><text:span text:style-name="T3482">i</text:span><text:span text:style-name="T3483">n</text:span><text:span text:style-name="T3484">ci</text:span><text:span text:style-name="T3485">py<text:s/></text:span><text:span text:style-name="T3486">a</text:span></text:p>
      <text:p text:style-name="P3487"><text:span text:style-name="T3488">pr</text:span><text:span text:style-name="T3489">a</text:span><text:span text:style-name="T3490">v</text:span><text:span text:style-name="T3491">id</text:span><text:span text:style-name="T3492">l</text:span><text:span text:style-name="T3493">a<text:s/></text:span><text:span text:style-name="T3494">s</text:span><text:span text:style-name="T3495">e dá</text:span><text:span text:style-name="T3496">l</text:span><text:span text:style-name="T3497">e<text:s/></text:span><text:span text:style-name="T3498">tý</text:span><text:span text:style-name="T3499">kají i<text:s/></text:span><text:span text:style-name="T3500">znovuo</text:span><text:span text:style-name="T3501">b</text:span><text:span text:style-name="T3502">nov</text:span><text:span text:style-name="T3503">i</text:span><text:span text:style-name="T3504">t</text:span><text:span text:style-name="T3505">e</text:span><text:span text:style-name="T3506">lnost</text:span><text:span text:style-name="T3507">i a<text:s/></text:span><text:span text:style-name="T3508">pr</text:span><text:span text:style-name="T3509">ak</text:span><text:span text:style-name="T3510">t</text:span><text:span text:style-name="T3511">ik<text:s/></text:span><text:span text:style-name="T3512">už</text:span><text:span text:style-name="T3513">í</text:span><text:span text:style-name="T3514">v</text:span><text:span text:style-name="T3515">á</text:span><text:span text:style-name="T3516">n</text:span><text:span text:style-name="T3517">í<text:s/></text:span><text:span text:style-name="T3518">pů</text:span><text:span text:style-name="T3519">d</text:span><text:span text:style-name="T3520">y</text:span><text:span text:style-name="T3521">.<text:s/></text:span><text:span text:style-name="T3522">A</text:span><text:span text:style-name="T3523">k</text:span><text:span text:style-name="T3524">t</text:span><text:span text:style-name="T3525">i</text:span><text:span text:style-name="T3526">v</text:span><text:span text:style-name="T3527">i</text:span><text:span text:style-name="T3528">smus zn</text:span><text:span text:style-name="T3529">ačk</text:span><text:span text:style-name="T3530">y</text:span></text:p>
      <text:p text:style-name="P3531"><text:span text:style-name="T3532">P</text:span><text:span text:style-name="T3533">a</text:span><text:span text:style-name="T3534">t</text:span><text:span text:style-name="T3535">ag</text:span><text:span text:style-name="T3536">on</text:span><text:span text:style-name="T3537">ia<text:s/></text:span><text:span text:style-name="T3538">ovš</text:span><text:span text:style-name="T3539">e</text:span><text:span text:style-name="T3540">m s</text:span><text:span text:style-name="T3541">ahá dá</text:span><text:span text:style-name="T3542">l</text:span><text:span text:style-name="T3543">e<text:s/></text:span><text:span text:style-name="T3544">-<text:s/></text:span><text:span text:style-name="T3545">o</text:span><text:span text:style-name="T3546">d<text:s/></text:span><text:span text:style-name="T3547">ro</text:span><text:span text:style-name="T3548">k</text:span><text:span text:style-name="T3549">u<text:s/></text:span><text:span text:style-name="T3550">1985<text:s/></text:span><text:span text:style-name="T3551">o</text:span><text:span text:style-name="T3552">de</text:span><text:span text:style-name="T3553">vz</text:span><text:span text:style-name="T3554">dá</text:span><text:span text:style-name="T3555">v</text:span><text:span text:style-name="T3556">á<text:s/></text:span><text:span text:style-name="T3557">1</text:span><text:span text:style-name="T3558">%<text:s/></text:span><text:span text:style-name="T3559">vš</text:span><text:span text:style-name="T3560">ech<text:s/></text:span><text:span text:style-name="T3561">trž</text:span><text:span text:style-name="T3562">eb<text:s/></text:span><text:span text:style-name="T3563">or</text:span><text:span text:style-name="T3564">ga</text:span><text:span text:style-name="T3565">n</text:span><text:span text:style-name="T3566">i</text:span><text:span text:style-name="T3567">z</text:span><text:span text:style-name="T3568">ací</text:span><text:span text:style-name="T3569">m pro</text:span></text:p>
      <text:p text:style-name="P3570"><text:span text:style-name="T3571">o</text:span><text:span text:style-name="T3572">ch</text:span><text:span text:style-name="T3573">r</text:span><text:span text:style-name="T3574">a</text:span><text:span text:style-name="T3575">nu ž</text:span><text:span text:style-name="T3576">i</text:span><text:span text:style-name="T3577">votn</text:span><text:span text:style-name="T3578">íh</text:span><text:span text:style-name="T3579">o prostř</text:span><text:span text:style-name="T3580">edí a dá</text:span><text:span text:style-name="T3581">l</text:span><text:span text:style-name="T3582">e<text:s/></text:span><text:span text:style-name="T3583">tyto or</text:span><text:span text:style-name="T3584">ga</text:span><text:span text:style-name="T3585">n</text:span><text:span text:style-name="T3586">i</text:span><text:span text:style-name="T3587">z</text:span><text:span text:style-name="T3588">ace<text:s/></text:span><text:span text:style-name="T3589">po</text:span><text:span text:style-name="T3590">d</text:span><text:span text:style-name="T3591">poru</text:span><text:span text:style-name="T3592">je<text:s/></text:span><text:span text:style-name="T3593">s</text:span><text:span text:style-name="T3594">k</text:span><text:span text:style-name="T3595">rz<text:s/></text:span><text:span text:style-name="T3596">jed</text:span><text:span text:style-name="T3597">nor</text:span><text:span text:style-name="T3598">á</text:span><text:span text:style-name="T3599">zov</text:span><text:span text:style-name="T3600">é akce</text:span><text:span text:style-name="T3601">.<text:s/></text:span><text:span text:style-name="T3602">N</text:span><text:span text:style-name="T3603">a</text:span><text:span text:style-name="T3604">př</text:span><text:span text:style-name="T3605">.<text:s/></text:span><text:span text:style-name="T3606">v</text:span></text:p>
      <text:p text:style-name="P3607"><text:span text:style-name="T3608">ro</text:span><text:span text:style-name="T3609">ce<text:s/></text:span><text:span text:style-name="T3610">2016<text:s/></text:span><text:span text:style-name="T3611">da</text:span><text:span text:style-name="T3612">rov</text:span><text:span text:style-name="T3613">a</text:span><text:span text:style-name="T3614">l</text:span><text:span text:style-name="T3615">a<text:s/></text:span><text:span text:style-name="T3616">P</text:span><text:span text:style-name="T3617">a</text:span><text:span text:style-name="T3618">t</text:span><text:span text:style-name="T3619">ag</text:span><text:span text:style-name="T3620">on</text:span><text:span text:style-name="T3621">ia<text:s/></text:span><text:span text:style-name="T3622">100</text:span><text:span text:style-name="T3623">%<text:s/></text:span><text:span text:style-name="T3624">svý</text:span><text:span text:style-name="T3625">ch<text:s/></text:span><text:span text:style-name="T3626">trž</text:span><text:span text:style-name="T3627">eb<text:s/></text:span><text:span text:style-name="T3628">n</text:span><text:span text:style-name="T3629">a<text:s/></text:span><text:span text:style-name="T3630">B</text:span><text:span text:style-name="T3631">l</text:span><text:span text:style-name="T3632">ack<text:s/></text:span><text:span text:style-name="T3633">F</text:span><text:span text:style-name="T3634">r</text:span><text:span text:style-name="T3635">ida</text:span><text:span text:style-name="T3636">y</text:span><text:span text:style-name="T3637">.<text:s/></text:span><text:span text:style-name="T3638">V<text:s/></text:span><text:span text:style-name="T3639">ro</text:span><text:span text:style-name="T3640">ce<text:s/></text:span><text:span text:style-name="T3641">2020<text:s/></text:span><text:span text:style-name="T3642">s</text:span><text:span text:style-name="T3643">e<text:s/></text:span><text:span text:style-name="T3644">roz</text:span><text:span text:style-name="T3645">h</text:span><text:span text:style-name="T3646">o</text:span><text:span text:style-name="T3647">d</text:span><text:span text:style-name="T3648">l</text:span><text:span text:style-name="T3649">a</text:span></text:p>
      <text:p text:style-name="P3650"><text:span text:style-name="T3651">poz</text:span><text:span text:style-name="T3652">a</text:span><text:span text:style-name="T3653">st</text:span><text:span text:style-name="T3654">a</text:span><text:span text:style-name="T3655">v</text:span><text:span text:style-name="T3656">i</text:span><text:span text:style-name="T3657">t sv</text:span><text:span text:style-name="T3658">é ka</text:span><text:span text:style-name="T3659">mp</text:span><text:span text:style-name="T3660">a</text:span><text:span text:style-name="T3661">n</text:span><text:span text:style-name="T3662">ě<text:s/></text:span><text:span text:style-name="T3663">n</text:span><text:span text:style-name="T3664">a<text:s/></text:span><text:span text:style-name="T3665">so</text:span><text:span text:style-name="T3666">ciá</text:span><text:span text:style-name="T3667">ln</text:span><text:span text:style-name="T3668">ích<text:s/></text:span><text:span text:style-name="T3669">pl</text:span><text:span text:style-name="T3670">a</text:span><text:span text:style-name="T3671">t</text:span><text:span text:style-name="T3672">f</text:span><text:span text:style-name="T3673">orm</text:span><text:span text:style-name="T3674">ách<text:s/></text:span><text:span text:style-name="T3675">M</text:span><text:span text:style-name="T3676">e</text:span><text:span text:style-name="T3677">ty</text:span><text:span text:style-name="T3678">,<text:s/></text:span><text:span text:style-name="T3679">je</text:span><text:span text:style-name="T3680">l</text:span><text:span text:style-name="T3681">ik</text:span><text:span text:style-name="T3682">ož<text:s/></text:span><text:span text:style-name="T3683">b</text:span><text:span text:style-name="T3684">yly mo</text:span><text:span text:style-name="T3685">c<text:s/></text:span><text:span text:style-name="T3686">l</text:span><text:span text:style-name="T3687">a</text:span><text:span text:style-name="T3688">xn</text:span><text:span text:style-name="T3689">í<text:s/></text:span><text:span text:style-name="T3690">v př</text:span><text:span text:style-name="T3691">í</text:span><text:span text:style-name="T3692">stupu<text:s/></text:span><text:span text:style-name="T3693">k</text:span></text:p>
      <text:p text:style-name="P3694"><text:span text:style-name="T3695">pro</text:span><text:span text:style-name="T3696">je</text:span><text:span text:style-name="T3697">vům n</text:span><text:span text:style-name="T3698">e</text:span><text:span text:style-name="T3699">n</text:span><text:span text:style-name="T3700">á</text:span><text:span text:style-name="T3701">v</text:span><text:span text:style-name="T3702">i</text:span><text:span text:style-name="T3703">st</text:span><text:span text:style-name="T3704">i</text:span><text:span text:style-name="T3705">.<text:s/></text:span><text:span text:style-name="T3706">V<text:s/></text:span><text:span text:style-name="T3707">ro</text:span><text:span text:style-name="T3708">ce<text:s/></text:span><text:span text:style-name="T3709">2021<text:s/></text:span><text:span text:style-name="T3710">da</text:span><text:span text:style-name="T3711">rov</text:span><text:span text:style-name="T3712">a</text:span><text:span text:style-name="T3713">l</text:span><text:span text:style-name="T3714">a<text:s/></text:span><text:span text:style-name="T3715">spol</text:span><text:span text:style-name="T3716">eč</text:span><text:span text:style-name="T3717">nost<text:s/></text:span><text:span text:style-name="T3718">jede</text:span><text:span text:style-name="T3719">n m</text:span><text:span text:style-name="T3720">i</text:span><text:span text:style-name="T3721">l</text:span><text:span text:style-name="T3722">i</text:span><text:span text:style-name="T3723">ón<text:s/></text:span><text:span text:style-name="T3724">d</text:span><text:span text:style-name="T3725">ol</text:span><text:span text:style-name="T3726">a</text:span><text:span text:style-name="T3727">rů s</text:span><text:span text:style-name="T3728">k</text:span><text:span text:style-name="T3729">up</text:span><text:span text:style-name="T3730">i</text:span><text:span text:style-name="T3731">n</text:span><text:span text:style-name="T3732">ě<text:s/></text:span><text:span text:style-name="T3733">"</text:span><text:span text:style-name="T3734">B</text:span><text:span text:style-name="T3735">l</text:span><text:span text:style-name="T3736">ack</text:span></text:p>
      <text:p text:style-name="P3737"><text:span text:style-name="T3738">V</text:span><text:span text:style-name="T3739">ot</text:span><text:span text:style-name="T3740">e</text:span><text:span text:style-name="T3741">rs<text:s/></text:span><text:span text:style-name="T3742">M</text:span><text:span text:style-name="T3743">a</text:span><text:span text:style-name="T3744">tt</text:span><text:span text:style-name="T3745">e</text:span><text:span text:style-name="T3746">r</text:span><text:span text:style-name="T3747">",<text:s/></text:span><text:span text:style-name="T3748">k</text:span><text:span text:style-name="T3749">t</text:span><text:span text:style-name="T3750">e</text:span><text:span text:style-name="T3751">r</text:span><text:span text:style-name="T3752">á<text:s/></text:span><text:span text:style-name="T3753">s</text:span><text:span text:style-name="T3754">e d</text:span><text:span text:style-name="T3755">lou</text:span><text:span text:style-name="T3756">h</text:span><text:span text:style-name="T3757">o</text:span><text:span text:style-name="T3758">d</text:span><text:span text:style-name="T3759">o</text:span><text:span text:style-name="T3760">bě a</text:span><text:span text:style-name="T3761">n</text:span><text:span text:style-name="T3762">ga</text:span><text:span text:style-name="T3763">žu</text:span><text:span text:style-name="T3764">je<text:s/></text:span><text:span text:style-name="T3765">v š</text:span><text:span text:style-name="T3766">í</text:span><text:span text:style-name="T3767">ř</text:span><text:span text:style-name="T3768">e</text:span><text:span text:style-name="T3769">n</text:span><text:span text:style-name="T3770">í<text:s/></text:span><text:span text:style-name="T3771">pov</text:span><text:span text:style-name="T3772">ěd</text:span><text:span text:style-name="T3773">om</text:span><text:span text:style-name="T3774">í<text:s/></text:span><text:span text:style-name="T3775">o z</text:span><text:span text:style-name="T3776">a</text:span><text:span text:style-name="T3777">po</text:span><text:span text:style-name="T3778">je</text:span><text:span text:style-name="T3779">n</text:span><text:span text:style-name="T3780">í<text:s/></text:span><text:span text:style-name="T3781">s</text:span><text:span text:style-name="T3782">e d</text:span><text:span text:style-name="T3783">o vol</text:span><text:span text:style-name="T3784">eb<text:s/></text:span><text:span text:style-name="T3785">m</text:span><text:span text:style-name="T3786">e</text:span><text:span text:style-name="T3787">z</text:span><text:span text:style-name="T3788">i</text:span></text:p>
      <text:p text:style-name="P3789"><text:span text:style-name="T3790">af</text:span><text:span text:style-name="T3791">ro</text:span><text:span text:style-name="T3792">a</text:span><text:span text:style-name="T3793">m</text:span><text:span text:style-name="T3794">e</text:span><text:span text:style-name="T3795">r</text:span><text:span text:style-name="T3796">ick</text:span><text:span text:style-name="T3797">ým</text:span><text:span text:style-name="T3798">i k</text:span><text:span text:style-name="T3799">omun</text:span><text:span text:style-name="T3800">i</text:span><text:span text:style-name="T3801">t</text:span><text:span text:style-name="T3802">a</text:span><text:span text:style-name="T3803">m</text:span><text:span text:style-name="T3804">i<text:s/></text:span><text:span text:style-name="T3805">v<text:s/></text:span><text:span text:style-name="T3806">U</text:span><text:span text:style-name="T3807">SA</text:span><text:span text:style-name="T3808">.</text:span></text:p>
      <text:p text:style-name="P3809"><text:span text:style-name="T3810">P</text:span><text:span text:style-name="T3811">a</text:span><text:span text:style-name="T3812">t</text:span><text:span text:style-name="T3813">ag</text:span><text:span text:style-name="T3814">on</text:span><text:span text:style-name="T3815">ia<text:s/></text:span><text:span text:style-name="T3816">sv</text:span><text:span text:style-name="T3817">á<text:s/></text:span><text:span text:style-name="T3818">slov</text:span><text:span text:style-name="T3819">a a<text:s/></text:span><text:span text:style-name="T3820">svů</text:span><text:span text:style-name="T3821">j<text:s/></text:span><text:span text:style-name="T3822">m</text:span><text:span text:style-name="T3823">a</text:span><text:span text:style-name="T3824">r</text:span><text:span text:style-name="T3825">ke</text:span><text:span text:style-name="T3826">t</text:span><text:span text:style-name="T3827">i</text:span><text:span text:style-name="T3828">n</text:span><text:span text:style-name="T3829">g<text:s/></text:span><text:span text:style-name="T3830">m</text:span><text:span text:style-name="T3831">ě</text:span><text:span text:style-name="T3832">n</text:span><text:span text:style-name="T3833">í<text:s/></text:span><text:span text:style-name="T3834">v<text:s/></text:span><text:span text:style-name="T3835">či</text:span><text:span text:style-name="T3836">ny<text:s/></text:span><text:span text:style-name="T3837">a<text:s/></text:span><text:span text:style-name="T3838">t</text:span><text:span text:style-name="T3839">í</text:span><text:span text:style-name="T3840">m<text:s/></text:span><text:span text:style-name="T3841">d</text:span><text:span text:style-name="T3842">o</text:span><text:span text:style-name="T3843">ka</text:span><text:span text:style-name="T3844">zu</text:span><text:span text:style-name="T3845">je</text:span><text:span text:style-name="T3846">,<text:s/></text:span><text:span text:style-name="T3847">ž</text:span><text:span text:style-name="T3848">e<text:s/></text:span><text:span text:style-name="T3849">sv</text:span><text:span text:style-name="T3850">é<text:s/></text:span><text:span text:style-name="T3851">z</text:span><text:span text:style-name="T3852">áka</text:span><text:span text:style-name="T3853">zn</text:span><text:span text:style-name="T3854">ík</text:span><text:span text:style-name="T3855">y n</text:span><text:span text:style-name="T3856">ebe</text:span><text:span text:style-name="T3857">r</text:span><text:span text:style-name="T3858">e jak</text:span><text:span text:style-name="T3859">o</text:span></text:p>
      <text:p text:style-name="P3860"><text:span text:style-name="T3861">p</text:span><text:span text:style-name="T3862">e</text:span><text:span text:style-name="T3863">n</text:span><text:span text:style-name="T3864">ě</text:span><text:span text:style-name="T3865">ž</text:span><text:span text:style-name="T3866">e</text:span><text:span text:style-name="T3867">n</text:span><text:span text:style-name="T3868">k</text:span><text:span text:style-name="T3869">y<text:s/></text:span><text:span text:style-name="T3870">a<text:s/></text:span><text:span text:style-name="T3871">s</text:span><text:span text:style-name="T3872">k</text:span><text:span text:style-name="T3873">ut</text:span><text:span text:style-name="T3874">eč</text:span><text:span text:style-name="T3875">n</text:span><text:span text:style-name="T3876">ě jí<text:s/></text:span><text:span text:style-name="T3877">z</text:span><text:span text:style-name="T3878">á</text:span><text:span text:style-name="T3879">l</text:span><text:span text:style-name="T3880">e</text:span><text:span text:style-name="T3881">ž</text:span><text:span text:style-name="T3882">í<text:s/></text:span><text:span text:style-name="T3883">n</text:span><text:span text:style-name="T3884">a<text:s/></text:span><text:span text:style-name="T3885">o</text:span><text:span text:style-name="T3886">ch</text:span><text:span text:style-name="T3887">r</text:span><text:span text:style-name="T3888">a</text:span><text:span text:style-name="T3889">n</text:span><text:span text:style-name="T3890">ě<text:s/></text:span><text:span text:style-name="T3891">ž</text:span><text:span text:style-name="T3892">i</text:span><text:span text:style-name="T3893">votn</text:span><text:span text:style-name="T3894">íh</text:span><text:span text:style-name="T3895">o prostř</text:span><text:span text:style-name="T3896">edí</text:span><text:span text:style-name="T3897">.<text:s/></text:span><text:span text:style-name="T3898">D</text:span><text:span text:style-name="T3899">ík</text:span><text:span text:style-name="T3900">y tomu s</text:span><text:span text:style-name="T3901">e<text:s/></text:span><text:span text:style-name="T3902">můž</text:span><text:span text:style-name="T3903">e<text:s/></text:span><text:span text:style-name="T3904">t</text:span><text:span text:style-name="T3905">ě</text:span><text:span text:style-name="T3906">š</text:span><text:span text:style-name="T3907">i</text:span><text:span text:style-name="T3908">t</text:span></text:p>
      <text:p text:style-name="P3909"><text:span text:style-name="T3910">zvýš</text:span><text:span text:style-name="T3911">e</text:span><text:span text:style-name="T3912">n</text:span><text:span text:style-name="T3913">é<text:s/></text:span><text:span text:style-name="T3914">popul</text:span><text:span text:style-name="T3915">a</text:span><text:span text:style-name="T3916">r</text:span><text:span text:style-name="T3917">i</text:span><text:span text:style-name="T3918">t</text:span><text:span text:style-name="T3919">ě<text:s/></text:span><text:span text:style-name="T3920">u l</text:span><text:span text:style-name="T3921">idí</text:span><text:span text:style-name="T3922">,<text:s/></text:span><text:span text:style-name="T3923">k</text:span><text:span text:style-name="T3924">t</text:span><text:span text:style-name="T3925">e</text:span><text:span text:style-name="T3926">ř</text:span><text:span text:style-name="T3927">í<text:s/></text:span><text:span text:style-name="T3928">s</text:span><text:span text:style-name="T3929">i<text:s/></text:span><text:span text:style-name="T3930">př</text:span><text:span text:style-name="T3931">i</text:span><text:span text:style-name="T3932">pl</text:span><text:span text:style-name="T3933">a</text:span><text:span text:style-name="T3934">t</text:span><text:span text:style-name="T3935">í<text:s/></text:span><text:span text:style-name="T3936">z</text:span><text:span text:style-name="T3937">a<text:s/></text:span><text:span text:style-name="T3938">zn</text:span><text:span text:style-name="T3939">ačk</text:span><text:span text:style-name="T3940">u</text:span><text:span text:style-name="T3941">,<text:s/></text:span><text:span text:style-name="T3942">k</text:span><text:span text:style-name="T3943">t</text:span><text:span text:style-name="T3944">e</text:span><text:span text:style-name="T3945">r</text:span><text:span text:style-name="T3946">é<text:s/></text:span><text:span text:style-name="T3947">můžou v</text:span><text:span text:style-name="T3948">ě</text:span><text:span text:style-name="T3949">ř</text:span><text:span text:style-name="T3950">i</text:span><text:span text:style-name="T3951">t<text:s/></text:span><text:span text:style-name="T3952">a<text:s/></text:span><text:span text:style-name="T3953">u<text:s/></text:span><text:span text:style-name="T3954">k</text:span><text:span text:style-name="T3955">t</text:span><text:span text:style-name="T3956">e</text:span><text:span text:style-name="T3957">r</text:span><text:span text:style-name="T3958">é<text:s/></text:span><text:span text:style-name="T3959">v</text:span><text:span text:style-name="T3960">í</text:span><text:span text:style-name="T3961">,<text:s/></text:span><text:span text:style-name="T3962">ž</text:span><text:span text:style-name="T3963">e<text:s/></text:span><text:span text:style-name="T3964">př</text:span><text:span text:style-name="T3965">i její</text:span></text:p>
      <text:p text:style-name="P3966"><text:span text:style-name="T3967">k</text:span><text:span text:style-name="T3968">oup</text:span><text:span text:style-name="T3969">i<text:s/></text:span><text:span text:style-name="T3970">n</text:span><text:span text:style-name="T3971">e</text:span><text:span text:style-name="T3972">př</text:span><text:span text:style-name="T3973">i</text:span><text:span text:style-name="T3974">sp</text:span><text:span text:style-name="T3975">í</text:span><text:span text:style-name="T3976">v</text:span><text:span text:style-name="T3977">ají ke g</text:span><text:span text:style-name="T3978">lo</text:span><text:span text:style-name="T3979">bá</text:span><text:span text:style-name="T3980">ln</text:span><text:span text:style-name="T3981">í<text:s/></text:span><text:span text:style-name="T3982">pro</text:span><text:span text:style-name="T3983">b</text:span><text:span text:style-name="T3984">l</text:span><text:span text:style-name="T3985">e</text:span><text:span text:style-name="T3986">m</text:span><text:span text:style-name="T3987">a</text:span><text:span text:style-name="T3988">t</text:span><text:span text:style-name="T3989">ice<text:s/></text:span><text:span text:style-name="T3990">zn</text:span><text:span text:style-name="T3991">eči</text:span><text:span text:style-name="T3992">štov</text:span><text:span text:style-name="T3993">á</text:span><text:span text:style-name="T3994">n</text:span><text:span text:style-name="T3995">í<text:s/></text:span><text:span text:style-name="T3996">ovz</text:span><text:span text:style-name="T3997">d</text:span><text:span text:style-name="T3998">uš</text:span><text:span text:style-name="T3999">í a<text:s/></text:span><text:span text:style-name="T4000">pro</text:span><text:span text:style-name="T4001">d</text:span><text:span text:style-name="T4002">u</text:span><text:span text:style-name="T4003">kci<text:s/></text:span><text:span text:style-name="T4004">o</text:span><text:span text:style-name="T4005">b</text:span><text:span text:style-name="T4006">l</text:span><text:span text:style-name="T4007">eče</text:span><text:span text:style-name="T4008">n</text:span><text:span text:style-name="T4009">í<text:s/></text:span><text:span text:style-name="T4010">v</text:span><text:span text:style-name="T4011">e</text:span></text:p>
      <text:p text:style-name="P4012"><text:span text:style-name="T4013">š</text:span><text:span text:style-name="T4014">e</text:span><text:span text:style-name="T4015">r</text:span><text:span text:style-name="T4016">ed</text:span><text:span text:style-name="T4017">ný</text:span><text:span text:style-name="T4018">ch a<text:s/></text:span><text:span text:style-name="T4019">n</text:span><text:span text:style-name="T4020">ebe</text:span><text:span text:style-name="T4021">zp</text:span><text:span text:style-name="T4022">eč</text:span><text:span text:style-name="T4023">ný</text:span><text:span text:style-name="T4024">ch<text:s/></text:span><text:span text:style-name="T4025">po</text:span><text:span text:style-name="T4026">d</text:span><text:span text:style-name="T4027">m</text:span><text:span text:style-name="T4028">í</text:span><text:span text:style-name="T4029">n</text:span><text:span text:style-name="T4030">kách</text:span><text:span text:style-name="T4031">.<text:s/></text:span><text:span text:style-name="T4032">N</text:span><text:span text:style-name="T4033">a</text:span><text:span text:style-name="T4034">op</text:span><text:span text:style-name="T4035">ak</text:span><text:span text:style-name="T4036">,<text:s/></text:span><text:span text:style-name="T4037">můžou v</text:span><text:span text:style-name="T4038">e fi</text:span><text:span text:style-name="T4039">rmu vlož</text:span><text:span text:style-name="T4040">i</text:span><text:span text:style-name="T4041">t<text:s/></text:span><text:span text:style-name="T4042">jejich d</text:span><text:span text:style-name="T4043">ův</text:span><text:span text:style-name="T4044">ě</text:span><text:span text:style-name="T4045">ru<text:s/></text:span><text:span text:style-name="T4046">a<text:s/></text:span><text:span text:style-name="T4047">v</text:span><text:span text:style-name="T4048">ě</text:span><text:span text:style-name="T4049">ř</text:span><text:span text:style-name="T4050">i</text:span><text:span text:style-name="T4051">t</text:span><text:span text:style-name="T4052">,</text:span></text:p>
      <text:p text:style-name="P4053"><text:span text:style-name="T4054">ž</text:span><text:span text:style-name="T4055">e<text:s/></text:span><text:span text:style-name="T4056">P</text:span><text:span text:style-name="T4057">a</text:span><text:span text:style-name="T4058">t</text:span><text:span text:style-name="T4059">ag</text:span><text:span text:style-name="T4060">on</text:span><text:span text:style-name="T4061">ia čá</text:span><text:span text:style-name="T4062">st<text:s/></text:span><text:span text:style-name="T4063">jejich<text:s/></text:span><text:span text:style-name="T4064">p</text:span><text:span text:style-name="T4065">e</text:span><text:span text:style-name="T4066">n</text:span><text:span text:style-name="T4067">ě</text:span><text:span text:style-name="T4068">z využ</text:span><text:span text:style-name="T4069">ije k d</text:span><text:span text:style-name="T4070">o</text:span><text:span text:style-name="T4071">b</text:span><text:span text:style-name="T4072">rým ú</text:span><text:span text:style-name="T4073">če</text:span><text:span text:style-name="T4074">lům</text:span><text:span text:style-name="T4075">.</text:span></text:p>
      <text:p text:style-name="P4076"><text:span text:style-name="T4077">P</text:span><text:span text:style-name="T4078">ř</text:span><text:span text:style-name="T4079">í</text:span><text:span text:style-name="T4080">p</text:span><text:span text:style-name="T4081">ad</text:span><text:span text:style-name="T4082">ov</text:span><text:span text:style-name="T4083">á<text:s/></text:span><text:span text:style-name="T4084">stu</text:span><text:span text:style-name="T4085">die<text:s/></text:span><text:span text:style-name="T4086">2:<text:s/></text:span><text:span text:style-name="T4087">A</text:span><text:span text:style-name="T4088">u</text:span><text:span text:style-name="T4089">di</text:span></text:p>
      <text:p text:style-name="P4090"><text:span text:style-name="T4091">A</text:span><text:span text:style-name="T4092">u</text:span><text:span text:style-name="T4093">di je a</text:span><text:span text:style-name="T4094">utomo</text:span><text:span text:style-name="T4095">bi</text:span><text:span text:style-name="T4096">lový výro</text:span><text:span text:style-name="T4097">bce<text:s/></text:span><text:span text:style-name="T4098">z<text:s/></text:span><text:span text:style-name="T4099">I</text:span><text:span text:style-name="T4100">n</text:span><text:span text:style-name="T4101">g</text:span><text:span text:style-name="T4102">olst</text:span><text:span text:style-name="T4103">ad</text:span><text:span text:style-name="T4104">tu</text:span><text:span text:style-name="T4105">,<text:s/></text:span><text:span text:style-name="T4106">N</text:span><text:span text:style-name="T4107">ě</text:span><text:span text:style-name="T4108">m</text:span><text:span text:style-name="T4109">ecka</text:span><text:span text:style-name="T4110">.<text:s/></text:span><text:span text:style-name="T4111">J</text:span><text:span text:style-name="T4112">ed</text:span><text:span text:style-name="T4113">n</text:span><text:span text:style-name="T4114">á<text:s/></text:span><text:span text:style-name="T4115">s</text:span><text:span text:style-name="T4116">e<text:s/></text:span><text:span text:style-name="T4117">o pr</text:span><text:span text:style-name="T4118">é</text:span><text:span text:style-name="T4119">m</text:span><text:span text:style-name="T4120">i</text:span><text:span text:style-name="T4121">ovou zn</text:span><text:span text:style-name="T4122">ačk</text:span><text:span text:style-name="T4123">u<text:s/></text:span><text:span text:style-name="T4124">VW</text:span></text:p>
      <text:p text:style-name="P4125"><text:span text:style-name="T4126">(</text:span><text:span text:style-name="T4127">V</text:span><text:span text:style-name="T4128">ol</text:span><text:span text:style-name="T4129">k</text:span><text:span text:style-name="T4130">sw</text:span><text:span text:style-name="T4131">age</text:span><text:span text:style-name="T4132">n</text:span><text:span text:style-name="T4133">)<text:s/></text:span><text:span text:style-name="T4134">G</text:span><text:span text:style-name="T4135">roup</text:span><text:span text:style-name="T4136">.<text:s/></text:span><text:span text:style-name="T4137">Z</text:span><text:span text:style-name="T4138">n</text:span><text:span text:style-name="T4139">ačka<text:s/></text:span><text:span text:style-name="T4140">A</text:span><text:span text:style-name="T4141">u</text:span><text:span text:style-name="T4142">di je<text:s/></text:span><text:span text:style-name="T4143">zn</text:span><text:span text:style-name="T4144">á</text:span><text:span text:style-name="T4145">m</text:span><text:span text:style-name="T4146">a<text:s/></text:span><text:span text:style-name="T4147">v s</text:span><text:span text:style-name="T4148">ek</text:span><text:span text:style-name="T4149">toru pr</text:span><text:span text:style-name="T4150">e</text:span><text:span text:style-name="T4151">st</text:span><text:span text:style-name="T4152">i</text:span><text:span text:style-name="T4153">žn</text:span><text:span text:style-name="T4154">ích<text:s/></text:span><text:span text:style-name="T4155">zn</text:span><text:span text:style-name="T4156">aček a</text:span><text:span text:style-name="T4157">ut<text:s/></text:span><text:span text:style-name="T4158">dík</text:span><text:span text:style-name="T4159">y sv</text:span><text:span text:style-name="T4160">é</text:span><text:span text:style-name="T4161">mu</text:span></text:p>
      <text:p text:style-name="P4162"><text:span text:style-name="T4163">stro</text:span><text:span text:style-name="T4164">jí</text:span><text:span text:style-name="T4165">r</text:span><text:span text:style-name="T4166">e</text:span><text:span text:style-name="T4167">ns</text:span><text:span text:style-name="T4168">ké</text:span><text:span text:style-name="T4169">mu umu</text:span><text:span text:style-name="T4170">.<text:s/></text:span><text:span text:style-name="T4171">S</text:span><text:span text:style-name="T4172">a</text:span><text:span text:style-name="T4173">motný<text:s/></text:span><text:span text:style-name="T4174">c</text:span><text:span text:style-name="T4175">l</text:span><text:span text:style-name="T4176">ai</text:span><text:span text:style-name="T4177">m zn</text:span><text:span text:style-name="T4178">ačk</text:span><text:span text:style-name="T4179">y<text:s/></text:span><text:span text:style-name="T4180">("</text:span><text:span text:style-name="T4181">V</text:span><text:span text:style-name="T4182">orsprun</text:span><text:span text:style-name="T4183">g d</text:span><text:span text:style-name="T4184">ur</text:span><text:span text:style-name="T4185">ch<text:s/></text:span><text:span text:style-name="T4186">t</text:span><text:span text:style-name="T4187">ech</text:span><text:span text:style-name="T4188">n</text:span><text:span text:style-name="T4189">ik</text:span><text:span text:style-name="T4190">") "</text:span><text:span text:style-name="T4191">n</text:span><text:span text:style-name="T4192">á</text:span><text:span text:style-name="T4193">s</text:span><text:span text:style-name="T4194">k</text:span><text:span text:style-name="T4195">o</text:span><text:span text:style-name="T4196">k dík</text:span><text:span text:style-name="T4197">y</text:span></text:p>
      <text:p text:style-name="P4198"><text:span text:style-name="T4199">t</text:span><text:span text:style-name="T4200">ech</text:span><text:span text:style-name="T4201">n</text:span><text:span text:style-name="T4202">ice</text:span><text:span text:style-name="T4203">"<text:s/></text:span><text:span text:style-name="T4204">t</text:span><text:span text:style-name="T4205">e</text:span><text:span text:style-name="T4206">nto<text:s/></text:span><text:span text:style-name="T4207">fak</text:span><text:span text:style-name="T4208">t po</text:span><text:span text:style-name="T4209">d</text:span><text:span text:style-name="T4210">tr</text:span><text:span text:style-name="T4211">há</text:span><text:span text:style-name="T4212">v</text:span><text:span text:style-name="T4213">á a<text:s/></text:span><text:span text:style-name="T4214">vyz</text:span><text:span text:style-name="T4215">d</text:span><text:span text:style-name="T4216">v</text:span><text:span text:style-name="T4217">ih</text:span><text:span text:style-name="T4218">u</text:span><text:span text:style-name="T4219">je</text:span><text:span text:style-name="T4220">.<text:s/></text:span><text:span text:style-name="T4221">T</text:span><text:span text:style-name="T4222">e</text:span><text:span text:style-name="T4223">nto<text:s/></text:span><text:span text:style-name="T4224">c</text:span><text:span text:style-name="T4225">l</text:span><text:span text:style-name="T4226">ai</text:span><text:span text:style-name="T4227">m ovš</text:span><text:span text:style-name="T4228">e</text:span><text:span text:style-name="T4229">m n</text:span><text:span text:style-name="T4230">e</text:span><text:span text:style-name="T4231">n</text:span><text:span text:style-name="T4232">í je</text:span><text:span text:style-name="T4233">n o s</text:span><text:span text:style-name="T4234">a</text:span><text:span text:style-name="T4235">motn</text:span><text:span text:style-name="T4236">é<text:s/></text:span><text:span text:style-name="T4237">t</text:span><text:span text:style-name="T4238">ech</text:span><text:span text:style-name="T4239">n</text:span><text:span text:style-name="T4240">ice</text:span></text:p>
      <text:p text:style-name="P4241"><text:span text:style-name="T4242">po</text:span><text:span text:style-name="T4243">d ka</text:span><text:span text:style-name="T4244">potou<text:s/></text:span><text:span text:style-name="T4245">a</text:span><text:span text:style-name="T4246">ut</text:span><text:span text:style-name="T4247">a</text:span><text:span text:style-name="T4248">,<text:s/></text:span><text:span text:style-name="T4249">jed</text:span><text:span text:style-name="T4250">n</text:span><text:span text:style-name="T4251">á<text:s/></text:span><text:span text:style-name="T4252">s</text:span><text:span text:style-name="T4253">e i<text:s/></text:span><text:span text:style-name="T4254">o<text:s/></text:span><text:span text:style-name="T4255">i</text:span><text:span text:style-name="T4256">nov</text:span><text:span text:style-name="T4257">a</text:span><text:span text:style-name="T4258">t</text:span><text:span text:style-name="T4259">i</text:span><text:span text:style-name="T4260">vn</text:span><text:span text:style-name="T4261">í<text:s/></text:span><text:span text:style-name="T4262">způso</text:span><text:span text:style-name="T4263">b</text:span><text:span text:style-name="T4264">y<text:s/></text:span><text:span text:style-name="T4265">jak<text:s/></text:span><text:span text:style-name="T4266">z</text:span><text:span text:style-name="T4267">áka</text:span><text:span text:style-name="T4268">zn</text:span><text:span text:style-name="T4269">íka<text:s/></text:span><text:span text:style-name="T4270">z</text:span><text:span text:style-name="T4271">a</text:span><text:span text:style-name="T4272">u</text:span><text:span text:style-name="T4273">j</text:span><text:span text:style-name="T4274">mout<text:s/></text:span><text:span text:style-name="T4275">a jak h</text:span><text:span text:style-name="T4276">o n</text:span><text:span text:style-name="T4277">adch</text:span><text:span text:style-name="T4278">nout</text:span></text:p>
      <text:p text:style-name="P4279"><text:span text:style-name="T4280">pro nový posun v průmyslu</text:span><text:span text:style-name="T4281">.<text:s/></text:span><text:span text:style-name="T4282">A</text:span><text:span text:style-name="T4283">u</text:span><text:span text:style-name="T4284">di<text:s/></text:span><text:span text:style-name="T4285">o</text:span><text:span text:style-name="T4286">d<text:s/></text:span><text:span text:style-name="T4287">ro</text:span><text:span text:style-name="T4288">k</text:span><text:span text:style-name="T4289">u<text:s/></text:span><text:span text:style-name="T4290">1994<text:s/></text:span><text:span text:style-name="T4291">n</text:span><text:span text:style-name="T4292">a</text:span><text:span text:style-name="T4293">př</text:span><text:span text:style-name="T4294">.<text:s/></text:span><text:span text:style-name="T4295">vy</text:span><text:span text:style-name="T4296">dá</text:span><text:span text:style-name="T4297">v</text:span><text:span text:style-name="T4298">á<text:s/></text:span><text:span text:style-name="T4299">m</text:span><text:span text:style-name="T4300">aga</text:span><text:span text:style-name="T4301">z</text:span><text:span text:style-name="T4302">í</text:span><text:span text:style-name="T4303">n<text:s/></text:span><text:span text:style-name="T4304">A</text:span><text:span text:style-name="T4305">u</text:span><text:span text:style-name="T4306">di</text:span><text:span text:style-name="T4307">,<text:s/></text:span><text:span text:style-name="T4308">k</text:span><text:span text:style-name="T4309">t</text:span><text:span text:style-name="T4310">e</text:span><text:span text:style-name="T4311">rý m</text:span><text:span text:style-name="T4312">ě</text:span><text:span text:style-name="T4313">s</text:span><text:span text:style-name="T4314">íč</text:span><text:span text:style-name="T4315">n</text:span><text:span text:style-name="T4316">ě</text:span></text:p>
      <text:p text:style-name="P4317"><text:span text:style-name="T4318">s</text:span><text:span text:style-name="T4319">h</text:span><text:span text:style-name="T4320">rnu</text:span><text:span text:style-name="T4321">je<text:s/></text:span><text:span text:style-name="T4322">vš</text:span><text:span text:style-name="T4323">ech</text:span><text:span text:style-name="T4324">ny<text:s/></text:span><text:span text:style-name="T4325">d</text:span><text:span text:style-name="T4326">ůl</text:span><text:span text:style-name="T4327">e</text:span><text:span text:style-name="T4328">ž</text:span><text:span text:style-name="T4329">i</text:span><text:span text:style-name="T4330">t</text:span><text:span text:style-name="T4331">é dě</text:span><text:span text:style-name="T4332">n</text:span><text:span text:style-name="T4333">í<text:s/></text:span><text:span text:style-name="T4334">v pol</text:span><text:span text:style-name="T4335">i a</text:span><text:span text:style-name="T4336">utomo</text:span><text:span text:style-name="T4337">bi</text:span><text:span text:style-name="T4338">lov</text:span><text:span text:style-name="T4339">é<text:s/></text:span><text:span text:style-name="T4340">t</text:span><text:span text:style-name="T4341">ech</text:span><text:span text:style-name="T4342">n</text:span><text:span text:style-name="T4343">ik</text:span><text:span text:style-name="T4344">y<text:s/></text:span><text:span text:style-name="T4345">a<text:s/></text:span><text:span text:style-name="T4346">provozov</text:span><text:span text:style-name="T4347">a</text:span><text:span text:style-name="T4348">l</text:span><text:span text:style-name="T4349">a d</text:span><text:span text:style-name="T4350">o</text:span><text:span text:style-name="T4351">k</text:span><text:span text:style-name="T4352">on</text:span><text:span text:style-name="T4353">ce<text:s/></text:span><text:span text:style-name="T4354">t</text:span><text:span text:style-name="T4355">e</text:span><text:span text:style-name="T4356">l</text:span><text:span text:style-name="T4357">e</text:span><text:span text:style-name="T4358">v</text:span><text:span text:style-name="T4359">i</text:span><text:span text:style-name="T4360">zn</text:span><text:span text:style-name="T4361">í</text:span></text:p>
      <text:soft-page-break/>
      <text:p text:style-name="P4362"><text:span text:style-name="T4363">ka</text:span><text:span text:style-name="T4364">n</text:span><text:span text:style-name="T4365">á</text:span><text:span text:style-name="T4366">l<text:s/></text:span><text:span text:style-name="T4367">A</text:span><text:span text:style-name="T4368">u</text:span><text:span text:style-name="T4369">di</text:span><text:span text:style-name="T4370">,<text:s/></text:span><text:span text:style-name="T4371">k</text:span><text:span text:style-name="T4372">t</text:span><text:span text:style-name="T4373">e</text:span><text:span text:style-name="T4374">rý<text:s/></text:span><text:span text:style-name="T4375">jak</text:span><text:span text:style-name="T4376">o prvn</text:span><text:span text:style-name="T4377">í<text:s/></text:span><text:span text:style-name="T4378">n</text:span><text:span text:style-name="T4379">a<text:s/></text:span><text:span text:style-name="T4380">sv</text:span><text:span text:style-name="T4381">ě</text:span><text:span text:style-name="T4382">t</text:span><text:span text:style-name="T4383">ě<text:s/></text:span><text:span text:style-name="T4384">v<text:s/></text:span><text:span text:style-name="T4385">a</text:span><text:span text:style-name="T4386">utomo</text:span><text:span text:style-name="T4387">bi</text:span><text:span text:style-name="T4388">lov</text:span><text:span text:style-name="T4389">é</text:span><text:span text:style-name="T4390">m s</text:span><text:span text:style-name="T4391">ek</text:span><text:span text:style-name="T4392">toru propo</text:span><text:span text:style-name="T4393">ji</text:span><text:span text:style-name="T4394">l<text:s/></text:span><text:span text:style-name="T4395">i</text:span><text:span text:style-name="T4396">n</text:span><text:span text:style-name="T4397">f</text:span><text:span text:style-name="T4398">orm</text:span><text:span text:style-name="T4399">ač</text:span><text:span text:style-name="T4400">n</text:span><text:span text:style-name="T4401">í h</text:span><text:span text:style-name="T4402">o</text:span><text:span text:style-name="T4403">d</text:span><text:span text:style-name="T4404">notu s</text:span></text:p>
      <text:p text:style-name="P4405"><text:span text:style-name="T4406">z</text:span><text:span text:style-name="T4407">í</text:span><text:span text:style-name="T4408">s</text:span><text:span text:style-name="T4409">ká</text:span><text:span text:style-name="T4410">n</text:span><text:span text:style-name="T4411">í</text:span><text:span text:style-name="T4412">m z</text:span><text:span text:style-name="T4413">áka</text:span><text:span text:style-name="T4414">zn</text:span><text:span text:style-name="T4415">íka</text:span><text:span text:style-name="T4416">.<text:s/></text:span><text:span text:style-name="T4417">A</text:span><text:span text:style-name="T4418">u</text:span><text:span text:style-name="T4419">di dá</text:span><text:span text:style-name="T4420">l</text:span><text:span text:style-name="T4421">e<text:s/></text:span><text:span text:style-name="T4422">s</text:span><text:span text:style-name="T4423">h</text:span><text:span text:style-name="T4424">l</text:span><text:span text:style-name="T4425">edá</text:span><text:span text:style-name="T4426">v</text:span><text:span text:style-name="T4427">á jak</text:span><text:span text:style-name="T4428">o v</text:span><text:span text:style-name="T4429">e</text:span><text:span text:style-name="T4430">l</text:span><text:span text:style-name="T4431">ice d</text:span><text:span text:style-name="T4432">ůl</text:span><text:span text:style-name="T4433">e</text:span><text:span text:style-name="T4434">ž</text:span><text:span text:style-name="T4435">i</text:span><text:span text:style-name="T4436">t</text:span><text:span text:style-name="T4437">é<text:s/></text:span><text:span text:style-name="T4438">propo</text:span><text:span text:style-name="T4439">je</text:span><text:span text:style-name="T4440">n</text:span><text:span text:style-name="T4441">í<text:s/></text:span><text:span text:style-name="T4442">v</text:span><text:span text:style-name="T4443">e</text:span><text:span text:style-name="T4444">š</text:span><text:span text:style-name="T4445">ke</text:span><text:span text:style-name="T4446">rý</text:span><text:span text:style-name="T4447">ch</text:span></text:p>
      <text:p text:style-name="P4448"><text:span text:style-name="T4449">k</text:span><text:span text:style-name="T4450">omun</text:span><text:span text:style-name="T4451">ikač</text:span><text:span text:style-name="T4452">n</text:span><text:span text:style-name="T4453">ích ka</text:span><text:span text:style-name="T4454">n</text:span><text:span text:style-name="T4455">á</text:span><text:span text:style-name="T4456">lů<text:s/></text:span><text:span text:style-name="T4457">d</text:span><text:span text:style-name="T4458">o</text:span><text:span text:style-name="T4459">h</text:span><text:span text:style-name="T4460">rom</text:span><text:span text:style-name="T4461">ad</text:span><text:span text:style-name="T4462">y<text:s/></text:span><text:span text:style-name="T4463">d</text:span><text:span text:style-name="T4464">o<text:s/></text:span><text:span text:style-name="T4465">jed</text:span><text:span text:style-name="T4466">no</text:span><text:span text:style-name="T4467">h</text:span><text:span text:style-name="T4468">o u</text:span><text:span text:style-name="T4469">ce</text:span><text:span text:style-name="T4470">l</text:span><text:span text:style-name="T4471">e</text:span><text:span text:style-name="T4472">n</text:span><text:span text:style-name="T4473">éh</text:span><text:span text:style-name="T4474">o pož</text:span><text:span text:style-name="T4475">i</text:span><text:span text:style-name="T4476">t</text:span><text:span text:style-name="T4477">k</text:span><text:span text:style-name="T4478">u</text:span><text:span text:style-name="T4479">,<text:s/></text:span><text:span text:style-name="T4480">k</text:span><text:span text:style-name="T4481">t</text:span><text:span text:style-name="T4482">e</text:span><text:span text:style-name="T4483">rý s</text:span><text:span text:style-name="T4484">e<text:s/></text:span><text:span text:style-name="T4485">s<text:s/></text:span><text:span text:style-name="T4486">k</text:span><text:span text:style-name="T4487">up</text:span><text:span text:style-name="T4488">ce</text:span><text:span text:style-name="T4489">m<text:s/></text:span><text:span text:style-name="T4490">b</text:span><text:span text:style-name="T4491">u</text:span><text:span text:style-name="T4492">de</text:span></text:p>
      <text:p text:style-name="P4493"><text:span text:style-name="T4494">n</text:span><text:span text:style-name="T4495">é</text:span><text:span text:style-name="T4496">st<text:s/></text:span><text:span text:style-name="T4497">jak<text:s/></text:span><text:span text:style-name="T4498">př</text:span><text:span text:style-name="T4499">i k</text:span><text:span text:style-name="T4500">oup</text:span><text:span text:style-name="T4501">i a</text:span><text:span text:style-name="T4502">ut</text:span><text:span text:style-name="T4503">a<text:s/></text:span><text:span text:style-name="T4504">t</text:span><text:span text:style-name="T4505">ak i<text:s/></text:span><text:span text:style-name="T4506">po n</text:span><text:span text:style-name="T4507">í</text:span><text:span text:style-name="T4508">.<text:s/></text:span><text:span text:style-name="T4509">L</text:span><text:span text:style-name="T4510">o</text:span><text:span text:style-name="T4511">aja</text:span><text:span text:style-name="T4512">l</text:span><text:span text:style-name="T4513">i</text:span><text:span text:style-name="T4514">t</text:span><text:span text:style-name="T4515">a ke<text:s/></text:span><text:span text:style-name="T4516">zn</text:span><text:span text:style-name="T4517">ačce<text:s/></text:span><text:span text:style-name="T4518">A</text:span><text:span text:style-name="T4519">u</text:span><text:span text:style-name="T4520">di<text:s/></text:span><text:span text:style-name="T4521">r</text:span><text:span text:style-name="T4522">ake</text:span><text:span text:style-name="T4523">tov</text:span><text:span text:style-name="T4524">ě<text:s/></text:span><text:span text:style-name="T4525">stoupl</text:span><text:span text:style-name="T4526">a a<text:s/></text:span><text:span text:style-name="T4527">vl</text:span><text:span text:style-name="T4528">a</text:span><text:span text:style-name="T4529">stn</text:span><text:span text:style-name="T4530">ící<text:s/></text:span><text:span text:style-name="T4531">A</text:span><text:span text:style-name="T4532">u</text:span><text:span text:style-name="T4533">di<text:s/></text:span><text:span text:style-name="T4534">s</text:span><text:span text:style-name="T4535">e</text:span></text:p>
      <text:p text:style-name="P4536"><text:span text:style-name="T4537">po s</text:span><text:span text:style-name="T4538">e</text:span><text:span text:style-name="T4539">zn</text:span><text:span text:style-name="T4540">á</text:span><text:span text:style-name="T4541">m</text:span><text:span text:style-name="T4542">e</text:span><text:span text:style-name="T4543">n</text:span><text:span text:style-name="T4544">í<text:s/></text:span><text:span text:style-name="T4545">s</text:span><text:span text:style-name="T4546">e<text:s/></text:span><text:span text:style-name="T4547">svým<text:s/></text:span><text:span text:style-name="T4548">A</text:span><text:span text:style-name="T4549">u</text:span><text:span text:style-name="T4550">di<text:s/></text:span><text:span text:style-name="T4551">voz</text:span><text:span text:style-name="T4552">e</text:span><text:span text:style-name="T4553">m st</text:span><text:span text:style-name="T4554">á</text:span><text:span text:style-name="T4555">l</text:span><text:span text:style-name="T4556">e<text:s/></text:span><text:span text:style-name="T4557">vr</text:span><text:span text:style-name="T4558">acejí<text:s/></text:span><text:span text:style-name="T4559">zp</text:span><text:span text:style-name="T4560">ě</text:span><text:span text:style-name="T4561">t</text:span><text:span text:style-name="T4562">.</text:span></text:p>
      <text:p text:style-name="P4563"><text:span text:style-name="T4564">J</text:span><text:span text:style-name="T4565">ak</text:span><text:span text:style-name="T4566">o sou</text:span><text:span text:style-name="T4567">čá</text:span><text:span text:style-name="T4568">st<text:s/></text:span><text:span text:style-name="T4569">A</text:span><text:span text:style-name="T4570">u</text:span><text:span text:style-name="T4571">di<text:s/></text:span><text:span text:style-name="T4572">vzn</text:span><text:span text:style-name="T4573">ik</text:span><text:span text:style-name="T4574">l</text:span><text:span text:style-name="T4575">a i<text:s/></text:span><text:span text:style-name="T4576">zn</text:span><text:span text:style-name="T4577">ačka<text:s/></text:span><text:span text:style-name="T4578">"</text:span><text:span text:style-name="T4579">A</text:span><text:span text:style-name="T4580">u</text:span><text:span text:style-name="T4581">di<text:s/></text:span><text:span text:style-name="T4582">S</text:span><text:span text:style-name="T4583">port</text:span><text:span text:style-name="T4584">",<text:s/></text:span><text:span text:style-name="T4585">její</text:span><text:span text:style-name="T4586">ž str</text:span><text:span text:style-name="T4587">a</text:span><text:span text:style-name="T4588">t</text:span><text:span text:style-name="T4589">egie<text:s/></text:span><text:span text:style-name="T4590">spo</text:span><text:span text:style-name="T4591">čí</text:span><text:span text:style-name="T4592">v</text:span><text:span text:style-name="T4593">á<text:s/></text:span><text:span text:style-name="T4594">v<text:s/></text:span><text:span text:style-name="T4595">"</text:span><text:span text:style-name="T4596">mo</text:span><text:span text:style-name="T4597">de</text:span><text:span text:style-name="T4598">rn</text:span><text:span text:style-name="T4599">í<text:s/></text:span><text:span text:style-name="T4600">pr</text:span><text:span text:style-name="T4601">e</text:span><text:span text:style-name="T4602">st</text:span><text:span text:style-name="T4603">i</text:span><text:span text:style-name="T4604">ž</text:span><text:span text:style-name="T4605">i</text:span><text:span text:style-name="T4606">" -</text:span></text:p>
      <text:p text:style-name="P4607"><text:span text:style-name="T4608">tzn</text:span><text:span text:style-name="T4609">.<text:s/></text:span><text:span text:style-name="T4610">d</text:span><text:span text:style-name="T4611">yn</text:span><text:span text:style-name="T4612">a</text:span><text:span text:style-name="T4613">m</text:span><text:span text:style-name="T4614">ick</text:span><text:span text:style-name="T4615">ý</text:span><text:span text:style-name="T4616">,<text:s/></text:span><text:span text:style-name="T4617">fa</text:span><text:span text:style-name="T4618">s</text:span><text:span text:style-name="T4619">ci</text:span><text:span text:style-name="T4620">nu</text:span><text:span text:style-name="T4621">jící a high</text:span><text:span text:style-name="T4622">-</text:span><text:span text:style-name="T4623">t</text:span><text:span text:style-name="T4624">ech<text:s/></text:span><text:span text:style-name="T4625">posun<text:s/></text:span><text:span text:style-name="T4626">d</text:span><text:span text:style-name="T4627">opř</text:span><text:span text:style-name="T4628">ed</text:span><text:span text:style-name="T4629">u</text:span><text:span text:style-name="T4630">,<text:s/></text:span><text:span text:style-name="T4631">k</text:span><text:span text:style-name="T4632">t</text:span><text:span text:style-name="T4633">e</text:span><text:span text:style-name="T4634">rý m</text:span><text:span text:style-name="T4635">á<text:s/></text:span><text:span text:style-name="T4636">př</text:span><text:span text:style-name="T4637">i</text:span><text:span text:style-name="T4638">l</text:span><text:span text:style-name="T4639">áka</text:span><text:span text:style-name="T4640">t pot</text:span><text:span text:style-name="T4641">e</text:span><text:span text:style-name="T4642">n</text:span><text:span text:style-name="T4643">ciá</text:span><text:span text:style-name="T4644">ln</text:span><text:span text:style-name="T4645">í k</text:span><text:span text:style-name="T4646">up</text:span><text:span text:style-name="T4647">ce<text:s/></text:span><text:span text:style-name="T4648">z</text:span></text:p>
      <text:p text:style-name="P4649"><text:span text:style-name="T4650">vyšš</text:span><text:span text:style-name="T4651">ích<text:s/></text:span><text:span text:style-name="T4652">tř</text:span><text:span text:style-name="T4653">íd<text:s/></text:span><text:span text:style-name="T4654">spol</text:span><text:span text:style-name="T4655">eč</text:span><text:span text:style-name="T4656">nost</text:span><text:span text:style-name="T4657">i a<text:s/></text:span><text:span text:style-name="T4658">z</text:span><text:span text:style-name="T4659">á</text:span><text:span text:style-name="T4660">rov</text:span><text:span text:style-name="T4661">e</text:span><text:span text:style-name="T4662">ň vytvoř</text:span><text:span text:style-name="T4663">i</text:span><text:span text:style-name="T4664">t<text:s/></text:span><text:span text:style-name="T4665">fa</text:span><text:span text:style-name="T4666">nouš</text:span><text:span text:style-name="T4667">k</text:span><text:span text:style-name="T4668">ovs</text:span><text:span text:style-name="T4669">k</text:span><text:span text:style-name="T4670">ou z</text:span><text:span text:style-name="T4671">ák</text:span><text:span text:style-name="T4672">l</text:span><text:span text:style-name="T4673">ad</text:span><text:span text:style-name="T4674">nu n</text:span><text:span text:style-name="T4675">ad</text:span><text:span text:style-name="T4676">š</text:span><text:span text:style-name="T4677">e</text:span><text:span text:style-name="T4678">n</text:span><text:span text:style-name="T4679">c</text:span><text:span text:style-name="T4680">ů motorsportu</text:span><text:span text:style-name="T4681">.</text:span></text:p>
      <text:p text:style-name="P4682"><text:span text:style-name="T4683">A</text:span><text:span text:style-name="T4684">u</text:span><text:span text:style-name="T4685">di<text:s/></text:span><text:span text:style-name="T4686">S</text:span><text:span text:style-name="T4687">port ovš</text:span><text:span text:style-name="T4688">e</text:span><text:span text:style-name="T4689">m st</text:span><text:span text:style-name="T4690">á</text:span><text:span text:style-name="T4691">l</text:span><text:span text:style-name="T4692">e f</text:span><text:span text:style-name="T4693">un</text:span><text:span text:style-name="T4694">g</text:span><text:span text:style-name="T4695">u</text:span><text:span text:style-name="T4696">je<text:s/></text:span><text:span text:style-name="T4697">s v</text:span><text:span text:style-name="T4698">i</text:span><text:span text:style-name="T4699">zu</text:span><text:span text:style-name="T4700">á</text:span><text:span text:style-name="T4701">ln</text:span><text:span text:style-name="T4702">í</text:span><text:span text:style-name="T4703">m</text:span><text:span text:style-name="T4704">i e</text:span><text:span text:style-name="T4705">l</text:span><text:span text:style-name="T4706">e</text:span><text:span text:style-name="T4707">m</text:span><text:span text:style-name="T4708">e</text:span><text:span text:style-name="T4709">nty m</text:span><text:span text:style-name="T4710">a</text:span><text:span text:style-name="T4711">t</text:span><text:span text:style-name="T4712">e</text:span><text:span text:style-name="T4713">řs</text:span><text:span text:style-name="T4714">kéh</text:span><text:span text:style-name="T4715">o<text:s/></text:span><text:span text:style-name="T4716">A</text:span><text:span text:style-name="T4717">u</text:span><text:span text:style-name="T4718">di</text:span><text:span text:style-name="T4719">,<text:s/></text:span><text:span text:style-name="T4720">c</text:span><text:span text:style-name="T4721">ož up</text:span><text:span text:style-name="T4722">e</text:span><text:span text:style-name="T4723">vňu</text:span><text:span text:style-name="T4724">je<text:s/></text:span><text:span text:style-name="T4725">st</text:span><text:span text:style-name="T4726">a</text:span><text:span text:style-name="T4727">tus</text:span></text:p>
      <text:p text:style-name="P4728"><text:span text:style-name="T4729">zn</text:span><text:span text:style-name="T4730">ačk</text:span><text:span text:style-name="T4731">y<text:s/></text:span><text:span text:style-name="T4732">jak</text:span><text:span text:style-name="T4733">o mo</text:span><text:span text:style-name="T4734">de</text:span><text:span text:style-name="T4735">rn</text:span><text:span text:style-name="T4736">í</text:span><text:span text:style-name="T4737">,<text:s/></text:span><text:span text:style-name="T4738">po</text:span><text:span text:style-name="T4739">k</text:span><text:span text:style-name="T4740">ro</text:span><text:span text:style-name="T4741">k</text:span><text:span text:style-name="T4742">ov</text:span><text:span text:style-name="T4743">é a<text:s/></text:span><text:span text:style-name="T4744">luxusn</text:span><text:span text:style-name="T4745">í</text:span><text:span text:style-name="T4746">.</text:span></text:p>
      <text:p text:style-name="P4747"><text:span text:style-name="T4748">C</text:span><text:span text:style-name="T4749">a</text:span><text:span text:style-name="T4750">s</text:span><text:span text:style-name="T4751">e<text:s/></text:span><text:span text:style-name="T4752">stu</text:span><text:span text:style-name="T4753">d</text:span><text:span text:style-name="T4754">y<text:s/></text:span><text:span text:style-name="T4755">(</text:span><text:span text:style-name="T4756">je<text:s/></text:span><text:span text:style-name="T4757">z<text:s/></text:span><text:span text:style-name="T4758">2010,<text:s/></text:span><text:span text:style-name="T4759">možn</text:span><text:span text:style-name="T4760">á<text:s/></text:span><text:span text:style-name="T4761">tro</text:span><text:span text:style-name="T4762">ch</text:span><text:span text:style-name="T4763">u st</text:span><text:span text:style-name="T4764">a</text:span><text:span text:style-name="T4765">rš</text:span><text:span text:style-name="T4766">í a</text:span><text:span text:style-name="T4767">l</text:span><text:span text:style-name="T4768">e f</text:span><text:span text:style-name="T4769">urt m</text:span><text:span text:style-name="T4770">i<text:s/></text:span><text:span text:style-name="T4771">př</text:span><text:span text:style-name="T4772">ijde d</text:span><text:span text:style-name="T4773">o</text:span><text:span text:style-name="T4774">b</text:span><text:span text:style-name="T4775">r</text:span><text:span text:style-name="T4776">á a<text:s/></text:span><text:span text:style-name="T4777">srozum</text:span><text:span text:style-name="T4778">i</text:span><text:span text:style-name="T4779">t</text:span><text:span text:style-name="T4780">e</text:span><text:span text:style-name="T4781">ln</text:span><text:span text:style-name="T4782">á</text:span><text:span text:style-name="T4783">)</text:span></text:p>
      <text:p text:style-name="P4784"><text:span text:style-name="T4785">Z</text:span><text:span text:style-name="T4786">d</text:span><text:span text:style-name="T4787">ro</text:span><text:span text:style-name="T4788">j</text:span><text:span text:style-name="T4789">:<text:s/></text:span><text:span text:style-name="T4790">V</text:span><text:span text:style-name="T4791">ys</text:span><text:span text:style-name="T4792">ekal</text:span><text:span text:style-name="T4793">ov</text:span><text:span text:style-name="T4794">á</text:span><text:span text:style-name="T4795">,<text:s/></text:span><text:span text:style-name="T4796">M</text:span><text:span text:style-name="T4797">ike</text:span><text:span text:style-name="T4798">š</text:span><text:span text:style-name="T4799">,<text:s/></text:span><text:span text:style-name="T4800">B</text:span><text:span text:style-name="T4801">i</text:span><text:span text:style-name="T4802">n</text:span><text:span text:style-name="T4803">a</text:span><text:span text:style-name="T4804">r</text:span><text:span text:style-name="T4805">:<text:s/></text:span><text:span text:style-name="T4806">I</text:span><text:span text:style-name="T4807">m</text:span><text:span text:style-name="T4808">age a fi</text:span><text:span text:style-name="T4809">r</text:span><text:span text:style-name="T4810">e</text:span><text:span text:style-name="T4811">mn</text:span><text:span text:style-name="T4812">í ide</text:span><text:span text:style-name="T4813">nt</text:span><text:span text:style-name="T4814">i</text:span><text:span text:style-name="T4815">t</text:span><text:span text:style-name="T4816">a<text:s/></text:span><text:span text:style-name="T4817">- 2.<text:s/></text:span><text:span text:style-name="T4818">vy</text:span><text:span text:style-name="T4819">dá</text:span><text:span text:style-name="T4820">n</text:span><text:span text:style-name="T4821">í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3Font_14" svg:font-family="T3Font_14" style:font-family-generic="swiss" svg:panose-1="0 0 0 0 0 0 0 0 0 0"/>
    <style:font-face style:name="T3Font_15" svg:font-family="T3Font_15" style:font-family-generic="swiss" svg:panose-1="0 0 0 0 0 0 0 0 0 0"/>
    <style:font-face style:name="T3Font_16" svg:font-family="T3Font_16" style:font-family-generic="swiss" svg:panose-1="0 0 0 0 0 0 0 0 0 0"/>
    <style:font-face style:name="T3Font_17" svg:font-family="T3Font_17" style:font-family-generic="swiss" svg:panose-1="0 0 0 0 0 0 0 0 0 0"/>
    <style:font-face style:name="T3Font_18" svg:font-family="T3Font_18" style:font-family-generic="swiss" svg:panose-1="0 0 0 0 0 0 0 0 0 0"/>
    <style:font-face style:name="T3Font_19" svg:font-family="T3Font_19" style:font-family-generic="swiss" svg:panose-1="0 0 0 0 0 0 0 0 0 0"/>
    <style:font-face style:name="T3Font_20" svg:font-family="T3Font_20" style:font-family-generic="swiss" svg:panose-1="0 0 0 0 0 0 0 0 0 0"/>
    <style:font-face style:name="T3Font_21" svg:font-family="T3Font_21" style:font-family-generic="swiss" svg:panose-1="0 0 0 0 0 0 0 0 0 0"/>
    <style:font-face style:name="T3Font_22" svg:font-family="T3Font_22" style:font-family-generic="swiss" svg:panose-1="0 0 0 0 0 0 0 0 0 0"/>
    <style:font-face style:name="T3Font_23" svg:font-family="T3Font_23" style:font-family-generic="swiss" svg:panose-1="0 0 0 0 0 0 0 0 0 0"/>
    <style:font-face style:name="T3Font_24" svg:font-family="T3Font_24" style:font-family-generic="swiss" svg:panose-1="0 0 0 0 0 0 0 0 0 0"/>
    <style:font-face style:name="T3Font_25" svg:font-family="T3Font_25" style:font-family-generic="swiss" svg:panose-1="0 0 0 0 0 0 0 0 0 0"/>
    <style:font-face style:name="T3Font_27" svg:font-family="T3Font_27" style:font-family-generic="swiss" svg:panose-1="0 0 0 0 0 0 0 0 0 0"/>
    <style:font-face style:name="T3Font_28" svg:font-family="T3Font_28" style:font-family-generic="swiss" svg:panose-1="0 0 0 0 0 0 0 0 0 0"/>
    <style:font-face style:name="T3Font_29" svg:font-family="T3Font_29" style:font-family-generic="swiss" svg:panose-1="0 0 0 0 0 0 0 0 0 0"/>
    <style:font-face style:name="T3Font_30" svg:font-family="T3Font_30" style:font-family-generic="swiss" svg:panose-1="0 0 0 0 0 0 0 0 0 0"/>
    <style:font-face style:name="T3Font_26" svg:font-family="T3Font_26" style:font-family-generic="swiss" svg:panose-1="0 0 0 0 0 0 0 0 0 0"/>
    <style:font-face style:name="T3Font_31" svg:font-family="T3Font_31" style:font-family-generic="swiss" svg:panose-1="0 0 0 0 0 0 0 0 0 0"/>
    <style:font-face style:name="T3Font_32" svg:font-family="T3Font_32" style:font-family-generic="swiss" svg:panose-1="0 0 0 0 0 0 0 0 0 0"/>
    <style:font-face style:name="T3Font_33" svg:font-family="T3Font_33" style:font-family-generic="swiss" svg:panose-1="0 0 0 0 0 0 0 0 0 0"/>
    <style:font-face style:name="T3Font_34" svg:font-family="T3Font_34" style:font-family-generic="swiss" svg:panose-1="0 0 0 0 0 0 0 0 0 0"/>
    <style:font-face style:name="T3Font_35" svg:font-family="T3Font_35" style:font-family-generic="swiss" svg:panose-1="0 0 0 0 0 0 0 0 0 0"/>
    <style:font-face style:name="T3Font_37" svg:font-family="T3Font_37" style:font-family-generic="swiss" svg:panose-1="0 0 0 0 0 0 0 0 0 0"/>
    <style:font-face style:name="T3Font_38" svg:font-family="T3Font_38" style:font-family-generic="swiss" svg:panose-1="0 0 0 0 0 0 0 0 0 0"/>
    <style:font-face style:name="T3Font_39" svg:font-family="T3Font_39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18T11:24:00Z</meta:creation-date>
    <dc:date>2023-05-18T11:25:00Z</dc:date>
    <meta:template xlink:href="Normal.dotm" xlink:type="simple"/>
    <meta:editing-cycles>1</meta:editing-cycles>
    <meta:editing-duration>PT60S</meta:editing-duration>
    <meta:document-statistic meta:page-count="5" meta:paragraph-count="19" meta:word-count="1438" meta:character-count="9906" meta:row-count="70" meta:non-whitespace-character-count="8487"/>
  </office:meta>
</office:document-meta>
</file>